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64in"/>
    </style:style>
    <style:style style:name="co3" style:family="table-column">
      <style:table-column-properties fo:break-before="auto" style:column-width="0.9118in"/>
    </style:style>
    <style:style style:name="co4" style:family="table-column">
      <style:table-column-properties fo:break-before="auto" style:column-width="2.2055in"/>
    </style:style>
    <style:style style:name="ro1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/>
    <style:style style:name="ce2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39">
      <style:table-cell-properties fo:wrap-option="wrap"/>
      <style:text-properties style:use-window-font-color="true"/>
    </style:style>
    <style:style style:name="ce4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1" style:family="table-cell" style:parent-style-name="Default" style:data-style-name="N37">
      <style:table-cell-properties fo:wrap-option="wrap"/>
      <style:text-properties style:use-window-font-color="true"/>
    </style:style>
    <style:style style:name="ce12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3" style:family="table-cell" style:parent-style-name="Default" style:data-style-name="N39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39">
      <style:table-cell-properties fo:wrap-option="no-wrap"/>
      <style:text-properties style:use-window-font-color="true"/>
    </style:style>
    <style:style style:name="ce15" style:family="table-cell" style:parent-style-name="Default" style:data-style-name="N39"/>
    <style:style style:name="ce16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7" style:family="table-cell" style:parent-style-name="Default" style:data-style-name="N39">
      <style:text-properties style:use-window-font-color="true"/>
    </style:style>
    <style:style style:name="ce18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9" style:family="table-cell" style:parent-style-name="Default">
      <style:table-cell-properties fo:wrap-option="no-wrap"/>
      <style:text-properties style:use-window-font-color="true"/>
    </style:style>
    <style:style style:name="ce20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21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22" style:family="table-cell" style:parent-style-name="Default" style:data-style-name="N39">
      <style:table-cell-properties fo:background-color="#e6e6fa"/>
      <style:text-properties style:use-window-font-color="true"/>
    </style:style>
    <style:style style:name="ce23" style:family="table-cell" style:parent-style-name="Default">
      <style:table-cell-properties fo:wrap-option="wrap"/>
      <style:text-properties style:use-window-font-color="true"/>
    </style:style>
    <style:style style:name="ce2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25" style:family="table-cell" style:parent-style-name="Default" style:data-style-name="N39">
      <style:table-cell-properties fo:background-color="#c71585"/>
      <style:text-properties style:use-window-font-color="true"/>
    </style:style>
    <style:style style:name="ce26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1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32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3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3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37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table:table-source xlink:type="simple" xlink:href="../../master%20data%20harvest.ods" table:table-name="Dates Ref" table:filter-name="calc8"/>
        <table:table-column table:style-name="co1" table:default-cell-style-name="ce3"/>
        <table:table-column table:style-name="co1" table:number-columns-repeated="2" table:default-cell-style-name="ce11"/>
        <table:table-column table:style-name="co1" table:default-cell-style-name="ce19"/>
        <table:table-column table:style-name="co1" table:default-cell-style-name="ce23"/>
        <table:table-column table:style-name="co1" table:default-cell-style-name="ce19"/>
        <table:table-column table:style-name="co1" table:default-cell-style-name="ce23"/>
        <table:table-column table:style-name="co1" table:default-cell-style-name="ce19"/>
        <table:table-column table:style-name="co1" table:default-cell-style-name="ce3"/>
        <table:table-column table:style-name="co1" table:default-cell-style-name="ce19"/>
        <table:table-column table:style-name="co1" table:default-cell-style-name="ce3"/>
        <table:table-column table:style-name="co1" table:default-cell-style-name="ce19"/>
        <table:table-column table:style-name="co1" table:default-cell-style-name="ce3"/>
        <table:table-column table:style-name="co1" table:default-cell-style-name="ce19"/>
        <table:table-column table:style-name="co1" table:default-cell-style-name="ce23"/>
        <table:table-column table:style-name="co1" table:visibility="collapse" table:default-cell-style-name="ce19"/>
        <table:table-column table:style-name="co1" table:default-cell-style-name="ce3"/>
        <table:table-column table:style-name="co2" table:default-cell-style-name="ce23"/>
        <table:table-column table:style-name="co1" table:visibility="collapse" table:default-cell-style-name="ce19"/>
        <table:table-column table:style-name="co1" table:number-columns-repeated="2" table:default-cell-style-name="ce23"/>
        <table:table-column table:style-name="co1" table:default-cell-style-name="ce19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23"/>
        <table:table-column table:style-name="co1" table:number-columns-repeated="1002" table:default-cell-style-name="ce23"/>
        <table:table-row table:style-name="ro1">
          <table:table-cell table:style-name="ce2" office:value-type="string" calcext:value-type="string">
            <text:p>Standard Approx Date</text:p>
          </table:table-cell>
          <table:table-cell table:style-name="ce2" office:value-type="string" calcext:value-type="string">
            <text:p>Animanga AO3</text:p>
          </table:table-cell>
          <table:table-cell table:style-name="ce2" office:value-type="string" calcext:value-type="string">
            <text:p>Animanga FFN</text:p>
          </table:table-cell>
          <table:table-cell table:style-name="ce13" office:value-type="string" calcext:value-type="string">
            <text:p>(Notes)</text:p>
          </table:table-cell>
          <table:table-cell table:style-name="ce2" office:value-type="string" calcext:value-type="string">
            <text:p>TV AO3</text:p>
          </table:table-cell>
          <table:table-cell table:style-name="ce13"/>
          <table:table-cell table:style-name="ce2" office:value-type="string" calcext:value-type="string">
            <text:p>TV FFN</text:p>
          </table:table-cell>
          <table:table-cell table:style-name="ce13" office:value-type="string" calcext:value-type="string">
            <text:p>(Notes)</text:p>
          </table:table-cell>
          <table:table-cell table:style-name="ce2" office:value-type="string" calcext:value-type="string">
            <text:p>Games AO3</text:p>
          </table:table-cell>
          <table:table-cell table:style-name="ce13" office:value-type="string" calcext:value-type="string">
            <text:p>(Notes)</text:p>
          </table:table-cell>
          <table:table-cell table:style-name="ce2" office:value-type="string" calcext:value-type="string">
            <text:p>Games FFN</text:p>
          </table:table-cell>
          <table:table-cell table:style-name="ce13" office:value-type="string" calcext:value-type="string">
            <text:p>(Notes)</text:p>
          </table:table-cell>
          <table:table-cell table:style-name="ce2" office:value-type="string" calcext:value-type="string">
            <text:p>Cartoon FFN</text:p>
          </table:table-cell>
          <table:table-cell table:style-name="ce13" office:value-type="string" calcext:value-type="string">
            <text:p>(Link)</text:p>
          </table:table-cell>
          <table:table-cell table:style-name="ce2" office:value-type="string" calcext:value-type="string">
            <text:p>Cartoon AO3</text:p>
          </table:table-cell>
          <table:table-cell table:style-name="ce13" office:value-type="string" calcext:value-type="string">
            <text:p>(Link)</text:p>
          </table:table-cell>
          <table:table-cell table:style-name="ce2" office:value-type="string" calcext:value-type="string">
            <text:p>Chatfics</text:p>
          </table:table-cell>
          <table:table-cell table:style-name="ce34" office:value-type="string" calcext:value-type="string">
            <text:p>AsianFanfics</text:p>
          </table:table-cell>
          <table:table-cell table:style-name="ce36" office:value-type="string" calcext:value-type="string">
            <text:p>(Links)</text:p>
          </table:table-cell>
          <table:table-cell table:style-name="ce34" office:value-type="string" calcext:value-type="string">
            <text:p>K-Pop AO3</text:p>
          </table:table-cell>
          <table:table-cell table:style-name="ce34" office:value-type="string" calcext:value-type="string">
            <text:p>Bandom FFN</text:p>
          </table:table-cell>
          <table:table-cell table:style-name="ce36"/>
          <table:table-cell table:style-name="ce2" office:value-type="string" calcext:value-type="string">
            <text:p>Books FFN</text:p>
          </table:table-cell>
          <table:table-cell table:style-name="ce2" office:value-type="string" calcext:value-type="string">
            <text:p>(Links)</text:p>
          </table:table-cell>
          <table:table-cell table:style-name="ce2" office:value-type="string" calcext:value-type="string">
            <text:p>Books AO3</text:p>
          </table:table-cell>
          <table:table-cell table:style-name="ce34" office:value-type="string" calcext:value-type="string">
            <text:p>Other Refs</text:p>
          </table:table-cell>
          <table:table-cell table:style-name="ce34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3"/>
          <table:table-cell table:style-name="ce8" office:value-type="date" office:date-value="1999-04-29" calcext:value-type="date">
            <text:p>Apr 29, 99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1999-04-29" calcext:value-type="date">
            <text:p>Apr 29, 99</text:p>
          </table:table-cell>
          <table:table-cell table:style-name="ce14" office:value-type="string" calcext:value-type="string">
            <text:p>http://www.fanfiction.net/</text:p>
          </table:table-cell>
          <table:table-cell/>
          <table:table-cell table:style-name="ce14"/>
          <table:table-cell office:value-type="date" office:date-value="1999-04-29" calcext:value-type="date">
            <text:p>Apr 29, 99</text:p>
          </table:table-cell>
          <table:table-cell table:style-name="ce15"/>
          <table:table-cell table:style-name="ce26" office:value-type="date" office:date-value="1999-04-29" calcext:value-type="date">
            <text:p>Apr 29, 99</text:p>
          </table:table-cell>
          <table:table-cell table:style-name="ce29"/>
          <table:table-cell table:style-name="ce32"/>
          <table:table-cell table:style-name="ce29"/>
          <table:table-cell table:number-columns-repeated="9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table:style-name="ce3"/>
          <table:table-cell table:style-name="ce8" office:value-type="date" office:date-value="2000-05-10" calcext:value-type="date">
            <text:p>May 10, 00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0-05-11" calcext:value-type="date">
            <text:p>May 11, 00</text:p>
          </table:table-cell>
          <table:table-cell table:style-name="ce14" office:value-type="string" calcext:value-type="string">
            <text:p>‘/master.cfm?action=story-categories&amp;categoryID=208</text:p>
          </table:table-cell>
          <table:table-cell/>
          <table:table-cell table:style-name="ce14"/>
          <table:table-cell office:value-type="date" office:date-value="2000-05-10" calcext:value-type="date">
            <text:p>May 10, 00</text:p>
          </table:table-cell>
          <table:table-cell table:style-name="ce14" office:value-type="string" calcext:value-type="string">
            <text:p>‘/master.cfm?action=story-categories&amp;categoryID=209</text:p>
          </table:table-cell>
          <table:table-cell table:style-name="ce27"/>
          <table:table-cell table:style-name="ce29"/>
          <table:table-cell table:style-name="ce32"/>
          <table:table-cell table:style-name="ce29"/>
          <table:table-cell table:number-columns-repeated="4"/>
          <table:table-cell table:style-name="ce11" office:value-type="date" office:date-value="2000-05-10" calcext:value-type="date">
            <text:p>05/10/00</text:p>
          </table:table-cell>
          <table:table-cell office:value-type="string" calcext:value-type="string">
            <text:p>master.cfm?action=story-categories&amp;categoryID=210</text:p>
          </table:table-cell>
          <table:table-cell office:value-type="date" office:date-value="2000-05-10" calcext:value-type="date">
            <text:p>May 10, 00</text:p>
          </table:table-cell>
          <table:table-cell table:style-name="ce14" office:value-type="string" calcext:value-type="string">
            <text:p>master.cfm?action=story-categories&amp;categoryID=202</text:p>
          </table:table-cell>
          <table:table-cell table:style-name="Default"/>
          <table:table-cell table:number-columns-repeated="1003"/>
        </table:table-row>
        <table:table-row table:style-name="ro3">
          <table:table-cell office:value-type="date" office:date-value="2000-10-13" calcext:value-type="date">
            <text:p>Oct 13, 00</text:p>
          </table:table-cell>
          <table:table-cell table:style-name="ce3"/>
          <table:table-cell table:style-name="ce8" office:value-type="date" office:date-value="2000-10-29" calcext:value-type="date">
            <text:p>Oct 29, 00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0-10-13" calcext:value-type="date">
            <text:p>Oct 13, 00</text:p>
          </table:table-cell>
          <table:table-cell table:style-name="ce14"/>
          <table:table-cell/>
          <table:table-cell table:style-name="ce14"/>
          <table:table-cell office:value-type="date" office:date-value="2000-10-27" calcext:value-type="date">
            <text:p>Oct 27, 00</text:p>
          </table:table-cell>
          <table:table-cell table:style-name="ce14"/>
          <table:table-cell table:style-name="ce27"/>
          <table:table-cell table:style-name="ce29"/>
          <table:table-cell table:style-name="ce32"/>
          <table:table-cell table:style-name="ce29"/>
          <table:table-cell table:number-columns-repeated="4"/>
          <table:table-cell table:style-name="ce11" office:value-type="date" office:date-value="2000-10-26" calcext:value-type="date">
            <text:p>10/26/00</text:p>
          </table:table-cell>
          <table:table-cell table:number-columns-repeated="1007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table:style-name="ce3"/>
          <table:table-cell table:style-name="ce10" office:value-type="date" office:date-value="2001-04-11" calcext:value-type="date">
            <text:p>Apr 11, 01</text:p>
          </table:table-cell>
          <table:table-cell table:style-name="ce14" office:value-type="string" calcext:value-type="string">
            <text:p>'/sections/anime/index.fic?action=story-categories&amp;categoryID=201</text:p>
          </table:table-cell>
          <table:table-cell table:style-name="ce3"/>
          <table:table-cell table:style-name="ce14"/>
          <table:table-cell table:style-name="ce6" office:value-type="date" office:date-value="2001-04-13" calcext:value-type="date">
            <text:p>Apr 13, 01</text:p>
          </table:table-cell>
          <table:table-cell table:style-name="ce14" office:value-type="string" calcext:value-type="string">
            <text:p>‘/sections/tvshows/index.fic?action=story-categories&amp;categoryID=208</text:p>
          </table:table-cell>
          <table:table-cell/>
          <table:table-cell table:style-name="ce14"/>
          <table:table-cell office:value-type="date" office:date-value="2001-04-13" calcext:value-type="date">
            <text:p>Apr 13, 01</text:p>
          </table:table-cell>
          <table:table-cell table:style-name="ce14" office:value-type="string" calcext:value-type="string">
            <text:p>'/sections/games/index.fic?action=story-categories&amp;categoryID=209</text:p>
          </table:table-cell>
          <table:table-cell table:style-name="ce6" office:value-type="date" office:date-value="2001-04-17" calcext:value-type="date">
            <text:p>Apr 17, 01</text:p>
          </table:table-cell>
          <table:table-cell table:style-name="ce14" office:value-type="string" calcext:value-type="string">
            <text:p>http://fanfiction.net/sections/cartoons/index.fic?action=story-categories&amp;CategoryID=203</text:p>
          </table:table-cell>
          <table:table-cell table:style-name="ce3"/>
          <table:table-cell table:style-name="ce14"/>
          <table:table-cell table:number-columns-repeated="4"/>
          <table:table-cell table:style-name="ce11" office:value-type="date" office:date-value="2001-04-13" calcext:value-type="date">
            <text:p>04/13/01</text:p>
          </table:table-cell>
          <table:table-cell/>
          <table:table-cell office:value-type="date" office:date-value="2001-06-04" calcext:value-type="date">
            <text:p>Jun 4, 01</text:p>
          </table:table-cell>
          <table:table-cell table:style-name="ce14" office:value-type="string" calcext:value-type="string">
            <text:p>sections/books/index.fic?action=story-categories&amp;categoryID=202</text:p>
          </table:table-cell>
          <table:table-cell table:number-columns-repeated="1004"/>
        </table:table-row>
        <table:table-row table:style-name="ro3">
          <table:table-cell office:value-type="date" office:date-value="2001-07-01" calcext:value-type="date">
            <text:p>Jul 1, 01</text:p>
          </table:table-cell>
          <table:table-cell table:style-name="ce3"/>
          <table:table-cell table:style-name="ce10" office:value-type="date" office:date-value="2001-07-03" calcext:value-type="date">
            <text:p>Jul 3, 01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1-07-11" calcext:value-type="date">
            <text:p>Jul 11, 01</text:p>
          </table:table-cell>
          <table:table-cell table:style-name="ce14"/>
          <table:table-cell/>
          <table:table-cell table:style-name="ce14"/>
          <table:table-cell office:value-type="date" office:date-value="2001-07-03" calcext:value-type="date">
            <text:p>Jul 3, 01</text:p>
          </table:table-cell>
          <table:table-cell table:style-name="ce14"/>
          <table:table-cell table:style-name="ce7" office:value-type="date" office:date-value="2001-06-20" calcext:value-type="date">
            <text:p>Jun 20, 01</text:p>
          </table:table-cell>
          <table:table-cell table:style-name="ce14"/>
          <table:table-cell table:style-name="ce3"/>
          <table:table-cell table:style-name="ce14"/>
          <table:table-cell table:number-columns-repeated="1012"/>
        </table:table-row>
        <table:table-row table:style-name="ro3">
          <table:table-cell office:value-type="date" office:date-value="2001-09-10" calcext:value-type="date">
            <text:p>Sep 10, 01</text:p>
          </table:table-cell>
          <table:table-cell table:style-name="ce3"/>
          <table:table-cell table:style-name="ce10" office:value-type="date" office:date-value="2001-09-08" calcext:value-type="date">
            <text:p>Sep 8, 01</text:p>
          </table:table-cell>
          <table:table-cell table:style-name="ce14" office:value-type="string" calcext:value-type="string">
            <text:p>Anime.html</text:p>
          </table:table-cell>
          <table:table-cell table:style-name="ce3"/>
          <table:table-cell table:style-name="ce14"/>
          <table:table-cell table:style-name="ce6" office:value-type="date" office:date-value="2001-09-10" calcext:value-type="date">
            <text:p>Sep 10, 01</text:p>
          </table:table-cell>
          <table:table-cell table:style-name="ce14" office:value-type="string" calcext:value-type="string">
            <text:p>‘/TVShows.html</text:p>
          </table:table-cell>
          <table:table-cell/>
          <table:table-cell table:style-name="ce14"/>
          <table:table-cell office:value-type="date" office:date-value="2001-09-10" calcext:value-type="date">
            <text:p>Sep 10, 01</text:p>
          </table:table-cell>
          <table:table-cell table:style-name="ce14" office:value-type="string" calcext:value-type="string">
            <text:p>'/Games.html</text:p>
          </table:table-cell>
          <table:table-cell table:style-name="ce6" office:value-type="date" office:date-value="2001-09-08" calcext:value-type="date">
            <text:p>Sep 8, 01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1-09-10" calcext:value-type="date">
            <text:p>Sep 10, 01</text:p>
          </table:table-cell>
          <table:table-cell office:value-type="string" calcext:value-type="string">
            <text:p>books.html</text:p>
          </table:table-cell>
          <table:table-cell table:number-columns-repeated="1004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3"/>
          <table:table-cell table:style-name="ce8" office:value-type="date" office:date-value="2001-12-12" calcext:value-type="date">
            <text:p>Dec 12, 01</text:p>
          </table:table-cell>
          <table:table-cell table:style-name="ce14"/>
          <table:table-cell table:style-name="ce3"/>
          <table:table-cell table:style-name="ce14"/>
          <table:table-cell table:style-name="ce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4" office:value-type="string" calcext:value-type="string">
            <text:p>‘/subcats.php?categoryid=208</text:p>
          </table:table-cell>
          <table:table-cell/>
          <table:table-cell table:style-name="ce14"/>
          <table:table-cell office:value-type="date" office:date-value="2001-11-23" calcext:value-type="date">
            <text:p>Nov 23, 01</text:p>
          </table:table-cell>
          <table:table-cell table:style-name="ce14" office:value-type="string" calcext:value-type="string">
            <text:p>'/subcats.php?categoryid=209</text:p>
          </table:table-cell>
          <table:table-cell table:style-name="ce6" office:value-type="date" office:date-value="2001-11-23" calcext:value-type="date">
            <text:p>Nov 23, 01</text:p>
          </table:table-cell>
          <table:table-cell table:style-name="ce14" office:value-type="string" calcext:value-type="string">
            <text:p>http://fanfiction.net/subcats.php?categoryid=203</text:p>
          </table:table-cell>
          <table:table-cell table:style-name="ce3"/>
          <table:table-cell table:style-name="ce14"/>
          <table:table-cell table:number-columns-repeated="4"/>
          <table:table-cell table:style-name="ce11" office:value-type="date" office:date-value="2001-11-23" calcext:value-type="date">
            <text:p>11/23/01</text:p>
          </table:table-cell>
          <table:table-cell/>
          <table:table-cell office:value-type="date" office:date-value="2001-12-12" calcext:value-type="date">
            <text:p>Dec 12, 01</text:p>
          </table:table-cell>
          <table:table-cell table:style-name="ce19" office:value-type="string" calcext:value-type="string">
            <text:p>subcats.php?categoryid=202</text:p>
          </table:table-cell>
          <table:table-cell table:number-columns-repeated="1004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table:style-name="ce3"/>
          <table:table-cell table:style-name="ce10" office:value-type="date" office:date-value="2002-01-25" calcext:value-type="date">
            <text:p>Jan 25, 02</text:p>
          </table:table-cell>
          <table:table-cell table:style-name="ce14" office:value-type="string" calcext:value-type="string">
            <text:p>'/subcats.php?categoryid=201</text:p>
          </table:table-cell>
          <table:table-cell table:style-name="ce3"/>
          <table:table-cell table:style-name="ce14"/>
          <table:table-cell table:style-name="ce6" office:value-type="date" office:date-value="2002-01-23" calcext:value-type="date">
            <text:p>Jan 23, 02</text:p>
          </table:table-cell>
          <table:table-cell table:style-name="ce15"/>
          <table:table-cell/>
          <table:table-cell table:style-name="ce14"/>
          <table:table-cell office:value-type="date" office:date-value="2002-01-23" calcext:value-type="date">
            <text:p>Jan 23, 02</text:p>
          </table:table-cell>
          <table:table-cell table:style-name="ce15"/>
          <table:table-cell table:style-name="ce7" office:value-type="date" office:date-value="2002-02-06" calcext:value-type="date">
            <text:p>Feb 6, 02</text:p>
          </table:table-cell>
          <table:table-cell table:style-name="ce14"/>
          <table:table-cell table:style-name="ce3"/>
          <table:table-cell table:style-name="ce14"/>
          <table:table-cell table:number-columns-repeated="4"/>
          <table:table-cell table:style-name="ce11" office:value-type="date" office:date-value="2002-01-23" calcext:value-type="date">
            <text:p>01/23/02</text:p>
          </table:table-cell>
          <table:table-cell/>
          <table:table-cell office:value-type="date" office:date-value="2002-01-25" calcext:value-type="date">
            <text:p>Jan 25, 02</text:p>
          </table:table-cell>
          <table:table-cell table:number-columns-repeated="1005"/>
        </table:table-row>
        <table:table-row table:style-name="ro3">
          <table:table-cell office:value-type="date" office:date-value="2002-04-05" calcext:value-type="date">
            <text:p>Apr 5, 02</text:p>
          </table:table-cell>
          <table:table-cell table:style-name="ce3"/>
          <table:table-cell table:style-name="ce8" office:value-type="date" office:date-value="2002-04-05" calcext:value-type="date">
            <text:p>Apr 5, 02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2-04-05" calcext:value-type="date">
            <text:p>Apr 5, 02</text:p>
          </table:table-cell>
          <table:table-cell table:style-name="ce14"/>
          <table:table-cell/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3"/>
          <table:table-cell table:style-name="ce14"/>
          <table:table-cell table:number-columns-repeated="1012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table:style-name="ce3"/>
          <table:table-cell table:style-name="ce8" office:value-type="date" office:date-value="2002-06-02" calcext:value-type="date">
            <text:p>Jun 2, 02</text:p>
          </table:table-cell>
          <table:table-cell table:style-name="ce14"/>
          <table:table-cell table:style-name="ce3"/>
          <table:table-cell table:style-name="ce14"/>
          <table:table-cell table:style-name="ce7" office:value-type="date" office:date-value="2002-06-01" calcext:value-type="date">
            <text:p>Jun 1, 02</text:p>
          </table:table-cell>
          <table:table-cell table:style-name="ce14"/>
          <table:table-cell/>
          <table:table-cell table:style-name="ce14"/>
          <table:table-cell office:value-type="date" office:date-value="2002-06-02" calcext:value-type="date">
            <text:p>Jun 2, 02</text:p>
          </table:table-cell>
          <table:table-cell table:style-name="ce14"/>
          <table:table-cell table:style-name="ce22" office:value-type="date" office:date-value="2002-06-01" calcext:value-type="date">
            <text:p>Jun 1, 02</text:p>
          </table:table-cell>
          <table:table-cell table:style-name="ce14"/>
          <table:table-cell table:style-name="ce3"/>
          <table:table-cell table:style-name="ce14"/>
          <table:table-cell table:number-columns-repeated="4"/>
          <table:table-cell table:style-name="ce11" office:value-type="date" office:date-value="2002-06-02" calcext:value-type="date">
            <text:p>06/02/02</text:p>
          </table:table-cell>
          <table:table-cell office:value-type="string" calcext:value-type="string">
            <text:p>subcats.php?categoryid=210</text:p>
          </table:table-cell>
          <table:table-cell office:value-type="date" office:date-value="2002-06-01" calcext:value-type="date">
            <text:p>Jun 1, 02</text:p>
          </table:table-cell>
          <table:table-cell table:number-columns-repeated="1005"/>
        </table:table-row>
        <table:table-row table:style-name="ro3">
          <table:table-cell office:value-type="date" office:date-value="2002-08-10" calcext:value-type="date">
            <text:p>Aug 10, 02</text:p>
          </table:table-cell>
          <table:table-cell table:style-name="ce3"/>
          <table:table-cell table:style-name="ce9"/>
          <table:table-cell table:style-name="ce14"/>
          <table:table-cell table:style-name="ce3"/>
          <table:table-cell table:style-name="ce14"/>
          <table:table-cell table:style-name="ce7" office:value-type="date" office:date-value="2002-08-10" calcext:value-type="date">
            <text:p>Aug 10, 02</text:p>
          </table:table-cell>
          <table:table-cell table:style-name="ce14"/>
          <table:table-cell/>
          <table:table-cell table:style-name="ce14"/>
          <table:table-cell table:style-name="ce21"/>
          <table:table-cell table:style-name="ce14"/>
          <table:table-cell table:style-name="ce22" office:value-type="date" office:date-value="2002-08-10" calcext:value-type="date">
            <text:p>Aug 10, 02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2-08-10" calcext:value-type="date">
            <text:p>Aug 10, 02</text:p>
          </table:table-cell>
          <table:table-cell table:number-columns-repeated="1005"/>
        </table:table-row>
        <table:table-row table:style-name="ro3">
          <table:table-cell office:value-type="date" office:date-value="2002-10-10" calcext:value-type="date">
            <text:p>Oct 10, 02</text:p>
          </table:table-cell>
          <table:table-cell table:style-name="ce3"/>
          <table:table-cell table:style-name="ce9"/>
          <table:table-cell table:style-name="ce14"/>
          <table:table-cell table:style-name="ce3"/>
          <table:table-cell table:style-name="ce14"/>
          <table:table-cell table:style-name="ce6" office:value-type="date" office:date-value="2002-10-03" calcext:value-type="date">
            <text:p>Oct 3, 02</text:p>
          </table:table-cell>
          <table:table-cell table:style-name="ce14"/>
          <table:table-cell/>
          <table:table-cell table:style-name="ce14"/>
          <table:table-cell office:value-type="date" office:date-value="2002-10-03" calcext:value-type="date">
            <text:p>Oct 3, 02</text:p>
          </table:table-cell>
          <table:table-cell table:style-name="ce14"/>
          <table:table-cell table:style-name="ce22" office:value-type="date" office:date-value="2002-10-17" calcext:value-type="date">
            <text:p>Oct 17, 02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2-10-17" calcext:value-type="date">
            <text:p>Oct 17, 02</text:p>
          </table:table-cell>
          <table:table-cell table:number-columns-repeated="1005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3"/>
          <table:table-cell table:style-name="ce8" office:value-type="date" office:date-value="2002-12-07" calcext:value-type="date">
            <text:p>Dec 7, 02</text:p>
          </table:table-cell>
          <table:table-cell table:style-name="ce14"/>
          <table:table-cell table:style-name="ce3"/>
          <table:table-cell table:style-name="ce14"/>
          <table:table-cell table:style-name="ce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4"/>
          <table:table-cell/>
          <table:table-cell table:style-name="ce14"/>
          <table:table-cell office:value-type="date" office:date-value="2002-12-07" calcext:value-type="date">
            <text:p>Dec 7, 02</text:p>
          </table:table-cell>
          <table:table-cell table:style-name="ce14"/>
          <table:table-cell table:style-name="ce28" office:value-type="date" office:date-value="2002-12-07" calcext:value-type="date">
            <text:p>Dec 7, 02</text:p>
          </table:table-cell>
          <table:table-cell table:style-name="ce14"/>
          <table:table-cell table:style-name="ce3"/>
          <table:table-cell table:style-name="ce14"/>
          <table:table-cell table:number-columns-repeated="4"/>
          <table:table-cell office:value-type="string" calcext:value-type="string">
            <text:p>ELIMINATED</text:p>
          </table:table-cell>
          <table:table-cell table:number-columns-repeated="1007"/>
        </table:table-row>
        <table:table-row table:style-name="ro3">
          <table:table-cell office:value-type="date" office:date-value="2003-02-02" calcext:value-type="date">
            <text:p>Feb 2, 03</text:p>
          </table:table-cell>
          <table:table-cell table:style-name="ce3"/>
          <table:table-cell table:style-name="ce9"/>
          <table:table-cell table:style-name="ce14"/>
          <table:table-cell table:style-name="ce3"/>
          <table:table-cell table:style-name="ce14"/>
          <table:table-cell table:style-name="ce7" office:value-type="date" office:date-value="2003-02-10" calcext:value-type="date">
            <text:p>Feb 10, 03</text:p>
          </table:table-cell>
          <table:table-cell table:style-name="ce14"/>
          <table:table-cell/>
          <table:table-cell table:style-name="ce14"/>
          <table:table-cell office:value-type="date" office:date-value="2003-02-07" calcext:value-type="date">
            <text:p>Feb 7, 03</text:p>
          </table:table-cell>
          <table:table-cell table:style-name="ce14"/>
          <table:table-cell table:style-name="ce22" office:value-type="date" office:date-value="2003-02-02" calcext:value-type="date">
            <text:p>Feb 2, 03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3-02-10" calcext:value-type="date">
            <text:p>Feb 10, 03</text:p>
          </table:table-cell>
          <table:table-cell table:number-columns-repeated="1005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table:style-name="ce3"/>
          <table:table-cell table:style-name="ce9"/>
          <table:table-cell table:style-name="ce14"/>
          <table:table-cell table:style-name="ce3"/>
          <table:table-cell table:style-name="ce14"/>
          <table:table-cell table:style-name="ce6" office:value-type="date" office:date-value="2003-04-01" calcext:value-type="date">
            <text:p>Apr 1, 03</text:p>
          </table:table-cell>
          <table:table-cell table:style-name="ce14"/>
          <table:table-cell/>
          <table:table-cell table:style-name="ce14"/>
          <table:table-cell office:value-type="date" office:date-value="2003-04-01" calcext:value-type="date">
            <text:p>Apr 1, 03</text:p>
          </table:table-cell>
          <table:table-cell table:style-name="ce14"/>
          <table:table-cell table:style-name="ce25"/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3-03-24" calcext:value-type="date">
            <text:p>Mar 24, 03</text:p>
          </table:table-cell>
          <table:table-cell table:number-columns-repeated="1005"/>
        </table:table-row>
        <table:table-row table:style-name="ro3">
          <table:table-cell office:value-type="date" office:date-value="2003-06-03" calcext:value-type="date">
            <text:p>Jun 3, 03</text:p>
          </table:table-cell>
          <table:table-cell table:style-name="ce3"/>
          <table:table-cell table:style-name="ce8" office:value-type="date" office:date-value="2003-06-03" calcext:value-type="date">
            <text:p>Jun 3, 03</text:p>
          </table:table-cell>
          <table:table-cell table:style-name="ce14"/>
          <table:table-cell table:style-name="ce3"/>
          <table:table-cell table:style-name="ce14"/>
          <table:table-cell table:style-name="ce7" office:value-type="date" office:date-value="2003-06-02" calcext:value-type="date">
            <text:p>Jun 2, 03</text:p>
          </table:table-cell>
          <table:table-cell table:style-name="ce14"/>
          <table:table-cell/>
          <table:table-cell table:style-name="ce14"/>
          <table:table-cell office:value-type="date" office:date-value="2003-06-02" calcext:value-type="date">
            <text:p>Jun 2, 03</text:p>
          </table:table-cell>
          <table:table-cell table:style-name="ce14"/>
          <table:table-cell table:style-name="ce22" office:value-type="date" office:date-value="2003-06-02" calcext:value-type="date">
            <text:p>Jun 2, 03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3-06-02" calcext:value-type="date">
            <text:p>Jun 2, 03</text:p>
          </table:table-cell>
          <table:table-cell table:number-columns-repeated="1005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table:style-name="ce3"/>
          <table:table-cell table:style-name="ce8" office:value-type="date" office:date-value="2004-04-04" calcext:value-type="date">
            <text:p>Apr 4, 04</text:p>
          </table:table-cell>
          <table:table-cell table:style-name="ce14"/>
          <table:table-cell table:style-name="ce3"/>
          <table:table-cell table:style-name="ce14"/>
          <table:table-cell table:style-name="ce21"/>
          <table:table-cell table:style-name="ce14"/>
          <table:table-cell/>
          <table:table-cell table:style-name="ce14"/>
          <table:table-cell office:value-type="date" office:date-value="2004-04-04" calcext:value-type="date">
            <text:p>Apr 4, 04</text:p>
          </table:table-cell>
          <table:table-cell table:style-name="ce14"/>
          <table:table-cell table:style-name="ce22" office:value-type="date" office:date-value="2004-04-04" calcext:value-type="date">
            <text:p>Apr 4, 04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4-04-04" calcext:value-type="date">
            <text:p>Apr 4, 04</text:p>
          </table:table-cell>
          <table:table-cell table:number-columns-repeated="1005"/>
        </table:table-row>
        <table:table-row table:style-name="ro3">
          <table:table-cell office:value-type="date" office:date-value="2004-06-10" calcext:value-type="date">
            <text:p>Jun 10, 04</text:p>
          </table:table-cell>
          <table:table-cell table:style-name="ce3"/>
          <table:table-cell table:style-name="ce10" office:value-type="date" office:date-value="2004-06-10" calcext:value-type="date">
            <text:p>Jun 10, 04</text:p>
          </table:table-cell>
          <table:table-cell table:style-name="ce14"/>
          <table:table-cell table:style-name="ce3"/>
          <table:table-cell table:style-name="ce14"/>
          <table:table-cell table:style-name="ce21"/>
          <table:table-cell table:style-name="ce14"/>
          <table:table-cell/>
          <table:table-cell table:style-name="ce14"/>
          <table:table-cell office:value-type="date" office:date-value="2004-06-19" calcext:value-type="date">
            <text:p>Jun 19, 04</text:p>
          </table:table-cell>
          <table:table-cell table:style-name="ce14"/>
          <table:table-cell table:style-name="ce22" office:value-type="date" office:date-value="2004-06-10" calcext:value-type="date">
            <text:p>Jun 10, 04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4-06-10" calcext:value-type="date">
            <text:p>Jun 10, 04</text:p>
          </table:table-cell>
          <table:table-cell table:number-columns-repeated="1005"/>
        </table:table-row>
        <table:table-row table:style-name="ro3">
          <table:table-cell office:value-type="date" office:date-value="2004-09-06" calcext:value-type="date">
            <text:p>Sep 6, 04</text:p>
          </table:table-cell>
          <table:table-cell table:style-name="ce3"/>
          <table:table-cell table:style-name="ce9"/>
          <table:table-cell table:style-name="ce14" office:value-type="string" calcext:value-type="string">
            <text:p>'/cat/201</text:p>
          </table:table-cell>
          <table:table-cell table:style-name="ce3"/>
          <table:table-cell table:style-name="ce14"/>
          <table:table-cell table:style-name="ce6" office:value-type="date" office:date-value="2004-09-06" calcext:value-type="date">
            <text:p>Sep 6, 04</text:p>
          </table:table-cell>
          <table:table-cell table:style-name="ce14" office:value-type="string" calcext:value-type="string">
            <text:p>‘/cat/208/</text:p>
          </table:table-cell>
          <table:table-cell/>
          <table:table-cell table:style-name="ce14"/>
          <table:table-cell table:style-name="ce21"/>
          <table:table-cell table:style-name="ce14"/>
          <table:table-cell table:style-name="ce25"/>
          <table:table-cell table:style-name="ce14"/>
          <table:table-cell table:style-name="ce3"/>
          <table:table-cell table:style-name="ce14"/>
          <table:table-cell table:number-columns-repeated="1012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table:style-name="ce3"/>
          <table:table-cell table:style-name="ce8" office:value-type="date" office:date-value="2004-10-12" calcext:value-type="date">
            <text:p>Oct 12, 04</text:p>
          </table:table-cell>
          <table:table-cell table:style-name="ce14"/>
          <table:table-cell table:style-name="ce3"/>
          <table:table-cell table:style-name="ce14"/>
          <table:table-cell table:style-name="ce7" office:value-type="date" office:date-value="2004-10-12" calcext:value-type="date">
            <text:p>Oct 12, 04</text:p>
          </table:table-cell>
          <table:table-cell table:style-name="ce14"/>
          <table:table-cell/>
          <table:table-cell table:style-name="ce14"/>
          <table:table-cell office:value-type="date" office:date-value="2004-10-12" calcext:value-type="date">
            <text:p>Oct 12, 04</text:p>
          </table:table-cell>
          <table:table-cell table:style-name="ce14" office:value-type="string" calcext:value-type="string">
            <text:p>'/cat/209/</text:p>
          </table:table-cell>
          <table:table-cell table:style-name="ce6" office:value-type="date" office:date-value="2004-10-01" calcext:value-type="date">
            <text:p>Oct 1, 04</text:p>
          </table:table-cell>
          <table:table-cell table:style-name="ce14" office:value-type="string" calcext:value-type="string">
            <text:p>https://www.fanfiction.net/cat/203/</text:p>
          </table:table-cell>
          <table:table-cell table:style-name="ce3"/>
          <table:table-cell table:style-name="ce14"/>
          <table:table-cell table:number-columns-repeated="6"/>
          <table:table-cell office:value-type="date" office:date-value="2004-10-12" calcext:value-type="date">
            <text:p>Oct 12, 04</text:p>
          </table:table-cell>
          <table:table-cell table:number-columns-repeated="1005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3"/>
          <table:table-cell table:style-name="ce10" office:value-type="date" office:date-value="2004-12-11" calcext:value-type="date">
            <text:p>Dec 11, 04</text:p>
          </table:table-cell>
          <table:table-cell table:style-name="ce14"/>
          <table:table-cell table:style-name="ce3"/>
          <table:table-cell table:style-name="ce14"/>
          <table:table-cell table:style-name="ce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4"/>
          <table:table-cell/>
          <table:table-cell table:style-name="ce14"/>
          <table:table-cell office:value-type="date" office:date-value="2004-12-09" calcext:value-type="date">
            <text:p>Dec 9, 04</text:p>
          </table:table-cell>
          <table:table-cell table:style-name="ce14"/>
          <table:table-cell table:style-name="ce22" office:value-type="date" office:date-value="2004-12-10" calcext:value-type="date">
            <text:p>Dec 10, 04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4-12-10" calcext:value-type="date">
            <text:p>Dec 10, 04</text:p>
          </table:table-cell>
          <table:table-cell table:number-columns-repeated="1005"/>
        </table:table-row>
        <table:table-row table:style-name="ro3">
          <table:table-cell office:value-type="date" office:date-value="2005-01-01" calcext:value-type="date">
            <text:p>Jan 1, 05</text:p>
          </table:table-cell>
          <table:table-cell table:style-name="ce3"/>
          <table:table-cell table:style-name="ce8" office:value-type="date" office:date-value="2005-01-01" calcext:value-type="date">
            <text:p>Jan 1, 05</text:p>
          </table:table-cell>
          <table:table-cell table:style-name="ce15"/>
          <table:table-cell table:style-name="ce3"/>
          <table:table-cell table:style-name="ce14"/>
          <table:table-cell table:style-name="ce6" office:value-type="date" office:date-value="2005-01-01" calcext:value-type="date">
            <text:p>Jan 1, 05</text:p>
          </table:table-cell>
          <table:table-cell table:style-name="ce15"/>
          <table:table-cell/>
          <table:table-cell table:style-name="ce14"/>
          <table:table-cell office:value-type="date" office:date-value="2005-01-02" calcext:value-type="date">
            <text:p>Jan 2, 05</text:p>
          </table:table-cell>
          <table:table-cell table:style-name="ce14"/>
          <table:table-cell table:style-name="ce28" office:value-type="date" office:date-value="2005-01-04" calcext:value-type="date">
            <text:p>Jan 4, 05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5-01-05" calcext:value-type="date">
            <text:p>Jan 5, 05</text:p>
          </table:table-cell>
          <table:table-cell table:number-columns-repeated="1005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table:style-name="ce3"/>
          <table:table-cell table:style-name="ce8" office:value-type="date" office:date-value="2005-04-01" calcext:value-type="date">
            <text:p>Apr 1, 05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5-04-01" calcext:value-type="date">
            <text:p>Apr 1, 05</text:p>
          </table:table-cell>
          <table:table-cell table:style-name="ce14"/>
          <table:table-cell/>
          <table:table-cell table:style-name="ce14"/>
          <table:table-cell office:value-type="date" office:date-value="2005-04-01" calcext:value-type="date">
            <text:p>Apr 1, 05</text:p>
          </table:table-cell>
          <table:table-cell table:style-name="ce14"/>
          <table:table-cell table:style-name="ce22" office:value-type="date" office:date-value="2005-04-01" calcext:value-type="date">
            <text:p>Apr 1, 05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5-04-01" calcext:value-type="date">
            <text:p>Apr 1, 05</text:p>
          </table:table-cell>
          <table:table-cell table:number-columns-repeated="1005"/>
        </table:table-row>
        <table:table-row table:style-name="ro3">
          <table:table-cell office:value-type="date" office:date-value="2006-10-15" calcext:value-type="date">
            <text:p>Oct 15, 06</text:p>
          </table:table-cell>
          <table:table-cell table:style-name="ce3"/>
          <table:table-cell table:style-name="ce8" office:value-type="date" office:date-value="2006-10-13" calcext:value-type="date">
            <text:p>Oct 13, 06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6-10-16" calcext:value-type="date">
            <text:p>Oct 16, 06</text:p>
          </table:table-cell>
          <table:table-cell table:style-name="ce14"/>
          <table:table-cell/>
          <table:table-cell table:style-name="ce14"/>
          <table:table-cell office:value-type="date" office:date-value="2006-10-13" calcext:value-type="date">
            <text:p>Oct 13, 06</text:p>
          </table:table-cell>
          <table:table-cell table:style-name="ce14"/>
          <table:table-cell table:style-name="ce22" office:value-type="date" office:date-value="2006-10-13" calcext:value-type="date">
            <text:p>Oct 13, 06</text:p>
          </table:table-cell>
          <table:table-cell table:style-name="ce30"/>
          <table:table-cell table:style-name="ce3"/>
          <table:table-cell table:style-name="ce14"/>
          <table:table-cell table:number-columns-repeated="6"/>
          <table:table-cell office:value-type="date" office:date-value="2006-10-13" calcext:value-type="date">
            <text:p>Oct 13, 06</text:p>
          </table:table-cell>
          <table:table-cell table:number-columns-repeated="1005"/>
        </table:table-row>
        <table:table-row table:style-name="ro3">
          <table:table-cell office:value-type="date" office:date-value="2007-06-30" calcext:value-type="date">
            <text:p>Jun 30, 07</text:p>
          </table:table-cell>
          <table:table-cell table:style-name="ce3"/>
          <table:table-cell table:style-name="ce8" office:value-type="date" office:date-value="2007-06-30" calcext:value-type="date">
            <text:p>Jun 30, 07</text:p>
          </table:table-cell>
          <table:table-cell table:style-name="ce14" office:value-type="string" calcext:value-type="string">
            <text:p>'/anime/</text:p>
          </table:table-cell>
          <table:table-cell table:style-name="ce3"/>
          <table:table-cell table:style-name="ce14"/>
          <table:table-cell table:style-name="ce6" office:value-type="date" office:date-value="2007-06-30" calcext:value-type="date">
            <text:p>Jun 30, 07</text:p>
          </table:table-cell>
          <table:table-cell table:style-name="ce14" office:value-type="string" calcext:value-type="string">
            <text:p>‘/tv/</text:p>
          </table:table-cell>
          <table:table-cell/>
          <table:table-cell table:style-name="ce14"/>
          <table:table-cell table:style-name="ce6" office:value-type="date" office:date-value="2007-06-30" calcext:value-type="date">
            <text:p>Jun 30, 07</text:p>
          </table:table-cell>
          <table:table-cell table:style-name="ce14" office:value-type="string" calcext:value-type="string">
            <text:p>‘/game/</text:p>
          </table:table-cell>
          <table:table-cell table:style-name="ce22" office:value-type="date" office:date-value="2007-06-30" calcext:value-type="date">
            <text:p>Jun 30, 07</text:p>
          </table:table-cell>
          <table:table-cell table:style-name="ce14" office:value-type="string" calcext:value-type="string">
            <text:p>'/cartoon/</text:p>
          </table:table-cell>
          <table:table-cell table:style-name="ce3"/>
          <table:table-cell table:style-name="ce14"/>
          <table:table-cell table:number-columns-repeated="6"/>
          <table:table-cell office:value-type="date" office:date-value="2007-06-30" calcext:value-type="date">
            <text:p>Jun 30, 07</text:p>
          </table:table-cell>
          <table:table-cell table:number-columns-repeated="1005"/>
        </table:table-row>
        <table:table-row table:style-name="ro3">
          <table:table-cell office:value-type="date" office:date-value="2007-10-11" calcext:value-type="date">
            <text:p>Oct 11, 07</text:p>
          </table:table-cell>
          <table:table-cell table:style-name="ce3"/>
          <table:table-cell table:style-name="ce10" office:value-type="date" office:date-value="2007-10-11" calcext:value-type="date">
            <text:p>Oct 11, 07</text:p>
          </table:table-cell>
          <table:table-cell table:style-name="ce14"/>
          <table:table-cell table:style-name="ce3"/>
          <table:table-cell table:style-name="ce14"/>
          <table:table-cell table:style-name="ce7" office:value-type="date" office:date-value="2007-09-29" calcext:value-type="date">
            <text:p>Sep 29, 07</text:p>
          </table:table-cell>
          <table:table-cell table:style-name="ce14"/>
          <table:table-cell/>
          <table:table-cell table:style-name="ce14"/>
          <table:table-cell table:style-name="ce21"/>
          <table:table-cell table:style-name="ce14"/>
          <table:table-cell table:style-name="ce22" office:value-type="date" office:date-value="2007-10-11" calcext:value-type="date">
            <text:p>Oct 11, 07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7-10-11" calcext:value-type="date">
            <text:p>Oct 11, 07</text:p>
          </table:table-cell>
          <table:table-cell table:number-columns-repeated="1005"/>
        </table:table-row>
        <table:table-row table:style-name="ro3">
          <table:table-cell office:value-type="date" office:date-value="2009-02-24" calcext:value-type="date">
            <text:p>Feb 24, 09</text:p>
          </table:table-cell>
          <table:table-cell table:style-name="ce3"/>
          <table:table-cell table:style-name="ce8" office:value-type="date" office:date-value="2009-02-24" calcext:value-type="date">
            <text:p>Feb 24, 09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9-02-24" calcext:value-type="date">
            <text:p>Feb 24, 09</text:p>
          </table:table-cell>
          <table:table-cell table:style-name="ce14"/>
          <table:table-cell/>
          <table:table-cell table:style-name="ce14"/>
          <table:table-cell table:style-name="ce6" office:value-type="date" office:date-value="2009-02-24" calcext:value-type="date">
            <text:p>Feb 24, 09</text:p>
          </table:table-cell>
          <table:table-cell table:style-name="ce14"/>
          <table:table-cell table:style-name="ce22" office:value-type="date" office:date-value="2009-02-24" calcext:value-type="date">
            <text:p>Feb 24, 09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9-02-24" calcext:value-type="date">
            <text:p>Feb 24, 09</text:p>
          </table:table-cell>
          <table:table-cell table:number-columns-repeated="1005"/>
        </table:table-row>
        <table:table-row table:style-name="ro3">
          <table:table-cell table:style-name="ce4" office:value-type="date" office:date-value="2009-10-15" calcext:value-type="date">
            <text:p>Oct 15, 09</text:p>
          </table:table-cell>
          <table:table-cell table:style-name="ce5"/>
          <table:table-cell table:style-name="ce12" office:value-type="date" office:date-value="2009-10-27" calcext:value-type="date">
            <text:p>Oct 27, 09</text:p>
          </table:table-cell>
          <table:table-cell table:style-name="ce16" office:value-type="string" calcext:value-type="string">
            <text:p>http://archiveofourown.org/media/Anime &amp; Manga/fandoms</text:p>
          </table:table-cell>
          <table:table-cell table:style-name="ce20" office:value-type="date" office:date-value="2009-10-06" calcext:value-type="date">
            <text:p>Oct 6, 09</text:p>
          </table:table-cell>
          <table:table-cell table:style-name="ce16" office:value-type="string" calcext:value-type="string">
            <text:p>*will vary with letter</text:p>
          </table:table-cell>
          <table:table-cell table:style-name="ce20" office:value-type="date" office:date-value="2009-10-27" calcext:value-type="date">
            <text:p>Oct 27, 09</text:p>
          </table:table-cell>
          <table:table-cell table:style-name="ce16" office:value-type="string" calcext:value-type="string">
            <text:p>http://archiveofourown.org/media</text:p>
          </table:table-cell>
          <table:table-cell table:style-name="ce5"/>
          <table:table-cell table:style-name="ce16" office:value-type="string" calcext:value-type="string">
            <text:p>http://archiveofourown.org/media/Video%20Games</text:p>
          </table:table-cell>
          <table:table-cell table:style-name="ce20" office:value-type="date" office:date-value="2009-10-27" calcext:value-type="date">
            <text:p>Oct 27, 09</text:p>
          </table:table-cell>
          <table:table-cell table:style-name="ce16"/>
          <table:table-cell table:style-name="ce20" office:value-type="date" office:date-value="2009-10-27" calcext:value-type="date">
            <text:p>Oct 27, 09</text:p>
          </table:table-cell>
          <table:table-cell table:style-name="ce16"/>
          <table:table-cell table:style-name="ce33" office:value-type="date" office:date-value="2009-10-05" calcext:value-type="date">
            <text:p>Oct 5, 09</text:p>
          </table:table-cell>
          <table:table-cell table:style-name="ce16" office:value-type="string" calcext:value-type="string">
            <text:p>http://archiveofourown.org/media/Cartoons%20&amp;%20Comics</text:p>
          </table:table-cell>
          <table:table-cell table:style-name="ce4"/>
          <table:table-cell table:style-name="ce35"/>
          <table:table-cell table:style-name="ce37"/>
          <table:table-cell table:style-name="ce35" table:number-columns-repeated="2"/>
          <table:table-cell table:style-name="ce37"/>
          <table:table-cell table:style-name="ce4" office:value-type="date" office:date-value="2009-10-07" calcext:value-type="date">
            <text:p>Oct 7, 09</text:p>
          </table:table-cell>
          <table:table-cell table:style-name="ce4"/>
          <table:table-cell table:style-name="ce4" office:value-type="date" office:date-value="2009-09-25" calcext:value-type="date">
            <text:p>Sep 25, 09</text:p>
          </table:table-cell>
          <table:table-cell table:style-name="ce35" table:number-columns-repeated="1003"/>
        </table:table-row>
        <table:table-row table:style-name="ro3">
          <table:table-cell office:value-type="date" office:date-value="2009-12-12" calcext:value-type="date">
            <text:p>Dec 12, 09</text:p>
          </table:table-cell>
          <table:table-cell table:style-name="ce6" office:value-type="date" office:date-value="2009-12-19" calcext:value-type="date">
            <text:p>Dec 19, 09</text:p>
          </table:table-cell>
          <table:table-cell table:style-name="ce9"/>
          <table:table-cell table:style-name="ce14"/>
          <table:table-cell table:style-name="ce6" office:value-type="date" office:date-value="2009-12-06" calcext:value-type="date">
            <text:p>Dec 6, 09</text:p>
          </table:table-cell>
          <table:table-cell table:style-name="ce14" office:value-type="string" calcext:value-type="string">
            <text:p>http://archiveofourown.org/media/TV Shows?letter=S&amp;page=1</text:p>
          </table:table-cell>
          <table:table-cell table:style-name="ce21"/>
          <table:table-cell table:style-name="ce14"/>
          <table:table-cell office:value-type="date" office:date-value="2009-12-21" calcext:value-type="date">
            <text:p>Dec 21, 09</text:p>
          </table:table-cell>
          <table:table-cell table:style-name="ce14" office:value-type="string" calcext:value-type="string">
            <text:p>http://archiveofourown.org/media/Video%20Games/fandoms</text:p>
          </table:table-cell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style-name="ce14" office:value-type="string" calcext:value-type="string">
            <text:p>* a lot of cartoon captures are from 4 jul 2009, consider that instead</text:p>
          </table:table-cell>
          <table:table-cell table:number-columns-repeated="3"/>
          <table:table-cell table:style-name="ce11" office:value-type="date" office:date-value="2009-12-23" calcext:value-type="date">
            <text:p>12/23/09</text:p>
          </table:table-cell>
          <table:table-cell table:style-name="ce11"/>
          <table:table-cell office:value-type="string" calcext:value-type="string">
            <text:p>http://archiveofourown.org/media/Music %26 Bands/fandoms</text:p>
          </table:table-cell>
          <table:table-cell table:style-name="ce14" table:number-columns-repeated="2"/>
          <table:table-cell table:style-name="ce14" office:value-type="date" office:date-value="2009-12-03" calcext:value-type="date">
            <text:p>Dec 3, 09</text:p>
          </table:table-cell>
          <table:table-cell table:number-columns-repeated="1003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6" office:value-type="date" office:date-value="2010-03-29" calcext:value-type="date">
            <text:p>Mar 29, 10</text:p>
          </table:table-cell>
          <table:table-cell table:style-name="ce8" office:value-type="date" office:date-value="2010-03-29" calcext:value-type="date">
            <text:p>Mar 29, 10</text:p>
          </table:table-cell>
          <table:table-cell table:style-name="ce14"/>
          <table:table-cell table:style-name="ce6" office:value-type="date" office:date-value="2010-03-27" calcext:value-type="date">
            <text:p>Mar 27, 10</text:p>
          </table:table-cell>
          <table:table-cell table:style-name="ce14"/>
          <table:table-cell table:style-name="ce6" office:value-type="date" office:date-value="2010-03-27" calcext:value-type="date">
            <text:p>Mar 27, 10</text:p>
          </table:table-cell>
          <table:table-cell table:style-name="ce14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4"/>
          <table:table-cell table:style-name="ce6" office:value-type="date" office:date-value="2010-03-29" calcext:value-type="date">
            <text:p>Mar 29, 10</text:p>
          </table:table-cell>
          <table:table-cell table:style-name="ce14"/>
          <table:table-cell table:style-name="ce6" office:value-type="date" office:date-value="2010-03-26" calcext:value-type="date">
            <text:p>Mar 26, 10</text:p>
          </table:table-cell>
          <table:table-cell table:style-name="ce14"/>
          <table:table-cell table:style-name="ce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4" office:value-type="string" calcext:value-type="string">
            <text:p>http://archiveofourown.org/media/Cartoons &amp; Comics &amp; Graphic Novels/fandoms</text:p>
          </table:table-cell>
          <table:table-cell table:number-columns-repeated="3"/>
          <table:table-cell table:style-name="ce11" office:value-type="date" office:date-value="2010-04-07" calcext:value-type="date">
            <text:p>04/07/10</text:p>
          </table:table-cell>
          <table:table-cell table:style-name="ce11"/>
          <table:table-cell/>
          <table:table-cell office:value-type="date" office:date-value="2010-03-28" calcext:value-type="date">
            <text:p>Mar 28, 10</text:p>
          </table:table-cell>
          <table:table-cell/>
          <table:table-cell office:value-type="date" office:date-value="2010-04-10" calcext:value-type="date">
            <text:p>Apr 10, 10</text:p>
          </table:table-cell>
          <table:table-cell table:number-columns-repeated="1003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6" office:value-type="date" office:date-value="2010-06-13" calcext:value-type="date">
            <text:p>Jun 13, 10</text:p>
          </table:table-cell>
          <table:table-cell table:style-name="ce8" office:value-type="date" office:date-value="2010-06-12" calcext:value-type="date">
            <text:p>Jun 12, 10</text:p>
          </table:table-cell>
          <table:table-cell table:style-name="ce14"/>
          <table:table-cell table:style-name="ce6" office:value-type="date" office:date-value="2010-06-10" calcext:value-type="date">
            <text:p>Jun 10, 10</text:p>
          </table:table-cell>
          <table:table-cell table:style-name="ce14"/>
          <table:table-cell table:style-name="ce6" office:value-type="date" office:date-value="2010-06-12" calcext:value-type="date">
            <text:p>Jun 12, 10</text:p>
          </table:table-cell>
          <table:table-cell table:style-name="ce14"/>
          <table:table-cell office:value-type="date" office:date-value="2010-06-13" calcext:value-type="date">
            <text:p>Jun 13, 10</text:p>
          </table:table-cell>
          <table:table-cell table:style-name="ce14"/>
          <table:table-cell table:style-name="ce6" office:value-type="date" office:date-value="2010-06-11" calcext:value-type="date">
            <text:p>Jun 11, 10</text:p>
          </table:table-cell>
          <table:table-cell table:style-name="ce14"/>
          <table:table-cell table:style-name="ce6" office:value-type="date" office:date-value="2010-06-12" calcext:value-type="date">
            <text:p>Jun 12, 10</text:p>
          </table:table-cell>
          <table:table-cell table:style-name="ce14"/>
          <table:table-cell table:style-name="ce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4"/>
          <table:table-cell/>
          <table:table-cell table:style-name="ce11" office:value-type="date" office:date-value="2010-07-16" calcext:value-type="date">
            <text:p>07/16/10</text:p>
          </table:table-cell>
          <table:table-cell office:value-type="string" calcext:value-type="string">
            <text:p>http://web.archive.org/web/20100716001004/http://www.asianfanfics.com/browse/tags</text:p>
          </table:table-cell>
          <table:table-cell table:style-name="ce11" office:value-type="date" office:date-value="2010-06-13" calcext:value-type="date">
            <text:p>06/13/10</text:p>
          </table:table-cell>
          <table:table-cell table:style-name="ce11"/>
          <table:table-cell/>
          <table:table-cell office:value-type="date" office:date-value="2010-06-12" calcext:value-type="date">
            <text:p>Jun 12, 10</text:p>
          </table:table-cell>
          <table:table-cell/>
          <table:table-cell office:value-type="date" office:date-value="2010-06-13" calcext:value-type="date">
            <text:p>Jun 13, 10</text:p>
          </table:table-cell>
          <table:table-cell table:number-columns-repeated="1003"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table:style-name="ce6" office:value-type="date" office:date-value="2010-09-22" calcext:value-type="date">
            <text:p>Sep 22, 10</text:p>
          </table:table-cell>
          <table:table-cell table:style-name="ce9"/>
          <table:table-cell table:style-name="ce14" office:value-type="string" calcext:value-type="string">
            <text:p>http://archiveofourown.org/media/Anime%20&amp;%20Manga/fandoms</text:p>
          </table:table-cell>
          <table:table-cell table:style-name="ce6" office:value-type="date" office:date-value="2010-09-22" calcext:value-type="date">
            <text:p>Sep 22, 10</text:p>
          </table:table-cell>
          <table:table-cell table:style-name="ce14"/>
          <table:table-cell table:style-name="ce21"/>
          <table:table-cell table:style-name="ce14"/>
          <table:table-cell office:value-type="date" office:date-value="2010-09-22" calcext:value-type="date">
            <text:p>Sep 22, 10</text:p>
          </table:table-cell>
          <table:table-cell table:style-name="ce14"/>
          <table:table-cell table:style-name="ce25"/>
          <table:table-cell table:style-name="ce14"/>
          <table:table-cell table:style-name="ce21"/>
          <table:table-cell table:style-name="ce14"/>
          <table:table-cell table:style-name="ce6" office:value-type="date" office:date-value="2010-09-22" calcext:value-type="date">
            <text:p>Sep 22, 10</text:p>
          </table:table-cell>
          <table:table-cell table:style-name="ce14"/>
          <table:table-cell/>
          <table:table-cell table:style-name="ce11" office:value-type="date" office:date-value="2010-08-20" calcext:value-type="date">
            <text:p>08/20/10</text:p>
          </table:table-cell>
          <table:table-cell/>
          <table:table-cell table:style-name="ce11" office:value-type="date" office:date-value="2010-09-22" calcext:value-type="date">
            <text:p>09/22/10</text:p>
          </table:table-cell>
          <table:table-cell table:style-name="ce11"/>
          <table:table-cell table:number-columns-repeated="3"/>
          <table:table-cell office:value-type="date" office:date-value="2010-09-22" calcext:value-type="date">
            <text:p>Sep 22, 10</text:p>
          </table:table-cell>
          <table:table-cell table:number-columns-repeated="1003"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table:style-name="ce7" office:value-type="date" office:date-value="2010-10-25" calcext:value-type="date">
            <text:p>Oct 25, 10</text:p>
          </table:table-cell>
          <table:table-cell table:style-name="ce9"/>
          <table:table-cell table:style-name="ce14"/>
          <table:table-cell table:style-name="ce7" office:value-type="date" office:date-value="2010-10-25" calcext:value-type="date">
            <text:p>Oct 25, 10</text:p>
          </table:table-cell>
          <table:table-cell table:style-name="ce14"/>
          <table:table-cell table:style-name="ce21"/>
          <table:table-cell table:style-name="ce14"/>
          <table:table-cell office:value-type="date" office:date-value="2010-10-25" calcext:value-type="date">
            <text:p>Oct 25, 10</text:p>
          </table:table-cell>
          <table:table-cell table:style-name="ce14"/>
          <table:table-cell table:style-name="ce25"/>
          <table:table-cell table:style-name="ce14"/>
          <table:table-cell table:style-name="ce21"/>
          <table:table-cell table:style-name="ce14"/>
          <table:table-cell table:style-name="ce6" office:value-type="date" office:date-value="2010-10-25" calcext:value-type="date">
            <text:p>Oct 25, 10</text:p>
          </table:table-cell>
          <table:table-cell table:style-name="ce14"/>
          <table:table-cell table:number-columns-repeated="3"/>
          <table:table-cell table:style-name="ce11" office:value-type="date" office:date-value="2010-10-25" calcext:value-type="date">
            <text:p>10/25/10</text:p>
          </table:table-cell>
          <table:table-cell table:style-name="ce11"/>
          <table:table-cell table:number-columns-repeated="3"/>
          <table:table-cell office:value-type="date" office:date-value="2010-10-25" calcext:value-type="date">
            <text:p>Oct 25, 10</text:p>
          </table:table-cell>
          <table:table-cell table:number-columns-repeated="1003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8" office:value-type="date" office:date-value="2010-12-04" calcext:value-type="date">
            <text:p>Dec 4, 10</text:p>
          </table:table-cell>
          <table:table-cell table:style-name="ce8" office:value-type="date" office:date-value="2010-12-22" calcext:value-type="date">
            <text:p>Dec 22, 10</text:p>
          </table:table-cell>
          <table:table-cell table:style-name="ce17"/>
          <table:table-cell table:style-name="ce21"/>
          <table:table-cell table:style-name="ce14"/>
          <table:table-cell table:style-name="ce6" office:value-type="date" office:date-value="2010-12-22" calcext:value-type="date">
            <text:p>Dec 22, 10</text:p>
          </table:table-cell>
          <table:table-cell table:style-name="ce14"/>
          <table:table-cell table:style-name="ce21"/>
          <table:table-cell table:style-name="ce14"/>
          <table:table-cell table:style-name="ce6" office:value-type="date" office:date-value="2010-12-22" calcext:value-type="date">
            <text:p>Dec 22, 10</text:p>
          </table:table-cell>
          <table:table-cell table:style-name="ce14"/>
          <table:table-cell table:style-name="ce6" office:value-type="date" office:date-value="2010-12-22" calcext:value-type="date">
            <text:p>Dec 22, 10</text:p>
          </table:table-cell>
          <table:table-cell table:style-name="ce14"/>
          <table:table-cell table:style-name="ce6" office:value-type="date" office:date-value="2010-11-28" calcext:value-type="date">
            <text:p>Nov 28, 10</text:p>
          </table:table-cell>
          <table:table-cell table:style-name="ce14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3"/>
          <table:table-cell table:style-name="ce11" office:value-type="date" office:date-value="2010-12-28" calcext:value-type="date">
            <text:p>12/28/10</text:p>
          </table:table-cell>
          <table:table-cell table:style-name="ce11"/>
          <table:table-cell/>
          <table:table-cell office:value-type="date" office:date-value="2010-12-22" calcext:value-type="date">
            <text:p>Dec 22, 10</text:p>
          </table:table-cell>
          <table:table-cell table:number-columns-repeated="1005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table:style-name="ce9"/>
          <table:table-cell table:style-name="ce10" office:value-type="date" office:date-value="2011-06-23" calcext:value-type="date">
            <text:p>Jun 23, 11</text:p>
          </table:table-cell>
          <table:table-cell table:style-name="ce17"/>
          <table:table-cell table:style-name="ce21"/>
          <table:table-cell table:style-name="ce14"/>
          <table:table-cell table:style-name="ce6" office:value-type="date" office:date-value="2011-06-23" calcext:value-type="date">
            <text:p>Jun 23, 11</text:p>
          </table:table-cell>
          <table:table-cell table:style-name="ce14"/>
          <table:table-cell table:style-name="ce21"/>
          <table:table-cell table:style-name="ce14"/>
          <table:table-cell table:style-name="ce6" office:value-type="date" office:date-value="2011-06-23" calcext:value-type="date">
            <text:p>Jun 23, 11</text:p>
          </table:table-cell>
          <table:table-cell table:style-name="ce14"/>
          <table:table-cell table:style-name="ce7" office:value-type="date" office:date-value="2011-06-23" calcext:value-type="date">
            <text:p>Jun 23, 11</text:p>
          </table:table-cell>
          <table:table-cell table:style-name="ce14"/>
          <table:table-cell table:style-name="ce7" office:value-type="date" office:date-value="2011-07-11" calcext:value-type="date">
            <text:p>Jul 11, 11</text:p>
          </table:table-cell>
          <table:table-cell table:style-name="ce14"/>
          <table:table-cell/>
          <table:table-cell table:style-name="ce11" office:value-type="date" office:date-value="2011-04-27" calcext:value-type="date">
            <text:p>04/27/11</text:p>
          </table:table-cell>
          <table:table-cell office:value-type="string" calcext:value-type="string">
            <text:p>http://web.archive.org/web/20180215000000*/http://www.asianfanfics.com/browse/pop_tags</text:p>
          </table:table-cell>
          <table:table-cell table:number-columns-repeated="3"/>
          <table:table-cell office:value-type="date" office:date-value="2011-06-23" calcext:value-type="date">
            <text:p>Jun 23, 11</text:p>
          </table:table-cell>
          <table:table-cell table:number-columns-repeated="1005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8" office:value-type="date" office:date-value="2011-08-14" calcext:value-type="date">
            <text:p>Aug 14, 11</text:p>
          </table:table-cell>
          <table:table-cell table:style-name="ce8" office:value-type="date" office:date-value="2011-08-12" calcext:value-type="date">
            <text:p>Aug 12, 11</text:p>
          </table:table-cell>
          <table:table-cell table:style-name="ce14"/>
          <table:table-cell table:style-name="ce21"/>
          <table:table-cell table:style-name="ce14"/>
          <table:table-cell table:style-name="ce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4"/>
          <table:table-cell table:style-name="ce21"/>
          <table:table-cell table:style-name="ce14"/>
          <table:table-cell office:value-type="date" office:date-value="2011-08-09" calcext:value-type="date">
            <text:p>Aug 9, 11</text:p>
          </table:table-cell>
          <table:table-cell table:style-name="ce14"/>
          <table:table-cell table:style-name="ce6" office:value-type="date" office:date-value="2011-08-12" calcext:value-type="date">
            <text:p>Aug 12, 11</text:p>
          </table:table-cell>
          <table:table-cell table:style-name="ce14"/>
          <table:table-cell table:style-name="ce6" office:value-type="date" office:date-value="2011-08-14" calcext:value-type="date">
            <text:p>Aug 14, 11</text:p>
          </table:table-cell>
          <table:table-cell table:style-name="ce14"/>
          <table:table-cell table:number-columns-repeated="6"/>
          <table:table-cell office:value-type="date" office:date-value="2011-08-12" calcext:value-type="date">
            <text:p>Aug 12, 11</text:p>
          </table:table-cell>
          <table:table-cell table:number-columns-repeated="1005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style-name="ce8" office:value-type="date" office:date-value="2011-09-24" calcext:value-type="date">
            <text:p>Sep 24, 11</text:p>
          </table:table-cell>
          <table:table-cell table:style-name="ce9"/>
          <table:table-cell table:style-name="ce14"/>
          <table:table-cell table:style-name="ce6" office:value-type="date" office:date-value="2011-09-23" calcext:value-type="date">
            <text:p>Sep 23, 11</text:p>
          </table:table-cell>
          <table:table-cell table:style-name="ce14"/>
          <table:table-cell table:style-name="ce21"/>
          <table:table-cell table:style-name="ce14"/>
          <table:table-cell office:value-type="date" office:date-value="2011-09-24" calcext:value-type="date">
            <text:p>Sep 24, 11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7" office:value-type="date" office:date-value="2011-09-24" calcext:value-type="date">
            <text:p>Sep 24, 11</text:p>
          </table:table-cell>
          <table:table-cell table:style-name="ce14"/>
          <table:table-cell/>
          <table:table-cell table:style-name="ce11" office:value-type="date" office:date-value="2011-09-21" calcext:value-type="date">
            <text:p>09/21/11</text:p>
          </table:table-cell>
          <table:table-cell/>
          <table:table-cell table:style-name="ce11" office:value-type="date" office:date-value="2011-09-24" calcext:value-type="date">
            <text:p>09/24/11</text:p>
          </table:table-cell>
          <table:table-cell table:style-name="ce11"/>
          <table:table-cell table:number-columns-repeated="3"/>
          <table:table-cell office:value-type="date" office:date-value="2011-09-24" calcext:value-type="date">
            <text:p>Sep 24, 11</text:p>
          </table:table-cell>
          <table:table-cell table:number-columns-repeated="1003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style-name="ce8" office:value-type="date" office:date-value="2011-11-17" calcext:value-type="date">
            <text:p>Nov 17, 11</text:p>
          </table:table-cell>
          <table:table-cell table:style-name="ce8" office:value-type="date" office:date-value="2011-10-11" calcext:value-type="date">
            <text:p>Oct 11, 11</text:p>
          </table:table-cell>
          <table:table-cell table:style-name="ce14"/>
          <table:table-cell table:style-name="ce6" office:value-type="date" office:date-value="2011-10-14" calcext:value-type="date">
            <text:p>Oct 14, 11</text:p>
          </table:table-cell>
          <table:table-cell table:style-name="ce14"/>
          <table:table-cell table:style-name="ce6" office:value-type="date" office:date-value="2011-10-11" calcext:value-type="date">
            <text:p>Oct 11, 11</text:p>
          </table:table-cell>
          <table:table-cell table:style-name="ce14"/>
          <table:table-cell office:value-type="date" office:date-value="2011-10-28" calcext:value-type="date">
            <text:p>Oct 28, 11</text:p>
          </table:table-cell>
          <table:table-cell table:style-name="ce14"/>
          <table:table-cell office:value-type="date" office:date-value="2011-10-11" calcext:value-type="date">
            <text:p>Oct 11, 11</text:p>
          </table:table-cell>
          <table:table-cell table:style-name="ce14"/>
          <table:table-cell table:style-name="ce7" office:value-type="date" office:date-value="2011-10-11" calcext:value-type="date">
            <text:p>Oct 11, 11</text:p>
          </table:table-cell>
          <table:table-cell table:style-name="ce31"/>
          <table:table-cell table:style-name="ce7" office:value-type="date" office:date-value="2011-10-24" calcext:value-type="date">
            <text:p>Oct 24, 11</text:p>
          </table:table-cell>
          <table:table-cell table:style-name="ce14" office:value-type="string" calcext:value-type="string">
            <text:p>http://archiveofourown.org/media/Cartoons%20*a*%20Comics%20*a*%20Graphic%20Novels/fandoms</text:p>
          </table:table-cell>
          <table:table-cell table:number-columns-repeated="6"/>
          <table:table-cell office:value-type="date" office:date-value="2011-10-18" calcext:value-type="date">
            <text:p>Oct 18, 11</text:p>
          </table:table-cell>
          <table:table-cell/>
          <table:table-cell office:value-type="date" office:date-value="2011-10-12" calcext:value-type="date">
            <text:p>Oct 12, 11</text:p>
          </table:table-cell>
          <table:table-cell table:number-columns-repeated="1003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number-columns-repeated="2" table:style-name="ce8" office:value-type="date" office:date-value="2012-01-18" calcext:value-type="date">
            <text:p>Jan 18, 12</text:p>
          </table:table-cell>
          <table:table-cell table:style-name="ce14"/>
          <table:table-cell table:style-name="ce6" office:value-type="date" office:date-value="2012-01-07" calcext:value-type="date">
            <text:p>Jan 7, 12</text:p>
          </table:table-cell>
          <table:table-cell table:style-name="ce14"/>
          <table:table-cell table:style-name="ce6" office:value-type="date" office:date-value="2012-01-03" calcext:value-type="date">
            <text:p>Jan 3, 12</text:p>
          </table:table-cell>
          <table:table-cell table:style-name="ce14"/>
          <table:table-cell office:value-type="date" office:date-value="2012-01-28" calcext:value-type="date">
            <text:p>Jan 28, 12</text:p>
          </table:table-cell>
          <table:table-cell table:style-name="ce14"/>
          <table:table-cell office:value-type="date" office:date-value="2012-01-11" calcext:value-type="date">
            <text:p>Jan 11, 12</text:p>
          </table:table-cell>
          <table:table-cell table:style-name="ce14"/>
          <table:table-cell table:style-name="ce6" office:value-type="date" office:date-value="2012-01-11" calcext:value-type="date">
            <text:p>Jan 11, 12</text:p>
          </table:table-cell>
          <table:table-cell table:style-name="ce31"/>
          <table:table-cell table:style-name="ce6" office:value-type="date" office:date-value="2012-01-14" calcext:value-type="date">
            <text:p>Jan 14, 12</text:p>
          </table:table-cell>
          <table:table-cell table:style-name="ce14"/>
          <table:table-cell/>
          <table:table-cell table:style-name="ce11" office:value-type="date" office:date-value="2012-01-12" calcext:value-type="date">
            <text:p>01/12/12</text:p>
          </table:table-cell>
          <table:table-cell/>
          <table:table-cell table:style-name="ce11" office:value-type="date" office:date-value="2012-01-14" calcext:value-type="date">
            <text:p>01/14/12</text:p>
          </table:table-cell>
          <table:table-cell table:style-name="ce11"/>
          <table:table-cell/>
          <table:table-cell office:value-type="date" office:date-value="1012-01-14" calcext:value-type="date">
            <text:p>Jan 8, 12</text:p>
          </table:table-cell>
          <table:table-cell/>
          <table:table-cell office:value-type="date" office:date-value="2012-01-20" calcext:value-type="date">
            <text:p>Jan 20, 12</text:p>
          </table:table-cell>
          <table:table-cell table:number-columns-repeated="1003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style-name="ce8" office:value-type="date" office:date-value="2012-04-26" calcext:value-type="date">
            <text:p>Apr 26, 12</text:p>
          </table:table-cell>
          <table:table-cell table:style-name="ce8" office:value-type="date" office:date-value="2012-05-05" calcext:value-type="date">
            <text:p>May 5, 12</text:p>
          </table:table-cell>
          <table:table-cell table:style-name="ce14"/>
          <table:table-cell table:style-name="ce6" office:value-type="date" office:date-value="2012-05-07" calcext:value-type="date">
            <text:p>May 7, 12</text:p>
          </table:table-cell>
          <table:table-cell table:style-name="ce14"/>
          <table:table-cell table:style-name="ce6" office:value-type="date" office:date-value="2012-05-07" calcext:value-type="date">
            <text:p>May 7, 12</text:p>
          </table:table-cell>
          <table:table-cell table:style-name="ce14"/>
          <table:table-cell table:style-name="ce24"/>
          <table:table-cell table:style-name="ce14"/>
          <table:table-cell office:value-type="date" office:date-value="2012-05-05" calcext:value-type="date">
            <text:p>May 5, 12</text:p>
          </table:table-cell>
          <table:table-cell table:style-name="ce14"/>
          <table:table-cell table:style-name="ce6" office:value-type="date" office:date-value="2012-05-08" calcext:value-type="date">
            <text:p>May 8, 12</text:p>
          </table:table-cell>
          <table:table-cell table:style-name="ce14"/>
          <table:table-cell table:style-name="ce21"/>
          <table:table-cell table:style-name="ce14"/>
          <table:table-cell office:value-type="date" office:date-value="2012-05-08" calcext:value-type="date">
            <text:p>May 8, 12</text:p>
          </table:table-cell>
          <table:table-cell table:style-name="ce11" office:value-type="date" office:date-value="2012-05-11" calcext:value-type="date">
            <text:p>05/11/12</text:p>
          </table:table-cell>
          <table:table-cell table:number-columns-repeated="4"/>
          <table:table-cell office:value-type="date" office:date-value="2012-05-05" calcext:value-type="date">
            <text:p>May 5, 12</text:p>
          </table:table-cell>
          <table:table-cell/>
          <table:table-cell office:value-type="date" office:date-value="2012-05-07" calcext:value-type="date">
            <text:p>May 7, 12</text:p>
          </table:table-cell>
          <table:table-cell table:number-columns-repeated="1003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style-name="ce8" office:value-type="date" office:date-value="2012-05-18" calcext:value-type="date">
            <text:p>May 18, 12</text:p>
          </table:table-cell>
          <table:table-cell table:style-name="ce8" office:value-type="date" office:date-value="2012-05-23" calcext:value-type="date">
            <text:p>May 23, 12</text:p>
          </table:table-cell>
          <table:table-cell table:style-name="ce14"/>
          <table:table-cell table:style-name="ce6" office:value-type="date" office:date-value="2012-05-20" calcext:value-type="date">
            <text:p>May 20, 12</text:p>
          </table:table-cell>
          <table:table-cell table:style-name="ce14"/>
          <table:table-cell table:style-name="ce6" office:value-type="date" office:date-value="2012-05-22" calcext:value-type="date">
            <text:p>May 22, 12</text:p>
          </table:table-cell>
          <table:table-cell table:style-name="ce14"/>
          <table:table-cell office:value-type="date" office:date-value="2012-05-21" calcext:value-type="date">
            <text:p>May 21, 12</text:p>
          </table:table-cell>
          <table:table-cell table:style-name="ce14"/>
          <table:table-cell office:value-type="date" office:date-value="2012-05-16" calcext:value-type="date">
            <text:p>May 16, 12</text:p>
          </table:table-cell>
          <table:table-cell table:style-name="ce14"/>
          <table:table-cell table:style-name="ce6" office:value-type="date" office:date-value="2012-05-23" calcext:value-type="date">
            <text:p>May 23, 12</text:p>
          </table:table-cell>
          <table:table-cell table:style-name="ce14"/>
          <table:table-cell table:style-name="ce6" office:value-type="date" office:date-value="2012-05-18" calcext:value-type="date">
            <text:p>May 18, 12</text:p>
          </table:table-cell>
          <table:table-cell table:style-name="ce14"/>
          <table:table-cell table:number-columns-repeated="3"/>
          <table:table-cell table:style-name="ce11" office:value-type="date" office:date-value="2012-05-19" calcext:value-type="date">
            <text:p>05/19/12</text:p>
          </table:table-cell>
          <table:table-cell table:style-name="ce11"/>
          <table:table-cell/>
          <table:table-cell office:value-type="date" office:date-value="2012-05-20" calcext:value-type="date">
            <text:p>May 20, 12</text:p>
          </table:table-cell>
          <table:table-cell/>
          <table:table-cell office:value-type="date" office:date-value="2012-05-31" calcext:value-type="date">
            <text:p>May 31, 12</text:p>
          </table:table-cell>
          <table:table-cell table:number-columns-repeated="1003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style-name="ce8" office:value-type="date" office:date-value="2012-06-04" calcext:value-type="date">
            <text:p>Jun 4, 12</text:p>
          </table:table-cell>
          <table:table-cell table:style-name="ce9"/>
          <table:table-cell table:style-name="ce14"/>
          <table:table-cell table:style-name="ce7" office:value-type="date" office:date-value="2012-06-03" calcext:value-type="date">
            <text:p>Jun 3, 12</text:p>
          </table:table-cell>
          <table:table-cell table:style-name="ce14"/>
          <table:table-cell table:style-name="ce7" office:value-type="date" office:date-value="2012-06-08" calcext:value-type="date">
            <text:p>Jun 8, 12</text:p>
          </table:table-cell>
          <table:table-cell table:style-name="ce14"/>
          <table:table-cell office:value-type="date" office:date-value="2012-06-01" calcext:value-type="date">
            <text:p>Jun 1, 12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6" office:value-type="date" office:date-value="2012-06-06" calcext:value-type="date">
            <text:p>Jun 6, 12</text:p>
          </table:table-cell>
          <table:table-cell table:style-name="ce14"/>
          <table:table-cell/>
          <table:table-cell table:style-name="ce11" office:value-type="date" office:date-value="2012-06-15" calcext:value-type="date">
            <text:p>06/15/12</text:p>
          </table:table-cell>
          <table:table-cell/>
          <table:table-cell table:style-name="ce11" office:value-type="date" office:date-value="2012-06-14" calcext:value-type="date">
            <text:p>06/14/12</text:p>
          </table:table-cell>
          <table:table-cell table:style-name="ce11"/>
          <table:table-cell/>
          <table:table-cell office:value-type="date" office:date-value="2012-06-08" calcext:value-type="date">
            <text:p>Jun 8, 12</text:p>
          </table:table-cell>
          <table:table-cell/>
          <table:table-cell office:value-type="date" office:date-value="2012-06-14" calcext:value-type="date">
            <text:p>Jun 14, 12</text:p>
          </table:table-cell>
          <table:table-cell table:number-columns-repeated="1003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style-name="ce8" office:value-type="date" office:date-value="2012-07-16" calcext:value-type="date">
            <text:p>Jul 16, 12</text:p>
          </table:table-cell>
          <table:table-cell table:style-name="ce9"/>
          <table:table-cell table:style-name="ce14"/>
          <table:table-cell table:style-name="ce7" office:value-type="date" office:date-value="2012-07-20" calcext:value-type="date">
            <text:p>Jul 20, 12</text:p>
          </table:table-cell>
          <table:table-cell table:style-name="ce14"/>
          <table:table-cell table:style-name="ce21"/>
          <table:table-cell table:style-name="ce14"/>
          <table:table-cell office:value-type="date" office:date-value="2012-07-30" calcext:value-type="date">
            <text:p>Jul 30, 12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7" office:value-type="date" office:date-value="2012-07-26" calcext:value-type="date">
            <text:p>Jul 26, 12</text:p>
          </table:table-cell>
          <table:table-cell table:style-name="ce14"/>
          <table:table-cell office:value-type="date" office:date-value="2012-07-08" calcext:value-type="date">
            <text:p>Jul 8, 12</text:p>
          </table:table-cell>
          <table:table-cell table:number-columns-repeated="2"/>
          <table:table-cell table:style-name="ce11" office:value-type="date" office:date-value="2012-07-30" calcext:value-type="date">
            <text:p>07/30/12</text:p>
          </table:table-cell>
          <table:table-cell table:style-name="ce11"/>
          <table:table-cell/>
          <table:table-cell office:value-type="date" office:date-value="2012-07-17" calcext:value-type="date">
            <text:p>Jul 17, 12</text:p>
          </table:table-cell>
          <table:table-cell/>
          <table:table-cell office:value-type="date" office:date-value="2012-07-30" calcext:value-type="date">
            <text:p>Jul 30, 12</text:p>
          </table:table-cell>
          <table:table-cell table:number-columns-repeated="1003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style-name="ce8" office:value-type="date" office:date-value="2012-10-22" calcext:value-type="date">
            <text:p>Oct 22, 12</text:p>
          </table:table-cell>
          <table:table-cell table:style-name="ce9"/>
          <table:table-cell table:style-name="ce14"/>
          <table:table-cell table:style-name="ce6" office:value-type="date" office:date-value="2012-10-24" calcext:value-type="date">
            <text:p>Oct 24, 12</text:p>
          </table:table-cell>
          <table:table-cell table:style-name="ce14"/>
          <table:table-cell table:style-name="ce21"/>
          <table:table-cell table:style-name="ce14"/>
          <table:table-cell office:value-type="date" office:date-value="2012-10-23" calcext:value-type="date">
            <text:p>Oct 23, 12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6" office:value-type="date" office:date-value="2012-10-05" calcext:value-type="date">
            <text:p>Oct 5, 12</text:p>
          </table:table-cell>
          <table:table-cell table:style-name="ce14"/>
          <table:table-cell/>
          <table:table-cell table:style-name="ce11" office:value-type="date" office:date-value="2012-10-15" calcext:value-type="date">
            <text:p>10/15/12</text:p>
          </table:table-cell>
          <table:table-cell/>
          <table:table-cell table:style-name="ce11" office:value-type="date" office:date-value="2012-10-24" calcext:value-type="date">
            <text:p>10/24/12</text:p>
          </table:table-cell>
          <table:table-cell table:style-name="ce11"/>
          <table:table-cell/>
          <table:table-cell office:value-type="date" office:date-value="2012-10-23" calcext:value-type="date">
            <text:p>Oct 23, 12</text:p>
          </table:table-cell>
          <table:table-cell/>
          <table:table-cell office:value-type="date" office:date-value="2012-10-24" calcext:value-type="date">
            <text:p>Oct 24, 12</text:p>
          </table:table-cell>
          <table:table-cell table:number-columns-repeated="1003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style-name="ce8" office:value-type="date" office:date-value="2013-01-01" calcext:value-type="date">
            <text:p>Jan 1, 13</text:p>
          </table:table-cell>
          <table:table-cell table:style-name="ce8" office:value-type="date" office:date-value="2013-01-10" calcext:value-type="date">
            <text:p>Jan 10, 13</text:p>
          </table:table-cell>
          <table:table-cell table:style-name="ce14"/>
          <table:table-cell table:style-name="ce6" office:value-type="date" office:date-value="2013-01-16" calcext:value-type="date">
            <text:p>Jan 16, 13</text:p>
          </table:table-cell>
          <table:table-cell table:style-name="ce14"/>
          <table:table-cell table:style-name="ce6" office:value-type="date" office:date-value="2013-01-17" calcext:value-type="date">
            <text:p>Jan 17, 13</text:p>
          </table:table-cell>
          <table:table-cell table:style-name="ce14"/>
          <table:table-cell office:value-type="date" office:date-value="2013-01-06" calcext:value-type="date">
            <text:p>Jan 6, 13</text:p>
          </table:table-cell>
          <table:table-cell table:style-name="ce14"/>
          <table:table-cell office:value-type="date" office:date-value="2013-01-13" calcext:value-type="date">
            <text:p>Jan 13, 13</text:p>
          </table:table-cell>
          <table:table-cell table:style-name="ce14"/>
          <table:table-cell table:style-name="ce6" office:value-type="date" office:date-value="2013-01-16" calcext:value-type="date">
            <text:p>Jan 16, 13</text:p>
          </table:table-cell>
          <table:table-cell table:style-name="ce14"/>
          <table:table-cell table:style-name="ce6" office:value-type="date" office:date-value="2013-01-16" calcext:value-type="date">
            <text:p>Jan 16, 13</text:p>
          </table:table-cell>
          <table:table-cell table:style-name="ce14"/>
          <table:table-cell office:value-type="date" office:date-value="2013-01-15" calcext:value-type="date">
            <text:p>Jan 15, 13</text:p>
          </table:table-cell>
          <table:table-cell table:style-name="ce11" office:value-type="date" office:date-value="2013-01-11" calcext:value-type="date">
            <text:p>01/11/13</text:p>
          </table:table-cell>
          <table:table-cell/>
          <table:table-cell table:style-name="ce11" office:value-type="date" office:date-value="2013-01-04" calcext:value-type="date">
            <text:p>01/04/13</text:p>
          </table:table-cell>
          <table:table-cell table:style-name="ce11"/>
          <table:table-cell/>
          <table:table-cell office:value-type="date" office:date-value="2013-01-12" calcext:value-type="date">
            <text:p>Jan 12, 13</text:p>
          </table:table-cell>
          <table:table-cell/>
          <table:table-cell office:value-type="date" office:date-value="2013-01-03" calcext:value-type="date">
            <text:p>Jan 3, 13</text:p>
          </table:table-cell>
          <table:table-cell table:number-columns-repeated="1003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number-columns-repeated="2" table:style-name="ce8" office:value-type="date" office:date-value="2013-04-04" calcext:value-type="date">
            <text:p>Apr 4, 13</text:p>
          </table:table-cell>
          <table:table-cell table:style-name="ce14"/>
          <table:table-cell table:style-name="ce21"/>
          <table:table-cell table:style-name="ce14"/>
          <table:table-cell table:style-name="ce6" office:value-type="date" office:date-value="2013-04-05" calcext:value-type="date">
            <text:p>Apr 5, 13</text:p>
          </table:table-cell>
          <table:table-cell table:style-name="ce14"/>
          <table:table-cell table:style-name="ce21"/>
          <table:table-cell table:style-name="ce14"/>
          <table:table-cell office:value-type="date" office:date-value="2013-04-04" calcext:value-type="date">
            <text:p>Apr 4, 13</text:p>
          </table:table-cell>
          <table:table-cell table:style-name="ce14"/>
          <table:table-cell table:style-name="ce7" office:value-type="date" office:date-value="2013-04-04" calcext:value-type="date">
            <text:p>Apr 4, 13</text:p>
          </table:table-cell>
          <table:table-cell table:style-name="ce14"/>
          <table:table-cell table:style-name="ce21"/>
          <table:table-cell table:style-name="ce14"/>
          <table:table-cell table:number-columns-repeated="3"/>
          <table:table-cell table:style-name="ce11" table:number-columns-repeated="2"/>
          <table:table-cell/>
          <table:table-cell office:value-type="date" office:date-value="2013-04-04" calcext:value-type="date">
            <text:p>Apr 4, 13</text:p>
          </table:table-cell>
          <table:table-cell table:number-columns-repeated="1005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style-name="ce8" office:value-type="date" office:date-value="2013-06-23" calcext:value-type="date">
            <text:p>Jun 23, 13</text:p>
          </table:table-cell>
          <table:table-cell table:style-name="ce8" office:value-type="date" office:date-value="2013-07-03" calcext:value-type="date">
            <text:p>Jul 3, 13</text:p>
          </table:table-cell>
          <table:table-cell table:style-name="ce14"/>
          <table:table-cell table:style-name="ce6" office:value-type="date" office:date-value="2013-06-23" calcext:value-type="date">
            <text:p>Jun 23, 13</text:p>
          </table:table-cell>
          <table:table-cell table:style-name="ce14"/>
          <table:table-cell table:style-name="ce6" office:value-type="date" office:date-value="2013-06-21" calcext:value-type="date">
            <text:p>Jun 21, 13</text:p>
          </table:table-cell>
          <table:table-cell table:style-name="ce14"/>
          <table:table-cell office:value-type="date" office:date-value="2013-06-23" calcext:value-type="date">
            <text:p>Jun 23, 13</text:p>
          </table:table-cell>
          <table:table-cell table:style-name="ce14"/>
          <table:table-cell office:value-type="date" office:date-value="2013-06-12" calcext:value-type="date">
            <text:p>Jun 12, 13</text:p>
          </table:table-cell>
          <table:table-cell table:style-name="ce14"/>
          <table:table-cell table:style-name="ce6" office:value-type="date" office:date-value="2013-06-21" calcext:value-type="date">
            <text:p>Jun 21, 13</text:p>
          </table:table-cell>
          <table:table-cell table:style-name="ce14"/>
          <table:table-cell table:style-name="ce6" office:value-type="date" office:date-value="2013-06-22" calcext:value-type="date">
            <text:p>Jun 22, 13</text:p>
          </table:table-cell>
          <table:table-cell table:style-name="ce14"/>
          <table:table-cell office:value-type="date" office:date-value="2013-06-30" calcext:value-type="date">
            <text:p>Jun 30, 13</text:p>
          </table:table-cell>
          <table:table-cell table:style-name="ce11" office:value-type="date" office:date-value="2013-06-20" calcext:value-type="date">
            <text:p>06/20/13</text:p>
          </table:table-cell>
          <table:table-cell/>
          <table:table-cell table:style-name="ce11" office:value-type="date" office:date-value="2013-06-23" calcext:value-type="date">
            <text:p>06/23/13</text:p>
          </table:table-cell>
          <table:table-cell table:style-name="ce11"/>
          <table:table-cell table:number-columns-repeated="3"/>
          <table:table-cell office:value-type="date" office:date-value="2013-06-23" calcext:value-type="date">
            <text:p>Jun 23, 13</text:p>
          </table:table-cell>
          <table:table-cell table:number-columns-repeated="1003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style-name="ce8" office:value-type="date" office:date-value="2013-10-09" calcext:value-type="date">
            <text:p>Oct 9, 13</text:p>
          </table:table-cell>
          <table:table-cell table:style-name="ce8" office:value-type="date" office:date-value="2013-10-10" calcext:value-type="date">
            <text:p>Oct 10, 13</text:p>
          </table:table-cell>
          <table:table-cell table:style-name="ce14"/>
          <table:table-cell table:style-name="ce6" office:value-type="date" office:date-value="2013-10-09" calcext:value-type="date">
            <text:p>Oct 9, 13</text:p>
          </table:table-cell>
          <table:table-cell table:style-name="ce14"/>
          <table:table-cell table:style-name="ce6" office:value-type="date" office:date-value="2013-10-10" calcext:value-type="date">
            <text:p>Oct 10, 13</text:p>
          </table:table-cell>
          <table:table-cell table:style-name="ce14"/>
          <table:table-cell office:value-type="date" office:date-value="2013-10-09" calcext:value-type="date">
            <text:p>Oct 9, 13</text:p>
          </table:table-cell>
          <table:table-cell table:style-name="ce14"/>
          <table:table-cell office:value-type="date" office:date-value="2013-10-10" calcext:value-type="date">
            <text:p>Oct 10, 13</text:p>
          </table:table-cell>
          <table:table-cell table:style-name="ce14"/>
          <table:table-cell table:style-name="ce6" office:value-type="date" office:date-value="2013-10-09" calcext:value-type="date">
            <text:p>Oct 9, 13</text:p>
          </table:table-cell>
          <table:table-cell table:style-name="ce14"/>
          <table:table-cell table:style-name="ce6" office:value-type="date" office:date-value="2013-10-09" calcext:value-type="date">
            <text:p>Oct 9, 13</text:p>
          </table:table-cell>
          <table:table-cell table:style-name="ce14"/>
          <table:table-cell office:value-type="date" office:date-value="2013-09-27" calcext:value-type="date">
            <text:p>Sep 27, 13</text:p>
          </table:table-cell>
          <table:table-cell table:style-name="ce11" office:value-type="date" office:date-value="2013-10-22" calcext:value-type="date">
            <text:p>10/22/13</text:p>
          </table:table-cell>
          <table:table-cell/>
          <table:table-cell table:style-name="ce11" office:value-type="date" office:date-value="2013-10-09" calcext:value-type="date">
            <text:p>10/09/13</text:p>
          </table:table-cell>
          <table:table-cell table:style-name="ce11"/>
          <table:table-cell/>
          <table:table-cell office:value-type="date" office:date-value="2013-10-09" calcext:value-type="date">
            <text:p>Oct 9, 13</text:p>
          </table:table-cell>
          <table:table-cell/>
          <table:table-cell office:value-type="date" office:date-value="2013-10-09" calcext:value-type="date">
            <text:p>Oct 9, 13</text:p>
          </table:table-cell>
          <table:table-cell table:number-columns-repeated="1003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0" office:value-type="date" office:date-value="2013-12-16" calcext:value-type="date">
            <text:p>Dec 16, 13</text:p>
          </table:table-cell>
          <table:table-cell table:style-name="ce10" office:value-type="date" office:date-value="2013-11-28" calcext:value-type="date">
            <text:p>Nov 28, 13</text:p>
          </table:table-cell>
          <table:table-cell table:style-name="ce18"/>
          <table:table-cell table:style-name="ce7" office:value-type="date" office:date-value="2013-12-16" calcext:value-type="date">
            <text:p>Dec 16, 13</text:p>
          </table:table-cell>
          <table:table-cell table:style-name="ce18"/>
          <table:table-cell table:style-name="ce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4"/>
          <table:table-cell office:value-type="date" office:date-value="2013-12-16" calcext:value-type="date">
            <text:p>Dec 16, 13</text:p>
          </table:table-cell>
          <table:table-cell table:style-name="ce14"/>
          <table:table-cell office:value-type="date" office:date-value="2013-11-28" calcext:value-type="date">
            <text:p>Nov 28, 13</text:p>
          </table:table-cell>
          <table:table-cell table:style-name="ce14"/>
          <table:table-cell table:style-name="ce6" office:value-type="date" office:date-value="2013-11-28" calcext:value-type="date">
            <text:p>Nov 28, 13</text:p>
          </table:table-cell>
          <table:table-cell table:style-name="ce14"/>
          <table:table-cell table:style-name="ce6" office:value-type="date" office:date-value="2013-12-16" calcext:value-type="date">
            <text:p>Dec 16, 13</text:p>
          </table:table-cell>
          <table:table-cell table:style-name="ce14"/>
          <table:table-cell office:value-type="date" office:date-value="2013-11-29" calcext:value-type="date">
            <text:p>Nov 29, 13</text:p>
          </table:table-cell>
          <table:table-cell table:number-columns-repeated="2"/>
          <table:table-cell table:style-name="ce11" office:value-type="date" office:date-value="2013-11-23" calcext:value-type="date">
            <text:p>11/23/13</text:p>
          </table:table-cell>
          <table:table-cell table:style-name="ce11"/>
          <table:table-cell/>
          <table:table-cell office:value-type="date" office:date-value="2013-11-28" calcext:value-type="date">
            <text:p>Nov 28, 13</text:p>
          </table:table-cell>
          <table:table-cell table:number-columns-repeated="1005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number-columns-repeated="2" table:style-name="ce8" office:value-type="date" office:date-value="2014-01-22" calcext:value-type="date">
            <text:p>Jan 22, 14</text:p>
          </table:table-cell>
          <table:table-cell table:style-name="ce14"/>
          <table:table-cell table:style-name="ce6" office:value-type="date" office:date-value="2014-01-22" calcext:value-type="date">
            <text:p>Jan 22, 14</text:p>
          </table:table-cell>
          <table:table-cell table:style-name="ce14"/>
          <table:table-cell table:style-name="ce6" office:value-type="date" office:date-value="2014-01-22" calcext:value-type="date">
            <text:p>Jan 22, 14</text:p>
          </table:table-cell>
          <table:table-cell table:style-name="ce14"/>
          <table:table-cell office:value-type="date" office:date-value="2014-01-22" calcext:value-type="date">
            <text:p>Jan 22, 14</text:p>
          </table:table-cell>
          <table:table-cell table:style-name="ce14"/>
          <table:table-cell office:value-type="date" office:date-value="2014-01-22" calcext:value-type="date">
            <text:p>Jan 22, 14</text:p>
          </table:table-cell>
          <table:table-cell table:style-name="ce14"/>
          <table:table-cell table:style-name="ce6" office:value-type="date" office:date-value="2014-01-22" calcext:value-type="date">
            <text:p>Jan 22, 14</text:p>
          </table:table-cell>
          <table:table-cell table:style-name="ce14"/>
          <table:table-cell table:style-name="ce6" office:value-type="date" office:date-value="2014-01-22" calcext:value-type="date">
            <text:p>Jan 22, 14</text:p>
          </table:table-cell>
          <table:table-cell table:style-name="ce14"/>
          <table:table-cell office:value-type="date" office:date-value="2014-01-29" calcext:value-type="date">
            <text:p>Jan 29, 14</text:p>
          </table:table-cell>
          <table:table-cell table:style-name="ce11" office:value-type="date" office:date-value="2014-01-25" calcext:value-type="date">
            <text:p>01/25/14</text:p>
          </table:table-cell>
          <table:table-cell/>
          <table:table-cell table:style-name="ce11" office:value-type="date" office:date-value="2014-01-22" calcext:value-type="date">
            <text:p>01/22/14</text:p>
          </table:table-cell>
          <table:table-cell table:style-name="ce11"/>
          <table:table-cell/>
          <table:table-cell office:value-type="date" office:date-value="2014-01-22" calcext:value-type="date">
            <text:p>Jan 22, 14</text:p>
          </table:table-cell>
          <table:table-cell/>
          <table:table-cell office:value-type="date" office:date-value="2014-01-22" calcext:value-type="date">
            <text:p>Jan 22, 14</text:p>
          </table:table-cell>
          <table:table-cell table:number-columns-repeated="1003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style-name="ce8" office:value-type="date" office:date-value="2014-04-04" calcext:value-type="date">
            <text:p>Apr 4, 14</text:p>
          </table:table-cell>
          <table:table-cell table:style-name="ce8" office:value-type="date" office:date-value="2014-04-07" calcext:value-type="date">
            <text:p>Apr 7, 14</text:p>
          </table:table-cell>
          <table:table-cell table:style-name="ce14"/>
          <table:table-cell table:style-name="ce6" office:value-type="date" office:date-value="2014-04-04" calcext:value-type="date">
            <text:p>Apr 4, 14</text:p>
          </table:table-cell>
          <table:table-cell table:style-name="ce14"/>
          <table:table-cell table:style-name="ce6" office:value-type="date" office:date-value="2014-04-07" calcext:value-type="date">
            <text:p>Apr 7, 14</text:p>
          </table:table-cell>
          <table:table-cell table:style-name="ce14"/>
          <table:table-cell office:value-type="date" office:date-value="2014-04-04" calcext:value-type="date">
            <text:p>Apr 4, 14</text:p>
          </table:table-cell>
          <table:table-cell table:style-name="ce14"/>
          <table:table-cell office:value-type="date" office:date-value="2014-04-07" calcext:value-type="date">
            <text:p>Apr 7, 14</text:p>
          </table:table-cell>
          <table:table-cell table:style-name="ce14"/>
          <table:table-cell table:style-name="ce6" office:value-type="date" office:date-value="2014-04-07" calcext:value-type="date">
            <text:p>Apr 7, 14</text:p>
          </table:table-cell>
          <table:table-cell table:style-name="ce14"/>
          <table:table-cell table:style-name="ce6" office:value-type="date" office:date-value="2014-04-04" calcext:value-type="date">
            <text:p>Apr 4, 14</text:p>
          </table:table-cell>
          <table:table-cell table:style-name="ce14"/>
          <table:table-cell office:value-type="date" office:date-value="2014-04-01" calcext:value-type="date">
            <text:p>Apr 1, 14</text:p>
          </table:table-cell>
          <table:table-cell table:number-columns-repeated="2"/>
          <table:table-cell table:style-name="ce11" office:value-type="date" office:date-value="2014-04-04" calcext:value-type="date">
            <text:p>04/04/14</text:p>
          </table:table-cell>
          <table:table-cell table:style-name="ce11"/>
          <table:table-cell/>
          <table:table-cell office:value-type="date" office:date-value="2014-04-07" calcext:value-type="date">
            <text:p>Apr 7, 14</text:p>
          </table:table-cell>
          <table:table-cell/>
          <table:table-cell office:value-type="date" office:date-value="2014-04-04" calcext:value-type="date">
            <text:p>Apr 4, 14</text:p>
          </table:table-cell>
          <table:table-cell table:number-columns-repeated="1003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style-name="ce8" office:value-type="date" office:date-value="2014-07-05" calcext:value-type="date">
            <text:p>Jul 5, 14</text:p>
          </table:table-cell>
          <table:table-cell table:style-name="ce8" office:value-type="date" office:date-value="2014-07-03" calcext:value-type="date">
            <text:p>Jul 3, 14</text:p>
          </table:table-cell>
          <table:table-cell table:style-name="ce14"/>
          <table:table-cell table:style-name="ce6" office:value-type="date" office:date-value="2014-07-05" calcext:value-type="date">
            <text:p>Jul 5, 14</text:p>
          </table:table-cell>
          <table:table-cell table:style-name="ce14"/>
          <table:table-cell table:style-name="ce6" office:value-type="date" office:date-value="2014-07-03" calcext:value-type="date">
            <text:p>Jul 3, 14</text:p>
          </table:table-cell>
          <table:table-cell table:style-name="ce14"/>
          <table:table-cell office:value-type="date" office:date-value="2014-07-05" calcext:value-type="date">
            <text:p>Jul 5, 14</text:p>
          </table:table-cell>
          <table:table-cell table:style-name="ce14"/>
          <table:table-cell office:value-type="date" office:date-value="2014-07-03" calcext:value-type="date">
            <text:p>Jul 3, 14</text:p>
          </table:table-cell>
          <table:table-cell table:style-name="ce14"/>
          <table:table-cell table:style-name="ce6" office:value-type="date" office:date-value="2014-07-03" calcext:value-type="date">
            <text:p>Jul 3, 14</text:p>
          </table:table-cell>
          <table:table-cell table:style-name="ce14"/>
          <table:table-cell table:style-name="ce6" office:value-type="date" office:date-value="2014-07-05" calcext:value-type="date">
            <text:p>Jul 5, 14</text:p>
          </table:table-cell>
          <table:table-cell table:style-name="ce14"/>
          <table:table-cell office:value-type="date" office:date-value="2014-07-12" calcext:value-type="date">
            <text:p>Jul 12, 14</text:p>
          </table:table-cell>
          <table:table-cell table:style-name="ce11" office:value-type="date" office:date-value="2014-07-03" calcext:value-type="date">
            <text:p>07/03/14</text:p>
          </table:table-cell>
          <table:table-cell/>
          <table:table-cell table:style-name="ce11" office:value-type="date" office:date-value="2014-07-05" calcext:value-type="date">
            <text:p>07/05/14</text:p>
          </table:table-cell>
          <table:table-cell table:style-name="ce11"/>
          <table:table-cell/>
          <table:table-cell office:value-type="date" office:date-value="2014-07-03" calcext:value-type="date">
            <text:p>Jul 3, 14</text:p>
          </table:table-cell>
          <table:table-cell/>
          <table:table-cell office:value-type="date" office:date-value="2014-07-05" calcext:value-type="date">
            <text:p>Jul 5, 14</text:p>
          </table:table-cell>
          <table:table-cell table:number-columns-repeated="1003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number-columns-repeated="2" table:style-name="ce8" office:value-type="date" office:date-value="2014-10-04" calcext:value-type="date">
            <text:p>Oct 4, 14</text:p>
          </table:table-cell>
          <table:table-cell table:style-name="ce14"/>
          <table:table-cell table:style-name="ce6" office:value-type="date" office:date-value="2014-10-04" calcext:value-type="date">
            <text:p>Oct 4, 14</text:p>
          </table:table-cell>
          <table:table-cell table:style-name="ce14"/>
          <table:table-cell table:style-name="ce6" office:value-type="date" office:date-value="2014-10-04" calcext:value-type="date">
            <text:p>Oct 4, 14</text:p>
          </table:table-cell>
          <table:table-cell table:style-name="ce14"/>
          <table:table-cell office:value-type="date" office:date-value="2014-10-04" calcext:value-type="date">
            <text:p>Oct 4, 14</text:p>
          </table:table-cell>
          <table:table-cell table:style-name="ce14"/>
          <table:table-cell office:value-type="date" office:date-value="2014-10-04" calcext:value-type="date">
            <text:p>Oct 4, 14</text:p>
          </table:table-cell>
          <table:table-cell table:style-name="ce14"/>
          <table:table-cell table:style-name="ce6" office:value-type="date" office:date-value="2014-10-04" calcext:value-type="date">
            <text:p>Oct 4, 14</text:p>
          </table:table-cell>
          <table:table-cell table:style-name="ce14"/>
          <table:table-cell table:style-name="ce6" office:value-type="date" office:date-value="2014-10-04" calcext:value-type="date">
            <text:p>Oct 4, 14</text:p>
          </table:table-cell>
          <table:table-cell table:style-name="ce14"/>
          <table:table-cell office:value-type="date" office:date-value="2014-10-09" calcext:value-type="date">
            <text:p>Oct 9, 14</text:p>
          </table:table-cell>
          <table:table-cell table:style-name="ce11" office:value-type="date" office:date-value="2014-10-05" calcext:value-type="date">
            <text:p>10/05/14</text:p>
          </table:table-cell>
          <table:table-cell/>
          <table:table-cell table:style-name="ce11" office:value-type="date" office:date-value="2014-10-04" calcext:value-type="date">
            <text:p>10/04/14</text:p>
          </table:table-cell>
          <table:table-cell table:style-name="ce11"/>
          <table:table-cell/>
          <table:table-cell office:value-type="date" office:date-value="2014-10-04" calcext:value-type="date">
            <text:p>Oct 4, 14</text:p>
          </table:table-cell>
          <table:table-cell/>
          <table:table-cell office:value-type="date" office:date-value="2014-10-04" calcext:value-type="date">
            <text:p>Oct 4, 14</text:p>
          </table:table-cell>
          <table:table-cell table:number-columns-repeated="1003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style-name="ce8" office:value-type="date" office:date-value="2015-01-07" calcext:value-type="date">
            <text:p>Jan 7, 15</text:p>
          </table:table-cell>
          <table:table-cell table:style-name="ce8" office:value-type="date" office:date-value="2015-01-09" calcext:value-type="date">
            <text:p>Jan 9, 15</text:p>
          </table:table-cell>
          <table:table-cell table:style-name="ce14"/>
          <table:table-cell table:style-name="ce6" office:value-type="date" office:date-value="2015-01-21" calcext:value-type="date">
            <text:p>Jan 21, 15</text:p>
          </table:table-cell>
          <table:table-cell table:style-name="ce14"/>
          <table:table-cell table:style-name="ce6" office:value-type="date" office:date-value="2015-01-16" calcext:value-type="date">
            <text:p>Jan 16, 15</text:p>
          </table:table-cell>
          <table:table-cell table:style-name="ce14"/>
          <table:table-cell office:value-type="date" office:date-value="2015-01-21" calcext:value-type="date">
            <text:p>Jan 21, 15</text:p>
          </table:table-cell>
          <table:table-cell table:style-name="ce14"/>
          <table:table-cell office:value-type="date" office:date-value="2015-01-16" calcext:value-type="date">
            <text:p>Jan 16, 15</text:p>
          </table:table-cell>
          <table:table-cell table:style-name="ce14"/>
          <table:table-cell table:style-name="ce6" office:value-type="date" office:date-value="2015-01-28" calcext:value-type="date">
            <text:p>Jan 28, 15</text:p>
          </table:table-cell>
          <table:table-cell table:style-name="ce14"/>
          <table:table-cell table:style-name="ce6" office:value-type="date" office:date-value="2015-01-23" calcext:value-type="date">
            <text:p>Jan 23, 15</text:p>
          </table:table-cell>
          <table:table-cell table:style-name="ce14"/>
          <table:table-cell office:value-type="date" office:date-value="2015-01-05" calcext:value-type="date">
            <text:p>Jan 5, 15</text:p>
          </table:table-cell>
          <table:table-cell table:style-name="ce11" office:value-type="date" office:date-value="2015-01-11" calcext:value-type="date">
            <text:p>01/11/15</text:p>
          </table:table-cell>
          <table:table-cell/>
          <table:table-cell table:style-name="ce11" office:value-type="date" office:date-value="2015-01-21" calcext:value-type="date">
            <text:p>01/21/15</text:p>
          </table:table-cell>
          <table:table-cell table:style-name="ce11"/>
          <table:table-cell/>
          <table:table-cell office:value-type="date" office:date-value="2015-01-16" calcext:value-type="date">
            <text:p>Jan 16, 15</text:p>
          </table:table-cell>
          <table:table-cell/>
          <table:table-cell office:value-type="date" office:date-value="2015-01-21" calcext:value-type="date">
            <text:p>Jan 21, 15</text:p>
          </table:table-cell>
          <table:table-cell table:number-columns-repeated="1003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style-name="ce10" office:value-type="date" office:date-value="2015-05-13" calcext:value-type="date">
            <text:p>May 13, 15</text:p>
          </table:table-cell>
          <table:table-cell table:style-name="ce10" office:value-type="date" office:date-value="2015-05-26" calcext:value-type="date">
            <text:p>May 26, 15</text:p>
          </table:table-cell>
          <table:table-cell table:style-name="ce14"/>
          <table:table-cell table:style-name="ce6" office:value-type="date" office:date-value="2015-05-13" calcext:value-type="date">
            <text:p>May 13, 15</text:p>
          </table:table-cell>
          <table:table-cell table:style-name="ce14"/>
          <table:table-cell table:style-name="ce6" office:value-type="date" office:date-value="2015-05-26" calcext:value-type="date">
            <text:p>May 26, 15</text:p>
          </table:table-cell>
          <table:table-cell table:style-name="ce14"/>
          <table:table-cell office:value-type="date" office:date-value="2015-05-13" calcext:value-type="date">
            <text:p>May 13, 15</text:p>
          </table:table-cell>
          <table:table-cell table:style-name="ce14"/>
          <table:table-cell office:value-type="date" office:date-value="2015-05-26" calcext:value-type="date">
            <text:p>May 26, 15</text:p>
          </table:table-cell>
          <table:table-cell table:style-name="ce14"/>
          <table:table-cell table:style-name="ce6" office:value-type="date" office:date-value="2015-05-26" calcext:value-type="date">
            <text:p>May 26, 15</text:p>
          </table:table-cell>
          <table:table-cell table:style-name="ce14"/>
          <table:table-cell table:style-name="ce6" office:value-type="date" office:date-value="2015-05-14" calcext:value-type="date">
            <text:p>May 14, 15</text:p>
          </table:table-cell>
          <table:table-cell table:style-name="ce14"/>
          <table:table-cell office:value-type="date" office:date-value="2015-05-14" calcext:value-type="date">
            <text:p>May 14, 15</text:p>
          </table:table-cell>
          <table:table-cell table:number-columns-repeated="2"/>
          <table:table-cell table:style-name="ce11" office:value-type="date" office:date-value="2015-05-12" calcext:value-type="date">
            <text:p>05/12/15</text:p>
          </table:table-cell>
          <table:table-cell table:style-name="ce11"/>
          <table:table-cell/>
          <table:table-cell office:value-type="date" office:date-value="2015-05-26" calcext:value-type="date">
            <text:p>May 26, 15</text:p>
          </table:table-cell>
          <table:table-cell/>
          <table:table-cell office:value-type="date" office:date-value="2015-05-13" calcext:value-type="date">
            <text:p>May 13, 15</text:p>
          </table:table-cell>
          <table:table-cell table:number-columns-repeated="1003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number-columns-repeated="2" table:style-name="ce8" office:value-type="date" office:date-value="2015-06-23" calcext:value-type="date">
            <text:p>Jun 23, 15</text:p>
          </table:table-cell>
          <table:table-cell table:style-name="ce14"/>
          <table:table-cell table:style-name="ce7" office:value-type="date" office:date-value="2015-06-23" calcext:value-type="date">
            <text:p>Jun 23, 15</text:p>
          </table:table-cell>
          <table:table-cell table:style-name="ce18"/>
          <table:table-cell table:style-name="ce7" office:value-type="date" office:date-value="2015-06-23" calcext:value-type="date">
            <text:p>Jun 23, 15</text:p>
          </table:table-cell>
          <table:table-cell table:style-name="ce14"/>
          <table:table-cell office:value-type="date" office:date-value="2015-06-23" calcext:value-type="date">
            <text:p>Jun 23, 15</text:p>
          </table:table-cell>
          <table:table-cell table:style-name="ce14"/>
          <table:table-cell office:value-type="date" office:date-value="2015-06-23" calcext:value-type="date">
            <text:p>Jun 23, 15</text:p>
          </table:table-cell>
          <table:table-cell table:style-name="ce14"/>
          <table:table-cell table:style-name="ce6" office:value-type="date" office:date-value="2015-06-27" calcext:value-type="date">
            <text:p>Jun 27, 15</text:p>
          </table:table-cell>
          <table:table-cell table:style-name="ce14"/>
          <table:table-cell table:style-name="ce6" office:value-type="date" office:date-value="2015-06-23" calcext:value-type="date">
            <text:p>Jun 23, 15</text:p>
          </table:table-cell>
          <table:table-cell table:style-name="ce14"/>
          <table:table-cell/>
          <table:table-cell table:style-name="ce11" office:value-type="date" office:date-value="2015-07-09" calcext:value-type="date">
            <text:p>07/09/15</text:p>
          </table:table-cell>
          <table:table-cell/>
          <table:table-cell table:style-name="ce11" office:value-type="date" office:date-value="2015-06-23" calcext:value-type="date">
            <text:p>06/23/15</text:p>
          </table:table-cell>
          <table:table-cell table:style-name="ce11"/>
          <table:table-cell/>
          <table:table-cell office:value-type="date" office:date-value="2015-06-23" calcext:value-type="date">
            <text:p>Jun 23, 15</text:p>
          </table:table-cell>
          <table:table-cell/>
          <table:table-cell office:value-type="date" office:date-value="2015-06-23" calcext:value-type="date">
            <text:p>Jun 23, 15</text:p>
          </table:table-cell>
          <table:table-cell table:number-columns-repeated="1003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style-name="ce8" office:value-type="date" office:date-value="2015-08-13" calcext:value-type="date">
            <text:p>Aug 13, 15</text:p>
          </table:table-cell>
          <table:table-cell table:style-name="ce8" office:value-type="date" office:date-value="2015-08-15" calcext:value-type="date">
            <text:p>Aug 15, 15</text:p>
          </table:table-cell>
          <table:table-cell table:style-name="ce14"/>
          <table:table-cell table:style-name="ce6" office:value-type="date" office:date-value="2015-08-13" calcext:value-type="date">
            <text:p>Aug 13, 15</text:p>
          </table:table-cell>
          <table:table-cell table:style-name="ce14"/>
          <table:table-cell table:style-name="ce6" office:value-type="date" office:date-value="2015-08-13" calcext:value-type="date">
            <text:p>Aug 13, 15</text:p>
          </table:table-cell>
          <table:table-cell table:style-name="ce14"/>
          <table:table-cell office:value-type="date" office:date-value="2015-08-13" calcext:value-type="date">
            <text:p>Aug 13, 15</text:p>
          </table:table-cell>
          <table:table-cell table:style-name="ce14"/>
          <table:table-cell office:value-type="date" office:date-value="2015-08-13" calcext:value-type="date">
            <text:p>Aug 13, 15</text:p>
          </table:table-cell>
          <table:table-cell table:style-name="ce14"/>
          <table:table-cell table:style-name="ce6" office:value-type="date" office:date-value="2015-08-13" calcext:value-type="date">
            <text:p>Aug 13, 15</text:p>
          </table:table-cell>
          <table:table-cell table:style-name="ce14"/>
          <table:table-cell table:style-name="ce6" office:value-type="date" office:date-value="2015-08-13" calcext:value-type="date">
            <text:p>Aug 13, 15</text:p>
          </table:table-cell>
          <table:table-cell table:style-name="ce14"/>
          <table:table-cell table:number-columns-repeated="3"/>
          <table:table-cell table:style-name="ce11" office:value-type="date" office:date-value="2015-08-13" calcext:value-type="date">
            <text:p>08/13/15</text:p>
          </table:table-cell>
          <table:table-cell table:style-name="ce11"/>
          <table:table-cell/>
          <table:table-cell office:value-type="date" office:date-value="2015-08-13" calcext:value-type="date">
            <text:p>Aug 13, 15</text:p>
          </table:table-cell>
          <table:table-cell/>
          <table:table-cell office:value-type="date" office:date-value="2015-08-13" calcext:value-type="date">
            <text:p>Aug 13, 15</text:p>
          </table:table-cell>
          <table:table-cell table:number-columns-repeated="1003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style-name="ce8" office:value-type="date" office:date-value="2015-10-03" calcext:value-type="date">
            <text:p>Oct 3, 15</text:p>
          </table:table-cell>
          <table:table-cell table:style-name="ce8" office:value-type="date" office:date-value="2015-10-15" calcext:value-type="date">
            <text:p>Oct 15, 15</text:p>
          </table:table-cell>
          <table:table-cell table:style-name="ce14"/>
          <table:table-cell table:style-name="ce6" office:value-type="date" office:date-value="2015-10-15" calcext:value-type="date">
            <text:p>Oct 15, 15</text:p>
          </table:table-cell>
          <table:table-cell table:style-name="ce14"/>
          <table:table-cell table:style-name="ce6" office:value-type="date" office:date-value="2015-10-15" calcext:value-type="date">
            <text:p>Oct 15, 15</text:p>
          </table:table-cell>
          <table:table-cell table:style-name="ce14"/>
          <table:table-cell office:value-type="date" office:date-value="2015-10-09" calcext:value-type="date">
            <text:p>Oct 9, 15</text:p>
          </table:table-cell>
          <table:table-cell table:style-name="ce14"/>
          <table:table-cell office:value-type="date" office:date-value="2015-10-15" calcext:value-type="date">
            <text:p>Oct 15, 15</text:p>
          </table:table-cell>
          <table:table-cell table:style-name="ce14"/>
          <table:table-cell table:style-name="ce6" office:value-type="date" office:date-value="2015-10-15" calcext:value-type="date">
            <text:p>Oct 15, 15</text:p>
          </table:table-cell>
          <table:table-cell table:style-name="ce14"/>
          <table:table-cell table:style-name="ce6" office:value-type="date" office:date-value="2015-10-15" calcext:value-type="date">
            <text:p>Oct 15, 15</text:p>
          </table:table-cell>
          <table:table-cell table:style-name="ce14"/>
          <table:table-cell office:value-type="date" office:date-value="2015-10-19" calcext:value-type="date">
            <text:p>Oct 19, 15</text:p>
          </table:table-cell>
          <table:table-cell table:style-name="ce11" office:value-type="date" office:date-value="2015-10-06" calcext:value-type="date">
            <text:p>10/06/15</text:p>
          </table:table-cell>
          <table:table-cell/>
          <table:table-cell table:style-name="ce11" office:value-type="date" office:date-value="2015-10-02" calcext:value-type="date">
            <text:p>10/02/15</text:p>
          </table:table-cell>
          <table:table-cell table:style-name="ce11"/>
          <table:table-cell/>
          <table:table-cell office:value-type="date" office:date-value="2015-10-15" calcext:value-type="date">
            <text:p>Oct 15, 15</text:p>
          </table:table-cell>
          <table:table-cell/>
          <table:table-cell office:value-type="date" office:date-value="2015-10-08" calcext:value-type="date">
            <text:p>Oct 8, 15</text:p>
          </table:table-cell>
          <table:table-cell table:number-columns-repeated="1003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style-name="ce8" office:value-type="date" office:date-value="2016-01-07" calcext:value-type="date">
            <text:p>Jan 7, 16</text:p>
          </table:table-cell>
          <table:table-cell table:style-name="ce8" office:value-type="date" office:date-value="2016-01-05" calcext:value-type="date">
            <text:p>Jan 5, 16</text:p>
          </table:table-cell>
          <table:table-cell table:style-name="ce14"/>
          <table:table-cell table:style-name="ce6" office:value-type="date" office:date-value="2016-01-07" calcext:value-type="date">
            <text:p>Jan 7, 16</text:p>
          </table:table-cell>
          <table:table-cell table:style-name="ce14"/>
          <table:table-cell table:style-name="ce6" office:value-type="date" office:date-value="2016-01-05" calcext:value-type="date">
            <text:p>Jan 5, 16</text:p>
          </table:table-cell>
          <table:table-cell table:style-name="ce14"/>
          <table:table-cell office:value-type="date" office:date-value="2016-01-07" calcext:value-type="date">
            <text:p>Jan 7, 16</text:p>
          </table:table-cell>
          <table:table-cell table:style-name="ce14"/>
          <table:table-cell office:value-type="date" office:date-value="2016-01-05" calcext:value-type="date">
            <text:p>Jan 5, 16</text:p>
          </table:table-cell>
          <table:table-cell table:style-name="ce14"/>
          <table:table-cell office:value-type="date" office:date-value="2016-01-05" calcext:value-type="date">
            <text:p>Jan 5, 16</text:p>
          </table:table-cell>
          <table:table-cell table:style-name="ce14"/>
          <table:table-cell table:style-name="ce3" office:value-type="date" office:date-value="2016-01-07" calcext:value-type="date">
            <text:p>Jan 7, 16</text:p>
          </table:table-cell>
          <table:table-cell table:style-name="ce14"/>
          <table:table-cell table:number-columns-repeated="3"/>
          <table:table-cell table:style-name="ce11" office:value-type="date" office:date-value="2016-01-07" calcext:value-type="date">
            <text:p>01/07/16</text:p>
          </table:table-cell>
          <table:table-cell table:style-name="ce11"/>
          <table:table-cell/>
          <table:table-cell office:value-type="date" office:date-value="2016-01-05" calcext:value-type="date">
            <text:p>Jan 5, 16</text:p>
          </table:table-cell>
          <table:table-cell/>
          <table:table-cell office:value-type="date" office:date-value="2016-01-07" calcext:value-type="date">
            <text:p>Jan 7, 16</text:p>
          </table:table-cell>
          <table:table-cell table:number-columns-repeated="1003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number-columns-repeated="2" table:style-name="ce8" office:value-type="date" office:date-value="2016-04-06" calcext:value-type="date">
            <text:p>Apr 6, 16</text:p>
          </table:table-cell>
          <table:table-cell table:style-name="ce14"/>
          <table:table-cell table:style-name="ce6" office:value-type="date" office:date-value="2016-04-06" calcext:value-type="date">
            <text:p>Apr 6, 16</text:p>
          </table:table-cell>
          <table:table-cell table:style-name="ce14"/>
          <table:table-cell table:style-name="ce6" office:value-type="date" office:date-value="2016-04-06" calcext:value-type="date">
            <text:p>Apr 6, 16</text:p>
          </table:table-cell>
          <table:table-cell table:style-name="ce14"/>
          <table:table-cell office:value-type="date" office:date-value="2016-04-06" calcext:value-type="date">
            <text:p>Apr 6, 16</text:p>
          </table:table-cell>
          <table:table-cell table:style-name="ce14"/>
          <table:table-cell office:value-type="date" office:date-value="2016-04-06" calcext:value-type="date">
            <text:p>Apr 6, 16</text:p>
          </table:table-cell>
          <table:table-cell table:style-name="ce14"/>
          <table:table-cell office:value-type="date" office:date-value="2016-04-06" calcext:value-type="date">
            <text:p>Apr 6, 16</text:p>
          </table:table-cell>
          <table:table-cell table:style-name="ce14"/>
          <table:table-cell table:style-name="ce3" office:value-type="date" office:date-value="2016-04-06" calcext:value-type="date">
            <text:p>Apr 6, 16</text:p>
          </table:table-cell>
          <table:table-cell table:style-name="ce14"/>
          <table:table-cell office:value-type="date" office:date-value="2016-04-06" calcext:value-type="date">
            <text:p>Apr 6, 16</text:p>
          </table:table-cell>
          <table:table-cell table:style-name="ce11" office:value-type="date" office:date-value="2016-04-07" calcext:value-type="date">
            <text:p>04/07/16</text:p>
          </table:table-cell>
          <table:table-cell/>
          <table:table-cell table:style-name="ce11" office:value-type="date" office:date-value="2016-04-06" calcext:value-type="date">
            <text:p>04/06/16</text:p>
          </table:table-cell>
          <table:table-cell table:style-name="ce11"/>
          <table:table-cell/>
          <table:table-cell office:value-type="date" office:date-value="2016-04-06" calcext:value-type="date">
            <text:p>Apr 6, 16</text:p>
          </table:table-cell>
          <table:table-cell/>
          <table:table-cell office:value-type="date" office:date-value="2016-04-06" calcext:value-type="date">
            <text:p>Apr 6, 16</text:p>
          </table:table-cell>
          <table:table-cell table:number-columns-repeated="1003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style-name="ce8" office:value-type="date" office:date-value="2016-07-04" calcext:value-type="date">
            <text:p>Jul 4, 16</text:p>
          </table:table-cell>
          <table:table-cell table:style-name="ce8" office:value-type="date" office:date-value="2016-07-08" calcext:value-type="date">
            <text:p>Jul 8, 16</text:p>
          </table:table-cell>
          <table:table-cell table:style-name="ce14"/>
          <table:table-cell table:style-name="ce6" office:value-type="date" office:date-value="2016-07-08" calcext:value-type="date">
            <text:p>Jul 8, 16</text:p>
          </table:table-cell>
          <table:table-cell table:style-name="ce14"/>
          <table:table-cell table:style-name="ce6" office:value-type="date" office:date-value="2016-07-08" calcext:value-type="date">
            <text:p>Jul 8, 16</text:p>
          </table:table-cell>
          <table:table-cell table:style-name="ce14"/>
          <table:table-cell office:value-type="date" office:date-value="2016-07-05" calcext:value-type="date">
            <text:p>Jul 5, 16</text:p>
          </table:table-cell>
          <table:table-cell table:style-name="ce14"/>
          <table:table-cell office:value-type="date" office:date-value="2016-07-08" calcext:value-type="date">
            <text:p>Jul 8, 16</text:p>
          </table:table-cell>
          <table:table-cell table:style-name="ce14"/>
          <table:table-cell office:value-type="date" office:date-value="2016-07-08" calcext:value-type="date">
            <text:p>Jul 8, 16</text:p>
          </table:table-cell>
          <table:table-cell table:style-name="ce14"/>
          <table:table-cell table:style-name="ce3" office:value-type="date" office:date-value="2016-07-05" calcext:value-type="date">
            <text:p>Jul 5, 16</text:p>
          </table:table-cell>
          <table:table-cell table:style-name="ce14"/>
          <table:table-cell office:value-type="date" office:date-value="2016-07-07" calcext:value-type="date">
            <text:p>Jul 7, 16</text:p>
          </table:table-cell>
          <table:table-cell table:style-name="ce11" office:value-type="date" office:date-value="2016-07-08" calcext:value-type="date">
            <text:p>07/08/16</text:p>
          </table:table-cell>
          <table:table-cell/>
          <table:table-cell table:style-name="ce11" office:value-type="date" office:date-value="2016-07-05" calcext:value-type="date">
            <text:p>07/05/16</text:p>
          </table:table-cell>
          <table:table-cell table:style-name="ce11"/>
          <table:table-cell/>
          <table:table-cell office:value-type="date" office:date-value="2016-07-08" calcext:value-type="date">
            <text:p>Jul 8, 16</text:p>
          </table:table-cell>
          <table:table-cell/>
          <table:table-cell office:value-type="date" office:date-value="2016-07-08" calcext:value-type="date">
            <text:p>Jul 8, 16</text:p>
          </table:table-cell>
          <table:table-cell table:number-columns-repeated="1003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style-name="ce8" office:value-type="date" office:date-value="2016-10-01" calcext:value-type="date">
            <text:p>Oct 1, 16</text:p>
          </table:table-cell>
          <table:table-cell table:style-name="ce8" office:value-type="date" office:date-value="2016-09-23" calcext:value-type="date">
            <text:p>Sep 23, 16</text:p>
          </table:table-cell>
          <table:table-cell table:style-name="ce14"/>
          <table:table-cell table:style-name="ce6" office:value-type="date" office:date-value="2016-09-24" calcext:value-type="date">
            <text:p>Sep 24, 16</text:p>
          </table:table-cell>
          <table:table-cell table:style-name="ce14"/>
          <table:table-cell table:style-name="ce6" office:value-type="date" office:date-value="2016-09-25" calcext:value-type="date">
            <text:p>Sep 25, 16</text:p>
          </table:table-cell>
          <table:table-cell table:style-name="ce14"/>
          <table:table-cell office:value-type="date" office:date-value="2016-09-27" calcext:value-type="date">
            <text:p>Sep 27, 16</text:p>
          </table:table-cell>
          <table:table-cell table:style-name="ce14"/>
          <table:table-cell office:value-type="date" office:date-value="2016-09-23" calcext:value-type="date">
            <text:p>Sep 23, 16</text:p>
          </table:table-cell>
          <table:table-cell table:style-name="ce14"/>
          <table:table-cell office:value-type="date" office:date-value="2016-09-23" calcext:value-type="date">
            <text:p>Sep 23, 16</text:p>
          </table:table-cell>
          <table:table-cell table:style-name="ce14"/>
          <table:table-cell table:style-name="ce3" office:value-type="date" office:date-value="2016-09-28" calcext:value-type="date">
            <text:p>Sep 28, 16</text:p>
          </table:table-cell>
          <table:table-cell table:style-name="ce14"/>
          <table:table-cell office:value-type="date" office:date-value="2016-10-03" calcext:value-type="date">
            <text:p>Oct 3, 16</text:p>
          </table:table-cell>
          <table:table-cell table:style-name="ce11" office:value-type="date" office:date-value="2016-09-21" calcext:value-type="date">
            <text:p>09/21/16</text:p>
          </table:table-cell>
          <table:table-cell/>
          <table:table-cell table:style-name="ce11" office:value-type="date" office:date-value="2016-09-24" calcext:value-type="date">
            <text:p>09/24/16</text:p>
          </table:table-cell>
          <table:table-cell table:style-name="ce11"/>
          <table:table-cell/>
          <table:table-cell office:value-type="date" office:date-value="2016-09-23" calcext:value-type="date">
            <text:p>Sep 23, 16</text:p>
          </table:table-cell>
          <table:table-cell/>
          <table:table-cell office:value-type="date" office:date-value="2016-09-28" calcext:value-type="date">
            <text:p>Sep 28, 16</text:p>
          </table:table-cell>
          <table:table-cell table:number-columns-repeated="1003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style-name="ce8" office:value-type="date" office:date-value="2017-01-02" calcext:value-type="date">
            <text:p>Jan 2, 17</text:p>
          </table:table-cell>
          <table:table-cell table:style-name="ce8" office:value-type="date" office:date-value="2017-01-14" calcext:value-type="date">
            <text:p>Jan 14, 17</text:p>
          </table:table-cell>
          <table:table-cell table:style-name="ce14"/>
          <table:table-cell table:style-name="ce6" office:value-type="date" office:date-value="2017-01-11" calcext:value-type="date">
            <text:p>Jan 11, 17</text:p>
          </table:table-cell>
          <table:table-cell table:style-name="ce14"/>
          <table:table-cell table:style-name="ce6" office:value-type="date" office:date-value="2017-01-14" calcext:value-type="date">
            <text:p>Jan 14, 17</text:p>
          </table:table-cell>
          <table:table-cell table:style-name="ce14"/>
          <table:table-cell office:value-type="date" office:date-value="2017-01-09" calcext:value-type="date">
            <text:p>Jan 9, 17</text:p>
          </table:table-cell>
          <table:table-cell table:style-name="ce14"/>
          <table:table-cell office:value-type="date" office:date-value="2017-01-14" calcext:value-type="date">
            <text:p>Jan 14, 17</text:p>
          </table:table-cell>
          <table:table-cell table:style-name="ce14"/>
          <table:table-cell office:value-type="date" office:date-value="2017-01-14" calcext:value-type="date">
            <text:p>Jan 14, 17</text:p>
          </table:table-cell>
          <table:table-cell table:style-name="ce14"/>
          <table:table-cell table:style-name="ce3" office:value-type="date" office:date-value="2017-01-09" calcext:value-type="date">
            <text:p>Jan 9, 17</text:p>
          </table:table-cell>
          <table:table-cell table:style-name="ce14"/>
          <table:table-cell office:value-type="date" office:date-value="2017-01-12" calcext:value-type="date">
            <text:p>Jan 12, 17</text:p>
          </table:table-cell>
          <table:table-cell table:number-columns-repeated="2"/>
          <table:table-cell table:style-name="ce11" office:value-type="date" office:date-value="2017-01-09" calcext:value-type="date">
            <text:p>01/09/17</text:p>
          </table:table-cell>
          <table:table-cell table:style-name="ce11"/>
          <table:table-cell/>
          <table:table-cell office:value-type="date" office:date-value="2017-01-14" calcext:value-type="date">
            <text:p>Jan 14, 17</text:p>
          </table:table-cell>
          <table:table-cell/>
          <table:table-cell office:value-type="date" office:date-value="2017-01-09" calcext:value-type="date">
            <text:p>Jan 9, 17</text:p>
          </table:table-cell>
          <table:table-cell table:number-columns-repeated="1003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style-name="ce8" office:value-type="date" office:date-value="2017-04-02" calcext:value-type="date">
            <text:p>Apr 2, 17</text:p>
          </table:table-cell>
          <table:table-cell table:style-name="ce8" office:value-type="date" office:date-value="2017-04-03" calcext:value-type="date">
            <text:p>Apr 3, 17</text:p>
          </table:table-cell>
          <table:table-cell table:style-name="ce14"/>
          <table:table-cell table:style-name="ce6" office:value-type="date" office:date-value="2017-04-03" calcext:value-type="date">
            <text:p>Apr 3, 17</text:p>
          </table:table-cell>
          <table:table-cell table:style-name="ce14"/>
          <table:table-cell table:style-name="ce6" office:value-type="date" office:date-value="2017-04-03" calcext:value-type="date">
            <text:p>Apr 3, 17</text:p>
          </table:table-cell>
          <table:table-cell table:style-name="ce14"/>
          <table:table-cell office:value-type="date" office:date-value="2017-04-03" calcext:value-type="date">
            <text:p>Apr 3, 17</text:p>
          </table:table-cell>
          <table:table-cell table:style-name="ce14"/>
          <table:table-cell office:value-type="date" office:date-value="2017-04-03" calcext:value-type="date">
            <text:p>Apr 3, 17</text:p>
          </table:table-cell>
          <table:table-cell table:style-name="ce14"/>
          <table:table-cell office:value-type="date" office:date-value="2017-04-03" calcext:value-type="date">
            <text:p>Apr 3, 17</text:p>
          </table:table-cell>
          <table:table-cell table:style-name="ce14"/>
          <table:table-cell table:style-name="ce3" office:value-type="date" office:date-value="2017-04-03" calcext:value-type="date">
            <text:p>Apr 3, 17</text:p>
          </table:table-cell>
          <table:table-cell table:style-name="ce14"/>
          <table:table-cell office:value-type="date" office:date-value="2017-04-10" calcext:value-type="date">
            <text:p>Apr 10, 17</text:p>
          </table:table-cell>
          <table:table-cell table:number-columns-repeated="2"/>
          <table:table-cell table:style-name="ce11" office:value-type="date" office:date-value="2017-04-03" calcext:value-type="date">
            <text:p>04/03/17</text:p>
          </table:table-cell>
          <table:table-cell table:style-name="ce11"/>
          <table:table-cell/>
          <table:table-cell office:value-type="date" office:date-value="2017-04-03" calcext:value-type="date">
            <text:p>Apr 3, 17</text:p>
          </table:table-cell>
          <table:table-cell/>
          <table:table-cell office:value-type="date" office:date-value="2017-04-03" calcext:value-type="date">
            <text:p>Apr 3, 17</text:p>
          </table:table-cell>
          <table:table-cell table:number-columns-repeated="1003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number-columns-repeated="2" table:style-name="ce8" office:value-type="date" office:date-value="2017-07-03" calcext:value-type="date">
            <text:p>Jul 3, 17</text:p>
          </table:table-cell>
          <table:table-cell table:style-name="ce14"/>
          <table:table-cell table:style-name="ce6" office:value-type="date" office:date-value="2017-07-05" calcext:value-type="date">
            <text:p>Jul 5, 17</text:p>
          </table:table-cell>
          <table:table-cell table:style-name="ce14"/>
          <table:table-cell table:style-name="ce6" office:value-type="date" office:date-value="2017-07-03" calcext:value-type="date">
            <text:p>Jul 3, 17</text:p>
          </table:table-cell>
          <table:table-cell table:style-name="ce14"/>
          <table:table-cell office:value-type="date" office:date-value="2017-07-07" calcext:value-type="date">
            <text:p>Jul 7, 17</text:p>
          </table:table-cell>
          <table:table-cell table:style-name="ce14"/>
          <table:table-cell office:value-type="date" office:date-value="2017-07-03" calcext:value-type="date">
            <text:p>Jul 3, 17</text:p>
          </table:table-cell>
          <table:table-cell table:style-name="ce14"/>
          <table:table-cell office:value-type="date" office:date-value="2017-07-03" calcext:value-type="date">
            <text:p>Jul 3, 17</text:p>
          </table:table-cell>
          <table:table-cell table:style-name="ce14"/>
          <table:table-cell table:style-name="ce3" office:value-type="date" office:date-value="2017-07-07" calcext:value-type="date">
            <text:p>Jul 7, 17</text:p>
          </table:table-cell>
          <table:table-cell table:style-name="ce14"/>
          <table:table-cell office:value-type="date" office:date-value="2017-06-27" calcext:value-type="date">
            <text:p>Jun 27, 17</text:p>
          </table:table-cell>
          <table:table-cell table:style-name="ce11" office:value-type="date" office:date-value="2017-06-22" calcext:value-type="date">
            <text:p>06/22/17</text:p>
          </table:table-cell>
          <table:table-cell/>
          <table:table-cell table:style-name="ce11" office:value-type="date" office:date-value="2017-07-07" calcext:value-type="date">
            <text:p>07/07/17</text:p>
          </table:table-cell>
          <table:table-cell table:style-name="ce11"/>
          <table:table-cell/>
          <table:table-cell office:value-type="date" office:date-value="2017-07-03" calcext:value-type="date">
            <text:p>Jul 3, 17</text:p>
          </table:table-cell>
          <table:table-cell/>
          <table:table-cell office:value-type="date" office:date-value="2017-07-07" calcext:value-type="date">
            <text:p>Jul 7, 17</text:p>
          </table:table-cell>
          <table:table-cell table:number-columns-repeated="1003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number-columns-repeated="2" table:style-name="ce8" office:value-type="date" office:date-value="2017-10-03" calcext:value-type="date">
            <text:p>Oct 3, 17</text:p>
          </table:table-cell>
          <table:table-cell table:style-name="ce14"/>
          <table:table-cell table:style-name="ce6" office:value-type="date" office:date-value="2017-10-10" calcext:value-type="date">
            <text:p>Oct 10, 17</text:p>
          </table:table-cell>
          <table:table-cell table:style-name="ce14"/>
          <table:table-cell table:style-name="ce6" office:value-type="date" office:date-value="2017-10-10" calcext:value-type="date">
            <text:p>Oct 10, 17</text:p>
          </table:table-cell>
          <table:table-cell table:style-name="ce14"/>
          <table:table-cell office:value-type="date" office:date-value="2017-10-10" calcext:value-type="date">
            <text:p>Oct 10, 17</text:p>
          </table:table-cell>
          <table:table-cell table:style-name="ce14"/>
          <table:table-cell office:value-type="date" office:date-value="2017-10-10" calcext:value-type="date">
            <text:p>Oct 10, 17</text:p>
          </table:table-cell>
          <table:table-cell table:style-name="ce14"/>
          <table:table-cell office:value-type="date" office:date-value="2017-10-10" calcext:value-type="date">
            <text:p>Oct 10, 17</text:p>
          </table:table-cell>
          <table:table-cell table:style-name="ce14"/>
          <table:table-cell table:style-name="ce3" office:value-type="date" office:date-value="2017-10-10" calcext:value-type="date">
            <text:p>Oct 10, 17</text:p>
          </table:table-cell>
          <table:table-cell table:style-name="ce14"/>
          <table:table-cell office:value-type="date" office:date-value="2017-10-01" calcext:value-type="date">
            <text:p>Oct 1, 17</text:p>
          </table:table-cell>
          <table:table-cell table:style-name="ce11" office:value-type="date" office:date-value="2017-10-10" calcext:value-type="date">
            <text:p>10/10/17</text:p>
          </table:table-cell>
          <table:table-cell/>
          <table:table-cell table:style-name="ce11" office:value-type="date" office:date-value="2017-10-10" calcext:value-type="date">
            <text:p>10/10/17</text:p>
          </table:table-cell>
          <table:table-cell table:style-name="ce11"/>
          <table:table-cell/>
          <table:table-cell office:value-type="date" office:date-value="2017-10-10" calcext:value-type="date">
            <text:p>Oct 10, 17</text:p>
          </table:table-cell>
          <table:table-cell/>
          <table:table-cell office:value-type="date" office:date-value="2017-10-10" calcext:value-type="date">
            <text:p>Oct 10, 17</text:p>
          </table:table-cell>
          <table:table-cell table:number-columns-repeated="1003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style-name="ce8" office:value-type="date" office:date-value="2018-01-01" calcext:value-type="date">
            <text:p>Jan 1, 18</text:p>
          </table:table-cell>
          <table:table-cell table:style-name="ce8" office:value-type="date" office:date-value="2018-01-10" calcext:value-type="date">
            <text:p>Jan 10, 18</text:p>
          </table:table-cell>
          <table:table-cell table:style-name="ce14"/>
          <table:table-cell table:style-name="ce6" office:value-type="date" office:date-value="2018-01-10" calcext:value-type="date">
            <text:p>Jan 10, 18</text:p>
          </table:table-cell>
          <table:table-cell table:style-name="ce14"/>
          <table:table-cell table:style-name="ce6" office:value-type="date" office:date-value="2018-01-10" calcext:value-type="date">
            <text:p>Jan 10, 18</text:p>
          </table:table-cell>
          <table:table-cell table:style-name="ce14"/>
          <table:table-cell office:value-type="date" office:date-value="2018-01-10" calcext:value-type="date">
            <text:p>Jan 10, 18</text:p>
          </table:table-cell>
          <table:table-cell table:style-name="ce14"/>
          <table:table-cell office:value-type="date" office:date-value="2018-01-10" calcext:value-type="date">
            <text:p>Jan 10, 18</text:p>
          </table:table-cell>
          <table:table-cell table:style-name="ce14"/>
          <table:table-cell office:value-type="date" office:date-value="2018-01-10" calcext:value-type="date">
            <text:p>Jan 10, 18</text:p>
          </table:table-cell>
          <table:table-cell table:style-name="ce14"/>
          <table:table-cell table:style-name="ce3" office:value-type="date" office:date-value="2018-01-10" calcext:value-type="date">
            <text:p>Jan 10, 18</text:p>
          </table:table-cell>
          <table:table-cell table:style-name="ce14"/>
          <table:table-cell office:value-type="date" office:date-value="2018-01-03" calcext:value-type="date">
            <text:p>Jan 3, 18</text:p>
          </table:table-cell>
          <table:table-cell table:style-name="ce11" office:value-type="date" office:date-value="2017-12-29" calcext:value-type="date">
            <text:p>12/29/17</text:p>
          </table:table-cell>
          <table:table-cell/>
          <table:table-cell table:style-name="ce11" office:value-type="date" office:date-value="2018-01-02" calcext:value-type="date">
            <text:p>01/02/18</text:p>
          </table:table-cell>
          <table:table-cell table:style-name="ce11"/>
          <table:table-cell/>
          <table:table-cell office:value-type="date" office:date-value="2018-01-10" calcext:value-type="date">
            <text:p>Jan 10, 18</text:p>
          </table:table-cell>
          <table:table-cell/>
          <table:table-cell office:value-type="date" office:date-value="2018-01-02" calcext:value-type="date">
            <text:p>Jan 2, 18</text:p>
          </table:table-cell>
          <table:table-cell table:number-columns-repeated="1003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style-name="ce8" office:value-type="date" office:date-value="2018-04-02" calcext:value-type="date">
            <text:p>Apr 2, 18</text:p>
          </table:table-cell>
          <table:table-cell table:style-name="ce8" office:value-type="date" office:date-value="2018-04-05" calcext:value-type="date">
            <text:p>Apr 5, 18</text:p>
          </table:table-cell>
          <table:table-cell table:style-name="ce14"/>
          <table:table-cell table:style-name="ce6" office:value-type="date" office:date-value="2018-04-02" calcext:value-type="date">
            <text:p>Apr 2, 18</text:p>
          </table:table-cell>
          <table:table-cell table:style-name="ce14"/>
          <table:table-cell table:style-name="ce6" office:value-type="date" office:date-value="2018-04-05" calcext:value-type="date">
            <text:p>Apr 5, 18</text:p>
          </table:table-cell>
          <table:table-cell table:style-name="ce14"/>
          <table:table-cell office:value-type="date" office:date-value="2018-04-02" calcext:value-type="date">
            <text:p>Apr 2, 18</text:p>
          </table:table-cell>
          <table:table-cell table:style-name="ce14"/>
          <table:table-cell office:value-type="date" office:date-value="2018-04-05" calcext:value-type="date">
            <text:p>Apr 5, 18</text:p>
          </table:table-cell>
          <table:table-cell table:style-name="ce14"/>
          <table:table-cell office:value-type="date" office:date-value="2018-04-05" calcext:value-type="date">
            <text:p>Apr 5, 18</text:p>
          </table:table-cell>
          <table:table-cell table:style-name="ce14"/>
          <table:table-cell table:style-name="ce3" office:value-type="date" office:date-value="2018-04-02" calcext:value-type="date">
            <text:p>Apr 2, 18</text:p>
          </table:table-cell>
          <table:table-cell table:style-name="ce14"/>
          <table:table-cell table:number-columns-repeated="3"/>
          <table:table-cell table:style-name="ce11" office:value-type="date" office:date-value="2018-04-02" calcext:value-type="date">
            <text:p>04/02/18</text:p>
          </table:table-cell>
          <table:table-cell table:style-name="ce11"/>
          <table:table-cell/>
          <table:table-cell office:value-type="date" office:date-value="2018-04-05" calcext:value-type="date">
            <text:p>Apr 5, 18</text:p>
          </table:table-cell>
          <table:table-cell/>
          <table:table-cell office:value-type="date" office:date-value="2018-04-02" calcext:value-type="date">
            <text:p>Apr 2, 18</text:p>
          </table:table-cell>
          <table:table-cell table:number-columns-repeated="1003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number-columns-repeated="2" table:style-name="ce8" office:value-type="date" office:date-value="2018-07-17" calcext:value-type="date">
            <text:p>Jul 17, 18</text:p>
          </table:table-cell>
          <table:table-cell table:style-name="ce14"/>
          <table:table-cell table:style-name="ce6" office:value-type="date" office:date-value="2018-07-17" calcext:value-type="date">
            <text:p>Jul 17, 18</text:p>
          </table:table-cell>
          <table:table-cell table:style-name="ce14"/>
          <table:table-cell table:style-name="ce6" office:value-type="date" office:date-value="2018-07-17" calcext:value-type="date">
            <text:p>Jul 17, 18</text:p>
          </table:table-cell>
          <table:table-cell table:style-name="ce14"/>
          <table:table-cell office:value-type="date" office:date-value="2018-07-17" calcext:value-type="date">
            <text:p>Jul 17, 18</text:p>
          </table:table-cell>
          <table:table-cell table:style-name="ce14"/>
          <table:table-cell office:value-type="date" office:date-value="2018-07-17" calcext:value-type="date">
            <text:p>Jul 17, 18</text:p>
          </table:table-cell>
          <table:table-cell table:style-name="ce14"/>
          <table:table-cell office:value-type="date" office:date-value="2018-07-17" calcext:value-type="date">
            <text:p>Jul 17, 18</text:p>
          </table:table-cell>
          <table:table-cell table:style-name="ce14"/>
          <table:table-cell table:style-name="ce3" office:value-type="date" office:date-value="2018-07-17" calcext:value-type="date">
            <text:p>Jul 17, 18</text:p>
          </table:table-cell>
          <table:table-cell table:style-name="ce14"/>
          <table:table-cell table:number-columns-repeated="3"/>
          <table:table-cell table:style-name="ce11" office:value-type="date" office:date-value="2018-07-17" calcext:value-type="date">
            <text:p>07/17/18</text:p>
          </table:table-cell>
          <table:table-cell table:style-name="ce11"/>
          <table:table-cell/>
          <table:table-cell office:value-type="date" office:date-value="2018-07-17" calcext:value-type="date">
            <text:p>Jul 17, 18</text:p>
          </table:table-cell>
          <table:table-cell/>
          <table:table-cell office:value-type="date" office:date-value="2018-07-17" calcext:value-type="date">
            <text:p>Jul 17, 18</text:p>
          </table:table-cell>
          <table:table-cell table:number-columns-repeated="1003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style-name="ce9"/>
          <table:table-cell table:style-name="ce10" office:value-type="date" office:date-value="2018-09-24" calcext:value-type="date">
            <text:p>Sep 24, 18</text:p>
          </table:table-cell>
          <table:table-cell table:style-name="ce14"/>
          <table:table-cell table:style-name="ce6" office:value-type="date" office:date-value="2018-10-07" calcext:value-type="date">
            <text:p>Oct 7, 18</text:p>
          </table:table-cell>
          <table:table-cell table:style-name="ce14"/>
          <table:table-cell table:style-name="ce6" office:value-type="date" office:date-value="2018-09-24" calcext:value-type="date">
            <text:p>Sep 24, 18</text:p>
          </table:table-cell>
          <table:table-cell table:style-name="ce14"/>
          <table:table-cell office:value-type="date" office:date-value="2018-10-10" calcext:value-type="date">
            <text:p>Oct 10, 18</text:p>
          </table:table-cell>
          <table:table-cell table:style-name="ce14"/>
          <table:table-cell office:value-type="date" office:date-value="2018-10-04" calcext:value-type="date">
            <text:p>Oct 4, 18</text:p>
          </table:table-cell>
          <table:table-cell table:style-name="ce14"/>
          <table:table-cell office:value-type="date" office:date-value="2018-09-24" calcext:value-type="date">
            <text:p>Sep 24, 18</text:p>
          </table:table-cell>
          <table:table-cell table:style-name="ce14"/>
          <table:table-cell table:style-name="ce21"/>
          <table:table-cell table:style-name="ce14"/>
          <table:table-cell/>
          <table:table-cell table:style-name="ce11" office:value-type="date" office:date-value="2018-10-06" calcext:value-type="date">
            <text:p>10/06/18</text:p>
          </table:table-cell>
          <table:table-cell table:number-columns-repeated="4"/>
          <table:table-cell office:value-type="date" office:date-value="2018-09-24" calcext:value-type="date">
            <text:p>Sep 24, 18</text:p>
          </table:table-cell>
          <table:table-cell/>
          <table:table-cell office:value-type="date" office:date-value="2018-10-09" calcext:value-type="date">
            <text:p>Oct 9, 18</text:p>
          </table:table-cell>
          <table:table-cell table:number-columns-repeated="1003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style-name="ce8" office:value-type="date" office:date-value="2018-10-30" calcext:value-type="date">
            <text:p>Oct 30, 18</text:p>
          </table:table-cell>
          <table:table-cell table:style-name="ce8" office:value-type="date" office:date-value="2018-11-02" calcext:value-type="date">
            <text:p>Nov 2, 18</text:p>
          </table:table-cell>
          <table:table-cell table:style-name="ce14"/>
          <table:table-cell table:style-name="ce7" office:value-type="date" office:date-value="2018-10-30" calcext:value-type="date">
            <text:p>Oct 30, 18</text:p>
          </table:table-cell>
          <table:table-cell table:style-name="ce18"/>
          <table:table-cell table:style-name="ce7" office:value-type="date" office:date-value="2018-11-02" calcext:value-type="date">
            <text:p>Nov 2, 18</text:p>
          </table:table-cell>
          <table:table-cell table:style-name="ce14"/>
          <table:table-cell office:value-type="date" office:date-value="2018-11-02" calcext:value-type="date">
            <text:p>Nov 2, 18</text:p>
          </table:table-cell>
          <table:table-cell table:style-name="ce14"/>
          <table:table-cell office:value-type="date" office:date-value="2018-11-02" calcext:value-type="date">
            <text:p>Nov 2, 18</text:p>
          </table:table-cell>
          <table:table-cell table:style-name="ce14"/>
          <table:table-cell office:value-type="date" office:date-value="2018-11-02" calcext:value-type="date">
            <text:p>Nov 2, 18</text:p>
          </table:table-cell>
          <table:table-cell table:style-name="ce14"/>
          <table:table-cell table:style-name="ce3" office:value-type="date" office:date-value="2018-10-30" calcext:value-type="date">
            <text:p>Oct 30, 18</text:p>
          </table:table-cell>
          <table:table-cell table:style-name="ce14"/>
          <table:table-cell table:number-columns-repeated="3"/>
          <table:table-cell table:style-name="ce11" office:value-type="date" office:date-value="2018-10-30" calcext:value-type="date">
            <text:p>10/30/18</text:p>
          </table:table-cell>
          <table:table-cell table:style-name="ce11"/>
          <table:table-cell/>
          <table:table-cell office:value-type="date" office:date-value="2018-11-02" calcext:value-type="date">
            <text:p>Nov 2, 18</text:p>
          </table:table-cell>
          <table:table-cell/>
          <table:table-cell office:value-type="date" office:date-value="2018-11-02" calcext:value-type="date">
            <text:p>Nov 2, 18</text:p>
          </table:table-cell>
          <table:table-cell table:number-columns-repeated="1003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style-name="ce8" office:value-type="date" office:date-value="2019-01-05" calcext:value-type="date">
            <text:p>Jan 5, 19</text:p>
          </table:table-cell>
          <table:table-cell table:style-name="ce8" office:value-type="date" office:date-value="2019-01-03" calcext:value-type="date">
            <text:p>Jan 3, 19</text:p>
          </table:table-cell>
          <table:table-cell table:style-name="ce14"/>
          <table:table-cell table:style-name="ce6" office:value-type="date" office:date-value="2019-01-05" calcext:value-type="date">
            <text:p>Jan 5, 19</text:p>
          </table:table-cell>
          <table:table-cell table:style-name="ce14"/>
          <table:table-cell table:style-name="ce6" office:value-type="date" office:date-value="2019-01-03" calcext:value-type="date">
            <text:p>Jan 3, 19</text:p>
          </table:table-cell>
          <table:table-cell table:style-name="ce14"/>
          <table:table-cell office:value-type="date" office:date-value="2019-01-05" calcext:value-type="date">
            <text:p>Jan 5, 19</text:p>
          </table:table-cell>
          <table:table-cell table:style-name="ce14"/>
          <table:table-cell office:value-type="date" office:date-value="2019-01-04" calcext:value-type="date">
            <text:p>Jan 4, 19</text:p>
          </table:table-cell>
          <table:table-cell table:style-name="ce14"/>
          <table:table-cell office:value-type="date" office:date-value="2019-01-04" calcext:value-type="date">
            <text:p>Jan 4, 19</text:p>
          </table:table-cell>
          <table:table-cell table:style-name="ce14"/>
          <table:table-cell table:style-name="ce3" office:value-type="date" office:date-value="2019-01-05" calcext:value-type="date">
            <text:p>Jan 5, 19</text:p>
          </table:table-cell>
          <table:table-cell table:style-name="ce14"/>
          <table:table-cell table:number-columns-repeated="3"/>
          <table:table-cell table:style-name="ce11" office:value-type="date" office:date-value="2019-01-05" calcext:value-type="date">
            <text:p>01/05/19</text:p>
          </table:table-cell>
          <table:table-cell table:style-name="ce11"/>
          <table:table-cell/>
          <table:table-cell office:value-type="date" office:date-value="2019-01-03" calcext:value-type="date">
            <text:p>Jan 3, 19</text:p>
          </table:table-cell>
          <table:table-cell/>
          <table:table-cell office:value-type="date" office:date-value="2019-01-05" calcext:value-type="date">
            <text:p>Jan 5, 19</text:p>
          </table:table-cell>
          <table:table-cell table:number-columns-repeated="1003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style-name="ce8" office:value-type="date" office:date-value="2019-04-01" calcext:value-type="date">
            <text:p>Apr 1, 19</text:p>
          </table:table-cell>
          <table:table-cell table:style-name="ce8" office:value-type="date" office:date-value="2019-03-30" calcext:value-type="date">
            <text:p>Mar 30, 19</text:p>
          </table:table-cell>
          <table:table-cell table:style-name="ce14"/>
          <table:table-cell table:style-name="ce6" office:value-type="date" office:date-value="2019-04-04" calcext:value-type="date">
            <text:p>Apr 4, 19</text:p>
          </table:table-cell>
          <table:table-cell table:style-name="ce14"/>
          <table:table-cell table:style-name="ce6" office:value-type="date" office:date-value="2019-04-05" calcext:value-type="date">
            <text:p>Apr 5, 19</text:p>
          </table:table-cell>
          <table:table-cell table:style-name="ce14"/>
          <table:table-cell office:value-type="date" office:date-value="2019-04-01" calcext:value-type="date">
            <text:p>Apr 1, 19</text:p>
          </table:table-cell>
          <table:table-cell table:style-name="ce14"/>
          <table:table-cell office:value-type="date" office:date-value="2019-04-05" calcext:value-type="date">
            <text:p>Apr 5, 19</text:p>
          </table:table-cell>
          <table:table-cell table:style-name="ce14"/>
          <table:table-cell office:value-type="date" office:date-value="2019-04-05" calcext:value-type="date">
            <text:p>Apr 5, 19</text:p>
          </table:table-cell>
          <table:table-cell table:style-name="ce14"/>
          <table:table-cell table:style-name="ce3" office:value-type="date" office:date-value="2019-04-01" calcext:value-type="date">
            <text:p>Apr 1, 19</text:p>
          </table:table-cell>
          <table:table-cell table:style-name="ce14"/>
          <table:table-cell/>
          <table:table-cell table:style-name="ce11" office:value-type="date" office:date-value="2019-03-30" calcext:value-type="date">
            <text:p>03/30/19</text:p>
          </table:table-cell>
          <table:table-cell/>
          <table:table-cell table:style-name="ce11" office:value-type="date" office:date-value="2019-04-01" calcext:value-type="date">
            <text:p>04/01/19</text:p>
          </table:table-cell>
          <table:table-cell table:style-name="ce11"/>
          <table:table-cell/>
          <table:table-cell office:value-type="date" office:date-value="2019-04-05" calcext:value-type="date">
            <text:p>Apr 5, 19</text:p>
          </table:table-cell>
          <table:table-cell/>
          <table:table-cell office:value-type="date" office:date-value="2019-04-01" calcext:value-type="date">
            <text:p>Apr 1, 19</text:p>
          </table:table-cell>
          <table:table-cell table:number-columns-repeated="1003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number-columns-repeated="2" table:style-name="ce8" office:value-type="date" office:date-value="2019-07-01" calcext:value-type="date">
            <text:p>Jul 1, 19</text:p>
          </table:table-cell>
          <table:table-cell table:style-name="ce14"/>
          <table:table-cell table:style-name="ce6" office:value-type="date" office:date-value="2019-07-01" calcext:value-type="date">
            <text:p>Jul 1, 19</text:p>
          </table:table-cell>
          <table:table-cell table:style-name="ce14"/>
          <table:table-cell table:style-name="ce6" office:value-type="date" office:date-value="2019-07-01" calcext:value-type="date">
            <text:p>Jul 1, 19</text:p>
          </table:table-cell>
          <table:table-cell table:style-name="ce14"/>
          <table:table-cell office:value-type="date" office:date-value="2019-07-01" calcext:value-type="date">
            <text:p>Jul 1, 19</text:p>
          </table:table-cell>
          <table:table-cell table:style-name="ce14"/>
          <table:table-cell office:value-type="date" office:date-value="2019-07-01" calcext:value-type="date">
            <text:p>Jul 1, 19</text:p>
          </table:table-cell>
          <table:table-cell table:style-name="ce14"/>
          <table:table-cell office:value-type="date" office:date-value="2019-07-01" calcext:value-type="date">
            <text:p>Jul 1, 19</text:p>
          </table:table-cell>
          <table:table-cell table:style-name="ce14"/>
          <table:table-cell table:style-name="ce3" office:value-type="date" office:date-value="2019-07-01" calcext:value-type="date">
            <text:p>Jul 1, 19</text:p>
          </table:table-cell>
          <table:table-cell table:style-name="ce14"/>
          <table:table-cell table:number-columns-repeated="3"/>
          <table:table-cell table:style-name="ce11" office:value-type="date" office:date-value="2019-07-01" calcext:value-type="date">
            <text:p>07/01/19</text:p>
          </table:table-cell>
          <table:table-cell table:style-name="ce11"/>
          <table:table-cell/>
          <table:table-cell office:value-type="date" office:date-value="2019-07-01" calcext:value-type="date">
            <text:p>Jul 1, 19</text:p>
          </table:table-cell>
          <table:table-cell/>
          <table:table-cell office:value-type="date" office:date-value="2019-07-01" calcext:value-type="date">
            <text:p>Jul 1, 19</text:p>
          </table:table-cell>
          <table:table-cell table:number-columns-repeated="1003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style-name="ce8" office:value-type="date" office:date-value="2019-10-02" calcext:value-type="date">
            <text:p>Oct 2, 19</text:p>
          </table:table-cell>
          <table:table-cell table:style-name="ce8" office:value-type="date" office:date-value="2019-10-03" calcext:value-type="date">
            <text:p>Oct 3, 19</text:p>
          </table:table-cell>
          <table:table-cell table:style-name="ce14"/>
          <table:table-cell table:style-name="ce6" office:value-type="date" office:date-value="2019-10-03" calcext:value-type="date">
            <text:p>Oct 3, 19</text:p>
          </table:table-cell>
          <table:table-cell table:style-name="ce14"/>
          <table:table-cell table:style-name="ce6" office:value-type="date" office:date-value="2019-10-03" calcext:value-type="date">
            <text:p>Oct 3, 19</text:p>
          </table:table-cell>
          <table:table-cell table:style-name="ce14"/>
          <table:table-cell office:value-type="date" office:date-value="2019-10-03" calcext:value-type="date">
            <text:p>Oct 3, 19</text:p>
          </table:table-cell>
          <table:table-cell table:style-name="ce14"/>
          <table:table-cell office:value-type="date" office:date-value="2019-10-03" calcext:value-type="date">
            <text:p>Oct 3, 19</text:p>
          </table:table-cell>
          <table:table-cell table:style-name="ce14"/>
          <table:table-cell office:value-type="date" office:date-value="2019-10-03" calcext:value-type="date">
            <text:p>Oct 3, 19</text:p>
          </table:table-cell>
          <table:table-cell table:style-name="ce14"/>
          <table:table-cell table:style-name="ce3" office:value-type="date" office:date-value="2019-10-03" calcext:value-type="date">
            <text:p>Oct 3, 19</text:p>
          </table:table-cell>
          <table:table-cell table:style-name="ce14"/>
          <table:table-cell/>
          <table:table-cell table:style-name="ce11" office:value-type="date" office:date-value="2019-09-21" calcext:value-type="date">
            <text:p>09/21/19</text:p>
          </table:table-cell>
          <table:table-cell/>
          <table:table-cell table:style-name="ce11" office:value-type="date" office:date-value="2019-10-03" calcext:value-type="date">
            <text:p>10/03/19</text:p>
          </table:table-cell>
          <table:table-cell table:style-name="ce11"/>
          <table:table-cell/>
          <table:table-cell office:value-type="date" office:date-value="2019-10-03" calcext:value-type="date">
            <text:p>Oct 3, 19</text:p>
          </table:table-cell>
          <table:table-cell/>
          <table:table-cell office:value-type="date" office:date-value="2019-10-03" calcext:value-type="date">
            <text:p>Oct 3, 19</text:p>
          </table:table-cell>
          <table:table-cell table:number-columns-repeated="1003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number-columns-repeated="2" table:style-name="ce8" office:value-type="date" office:date-value="2020-01-01" calcext:value-type="date">
            <text:p>Jan 1, 20</text:p>
          </table:table-cell>
          <table:table-cell table:style-name="ce14"/>
          <table:table-cell table:style-name="ce6" office:value-type="date" office:date-value="2020-01-01" calcext:value-type="date">
            <text:p>Jan 1, 20</text:p>
          </table:table-cell>
          <table:table-cell table:style-name="ce14"/>
          <table:table-cell table:style-name="ce22" office:value-type="date" office:date-value="2020-01-01" calcext:value-type="date">
            <text:p>Jan 1, 20</text:p>
          </table:table-cell>
          <table:table-cell table:style-name="ce14"/>
          <table:table-cell office:value-type="date" office:date-value="2020-01-01" calcext:value-type="date">
            <text:p>Jan 1, 20</text:p>
          </table:table-cell>
          <table:table-cell table:style-name="ce14"/>
          <table:table-cell office:value-type="date" office:date-value="2020-01-01" calcext:value-type="date">
            <text:p>Jan 1, 20</text:p>
          </table:table-cell>
          <table:table-cell table:style-name="ce14"/>
          <table:table-cell office:value-type="date" office:date-value="2020-01-01" calcext:value-type="date">
            <text:p>Jan 1, 20</text:p>
          </table:table-cell>
          <table:table-cell table:style-name="ce14"/>
          <table:table-cell table:style-name="ce3" office:value-type="date" office:date-value="2020-01-01" calcext:value-type="date">
            <text:p>Jan 1, 20</text:p>
          </table:table-cell>
          <table:table-cell table:style-name="ce14"/>
          <table:table-cell/>
          <table:table-cell table:style-name="ce11" office:value-type="date" office:date-value="2019-12-29" calcext:value-type="date">
            <text:p>12/29/19</text:p>
          </table:table-cell>
          <table:table-cell/>
          <table:table-cell table:style-name="ce11" office:value-type="date" office:date-value="2020-01-01" calcext:value-type="date">
            <text:p>01/01/20</text:p>
          </table:table-cell>
          <table:table-cell table:style-name="ce11"/>
          <table:table-cell/>
          <table:table-cell office:value-type="date" office:date-value="2020-01-01" calcext:value-type="date">
            <text:p>Jan 1, 20</text:p>
          </table:table-cell>
          <table:table-cell/>
          <table:table-cell office:value-type="date" office:date-value="2020-01-01" calcext:value-type="date">
            <text:p>Jan 1, 20</text:p>
          </table:table-cell>
          <table:table-cell table:number-columns-repeated="1003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number-columns-repeated="2" table:style-name="ce8" office:value-type="date" office:date-value="2020-04-01" calcext:value-type="date">
            <text:p>Apr 1, 20</text:p>
          </table:table-cell>
          <table:table-cell table:style-name="ce14"/>
          <table:table-cell table:style-name="ce6" office:value-type="date" office:date-value="2020-04-01" calcext:value-type="date">
            <text:p>Apr 1, 20</text:p>
          </table:table-cell>
          <table:table-cell table:style-name="ce14"/>
          <table:table-cell table:style-name="ce22" office:value-type="date" office:date-value="2020-04-01" calcext:value-type="date">
            <text:p>Apr 1, 20</text:p>
          </table:table-cell>
          <table:table-cell table:style-name="ce14"/>
          <table:table-cell office:value-type="date" office:date-value="2020-04-01" calcext:value-type="date">
            <text:p>Apr 1, 20</text:p>
          </table:table-cell>
          <table:table-cell table:style-name="ce14"/>
          <table:table-cell office:value-type="date" office:date-value="2020-04-01" calcext:value-type="date">
            <text:p>Apr 1, 20</text:p>
          </table:table-cell>
          <table:table-cell table:style-name="ce14"/>
          <table:table-cell office:value-type="date" office:date-value="2020-04-01" calcext:value-type="date">
            <text:p>Apr 1, 20</text:p>
          </table:table-cell>
          <table:table-cell table:style-name="ce14"/>
          <table:table-cell table:style-name="ce3" office:value-type="date" office:date-value="2020-04-01" calcext:value-type="date">
            <text:p>Apr 1, 20</text:p>
          </table:table-cell>
          <table:table-cell table:style-name="ce14"/>
          <table:table-cell/>
          <table:table-cell table:style-name="ce11" office:value-type="date" office:date-value="2020-03-26" calcext:value-type="date">
            <text:p>03/26/20</text:p>
          </table:table-cell>
          <table:table-cell/>
          <table:table-cell table:style-name="ce11" office:value-type="date" office:date-value="2020-04-01" calcext:value-type="date">
            <text:p>04/01/20</text:p>
          </table:table-cell>
          <table:table-cell table:style-name="ce11"/>
          <table:table-cell/>
          <table:table-cell office:value-type="date" office:date-value="2020-04-01" calcext:value-type="date">
            <text:p>Apr 1, 20</text:p>
          </table:table-cell>
          <table:table-cell/>
          <table:table-cell office:value-type="date" office:date-value="2020-04-01" calcext:value-type="date">
            <text:p>Apr 1, 20</text:p>
          </table:table-cell>
          <table:table-cell table:number-columns-repeated="1003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number-columns-repeated="2" table:style-name="ce8" office:value-type="date" office:date-value="2020-07-01" calcext:value-type="date">
            <text:p>Jul 1, 20</text:p>
          </table:table-cell>
          <table:table-cell table:style-name="ce14"/>
          <table:table-cell table:style-name="ce6" office:value-type="date" office:date-value="2020-07-01" calcext:value-type="date">
            <text:p>Jul 1, 20</text:p>
          </table:table-cell>
          <table:table-cell table:style-name="ce14"/>
          <table:table-cell table:style-name="ce22" office:value-type="date" office:date-value="2020-07-01" calcext:value-type="date">
            <text:p>Jul 1, 20</text:p>
          </table:table-cell>
          <table:table-cell table:style-name="ce14"/>
          <table:table-cell office:value-type="date" office:date-value="2020-07-01" calcext:value-type="date">
            <text:p>Jul 1, 20</text:p>
          </table:table-cell>
          <table:table-cell table:style-name="ce14"/>
          <table:table-cell office:value-type="date" office:date-value="2020-06-30" calcext:value-type="date">
            <text:p>Jun 30, 20</text:p>
          </table:table-cell>
          <table:table-cell table:style-name="ce14"/>
          <table:table-cell office:value-type="date" office:date-value="2020-07-01" calcext:value-type="date">
            <text:p>Jul 1, 20</text:p>
          </table:table-cell>
          <table:table-cell table:style-name="ce14"/>
          <table:table-cell table:style-name="ce3" office:value-type="date" office:date-value="2020-07-01" calcext:value-type="date">
            <text:p>Jul 1, 20</text:p>
          </table:table-cell>
          <table:table-cell table:style-name="ce14"/>
          <table:table-cell/>
          <table:table-cell table:style-name="ce11" office:value-type="date" office:date-value="2020-07-03" calcext:value-type="date">
            <text:p>07/03/20</text:p>
          </table:table-cell>
          <table:table-cell/>
          <table:table-cell table:style-name="ce11" office:value-type="date" office:date-value="2020-07-01" calcext:value-type="date">
            <text:p>07/01/20</text:p>
          </table:table-cell>
          <table:table-cell table:style-name="ce11"/>
          <table:table-cell/>
          <table:table-cell office:value-type="date" office:date-value="2020-07-01" calcext:value-type="date">
            <text:p>Jul 1, 20</text:p>
          </table:table-cell>
          <table:table-cell/>
          <table:table-cell office:value-type="date" office:date-value="2020-07-01" calcext:value-type="date">
            <text:p>Jul 1, 20</text:p>
          </table:table-cell>
          <table:table-cell table:number-columns-repeated="1003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number-columns-repeated="2" table:style-name="ce8" office:value-type="date" office:date-value="2020-10-01" calcext:value-type="date">
            <text:p>Oct 1, 20</text:p>
          </table:table-cell>
          <table:table-cell table:style-name="ce14"/>
          <table:table-cell table:style-name="ce6" office:value-type="date" office:date-value="2020-10-01" calcext:value-type="date">
            <text:p>Oct 1, 20</text:p>
          </table:table-cell>
          <table:table-cell table:style-name="ce14"/>
          <table:table-cell table:style-name="ce22" office:value-type="date" office:date-value="2020-10-01" calcext:value-type="date">
            <text:p>Oct 1, 20</text:p>
          </table:table-cell>
          <table:table-cell table:style-name="ce14"/>
          <table:table-cell office:value-type="date" office:date-value="2020-10-01" calcext:value-type="date">
            <text:p>Oct 1, 20</text:p>
          </table:table-cell>
          <table:table-cell table:style-name="ce14"/>
          <table:table-cell office:value-type="date" office:date-value="2020-10-01" calcext:value-type="date">
            <text:p>Oct 1, 20</text:p>
          </table:table-cell>
          <table:table-cell table:style-name="ce14"/>
          <table:table-cell office:value-type="date" office:date-value="2020-10-01" calcext:value-type="date">
            <text:p>Oct 1, 20</text:p>
          </table:table-cell>
          <table:table-cell table:style-name="ce14"/>
          <table:table-cell table:style-name="ce3" office:value-type="date" office:date-value="2020-10-01" calcext:value-type="date">
            <text:p>Oct 1, 20</text:p>
          </table:table-cell>
          <table:table-cell table:style-name="ce14"/>
          <table:table-cell/>
          <table:table-cell table:style-name="ce11" office:value-type="date" office:date-value="2020-09-25" calcext:value-type="date">
            <text:p>09/25/20</text:p>
          </table:table-cell>
          <table:table-cell/>
          <table:table-cell table:style-name="ce11" office:value-type="date" office:date-value="2020-10-01" calcext:value-type="date">
            <text:p>10/01/20</text:p>
          </table:table-cell>
          <table:table-cell table:style-name="ce11"/>
          <table:table-cell/>
          <table:table-cell office:value-type="date" office:date-value="2020-10-01" calcext:value-type="date">
            <text:p>Oct 1, 20</text:p>
          </table:table-cell>
          <table:table-cell/>
          <table:table-cell office:value-type="date" office:date-value="2020-10-01" calcext:value-type="date">
            <text:p>Oct 1, 20</text:p>
          </table:table-cell>
          <table:table-cell table:number-columns-repeated="1003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number-columns-repeated="2" table:style-name="ce8" office:value-type="date" office:date-value="2021-01-01" calcext:value-type="date">
            <text:p>Jan 1, 21</text:p>
          </table:table-cell>
          <table:table-cell table:style-name="ce14"/>
          <table:table-cell table:style-name="ce6" office:value-type="date" office:date-value="2021-01-01" calcext:value-type="date">
            <text:p>Jan 1, 21</text:p>
          </table:table-cell>
          <table:table-cell table:style-name="ce14"/>
          <table:table-cell table:style-name="ce22" office:value-type="date" office:date-value="2021-01-01" calcext:value-type="date">
            <text:p>Jan 1, 21</text:p>
          </table:table-cell>
          <table:table-cell table:style-name="ce14"/>
          <table:table-cell office:value-type="date" office:date-value="2021-01-01" calcext:value-type="date">
            <text:p>Jan 1, 21</text:p>
          </table:table-cell>
          <table:table-cell table:style-name="ce14"/>
          <table:table-cell office:value-type="date" office:date-value="2021-01-01" calcext:value-type="date">
            <text:p>Jan 1, 21</text:p>
          </table:table-cell>
          <table:table-cell table:style-name="ce14"/>
          <table:table-cell office:value-type="date" office:date-value="2021-01-01" calcext:value-type="date">
            <text:p>Jan 1, 21</text:p>
          </table:table-cell>
          <table:table-cell table:style-name="ce14"/>
          <table:table-cell table:style-name="ce3" office:value-type="date" office:date-value="2021-01-01" calcext:value-type="date">
            <text:p>Jan 1, 21</text:p>
          </table:table-cell>
          <table:table-cell table:style-name="ce14"/>
          <table:table-cell/>
          <table:table-cell table:style-name="ce11" office:value-type="date" office:date-value="2021-01-17" calcext:value-type="date">
            <text:p>01/17/21</text:p>
          </table:table-cell>
          <table:table-cell/>
          <table:table-cell table:style-name="ce11" office:value-type="date" office:date-value="2021-01-01" calcext:value-type="date">
            <text:p>01/01/21</text:p>
          </table:table-cell>
          <table:table-cell table:style-name="ce11"/>
          <table:table-cell/>
          <table:table-cell office:value-type="date" office:date-value="2021-01-01" calcext:value-type="date">
            <text:p>Jan 1, 21</text:p>
          </table:table-cell>
          <table:table-cell/>
          <table:table-cell office:value-type="date" office:date-value="2021-01-01" calcext:value-type="date">
            <text:p>Jan 1, 21</text:p>
          </table:table-cell>
          <table:table-cell table:number-columns-repeated="1003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number-columns-repeated="2" table:style-name="ce8" office:value-type="date" office:date-value="2021-04-01" calcext:value-type="date">
            <text:p>Apr 1, 21</text:p>
          </table:table-cell>
          <table:table-cell table:style-name="ce14"/>
          <table:table-cell table:style-name="ce6" office:value-type="date" office:date-value="2021-04-01" calcext:value-type="date">
            <text:p>Apr 1, 21</text:p>
          </table:table-cell>
          <table:table-cell table:style-name="ce14"/>
          <table:table-cell table:style-name="ce22" office:value-type="date" office:date-value="2021-04-01" calcext:value-type="date">
            <text:p>Apr 1, 21</text:p>
          </table:table-cell>
          <table:table-cell table:style-name="ce14"/>
          <table:table-cell office:value-type="date" office:date-value="2021-04-01" calcext:value-type="date">
            <text:p>Apr 1, 21</text:p>
          </table:table-cell>
          <table:table-cell table:style-name="ce14"/>
          <table:table-cell office:value-type="date" office:date-value="2021-04-01" calcext:value-type="date">
            <text:p>Apr 1, 21</text:p>
          </table:table-cell>
          <table:table-cell table:style-name="ce14"/>
          <table:table-cell office:value-type="date" office:date-value="2021-04-01" calcext:value-type="date">
            <text:p>Apr 1, 21</text:p>
          </table:table-cell>
          <table:table-cell table:style-name="ce14"/>
          <table:table-cell table:style-name="ce3" office:value-type="date" office:date-value="2021-04-01" calcext:value-type="date">
            <text:p>Apr 1, 21</text:p>
          </table:table-cell>
          <table:table-cell table:style-name="ce14"/>
          <table:table-cell/>
          <table:table-cell table:style-name="ce11" office:value-type="date" office:date-value="2021-04-14" calcext:value-type="date">
            <text:p>04/14/21</text:p>
          </table:table-cell>
          <table:table-cell/>
          <table:table-cell table:style-name="ce11" office:value-type="date" office:date-value="2021-04-01" calcext:value-type="date">
            <text:p>04/01/21</text:p>
          </table:table-cell>
          <table:table-cell table:style-name="ce11"/>
          <table:table-cell/>
          <table:table-cell office:value-type="date" office:date-value="2021-04-01" calcext:value-type="date">
            <text:p>Apr 1, 21</text:p>
          </table:table-cell>
          <table:table-cell/>
          <table:table-cell office:value-type="date" office:date-value="2021-04-01" calcext:value-type="date">
            <text:p>Apr 1, 21</text:p>
          </table:table-cell>
          <table:table-cell table:number-columns-repeated="1003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number-columns-repeated="2" table:style-name="ce8" office:value-type="date" office:date-value="2021-07-01" calcext:value-type="date">
            <text:p>Jul 1, 21</text:p>
          </table:table-cell>
          <table:table-cell table:style-name="ce14"/>
          <table:table-cell table:style-name="ce6" office:value-type="date" office:date-value="2021-07-01" calcext:value-type="date">
            <text:p>Jul 1, 21</text:p>
          </table:table-cell>
          <table:table-cell table:style-name="ce14"/>
          <table:table-cell table:style-name="ce22" office:value-type="date" office:date-value="2021-07-01" calcext:value-type="date">
            <text:p>Jul 1, 21</text:p>
          </table:table-cell>
          <table:table-cell table:style-name="ce14"/>
          <table:table-cell office:value-type="date" office:date-value="2021-07-01" calcext:value-type="date">
            <text:p>Jul 1, 21</text:p>
          </table:table-cell>
          <table:table-cell table:style-name="ce14"/>
          <table:table-cell office:value-type="date" office:date-value="2021-07-01" calcext:value-type="date">
            <text:p>Jul 1, 21</text:p>
          </table:table-cell>
          <table:table-cell table:style-name="ce14"/>
          <table:table-cell office:value-type="date" office:date-value="2021-07-01" calcext:value-type="date">
            <text:p>Jul 1, 21</text:p>
          </table:table-cell>
          <table:table-cell table:style-name="ce14"/>
          <table:table-cell table:style-name="ce3" office:value-type="date" office:date-value="2021-07-01" calcext:value-type="date">
            <text:p>Jul 1, 21</text:p>
          </table:table-cell>
          <table:table-cell table:style-name="ce14"/>
          <table:table-cell/>
          <table:table-cell table:style-name="ce11" office:value-type="date" office:date-value="2021-06-22" calcext:value-type="date">
            <text:p>06/22/21</text:p>
          </table:table-cell>
          <table:table-cell/>
          <table:table-cell table:style-name="ce11" office:value-type="date" office:date-value="2021-07-01" calcext:value-type="date">
            <text:p>07/01/21</text:p>
          </table:table-cell>
          <table:table-cell table:style-name="ce11"/>
          <table:table-cell/>
          <table:table-cell office:value-type="date" office:date-value="2021-07-01" calcext:value-type="date">
            <text:p>Jul 1, 21</text:p>
          </table:table-cell>
          <table:table-cell/>
          <table:table-cell office:value-type="date" office:date-value="2021-07-01" calcext:value-type="date">
            <text:p>Jul 1, 21</text:p>
          </table:table-cell>
          <table:table-cell table:number-columns-repeated="1003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number-columns-repeated="2" table:style-name="ce8" office:value-type="date" office:date-value="2021-10-01" calcext:value-type="date">
            <text:p>Oct 1, 21</text:p>
          </table:table-cell>
          <table:table-cell table:style-name="ce14"/>
          <table:table-cell table:style-name="ce6" office:value-type="date" office:date-value="2021-10-01" calcext:value-type="date">
            <text:p>Oct 1, 21</text:p>
          </table:table-cell>
          <table:table-cell table:style-name="ce14"/>
          <table:table-cell table:style-name="ce22" office:value-type="date" office:date-value="2021-10-01" calcext:value-type="date">
            <text:p>Oct 1, 21</text:p>
          </table:table-cell>
          <table:table-cell table:style-name="ce14"/>
          <table:table-cell office:value-type="date" office:date-value="2021-10-01" calcext:value-type="date">
            <text:p>Oct 1, 21</text:p>
          </table:table-cell>
          <table:table-cell table:style-name="ce14"/>
          <table:table-cell office:value-type="date" office:date-value="2021-10-01" calcext:value-type="date">
            <text:p>Oct 1, 21</text:p>
          </table:table-cell>
          <table:table-cell table:style-name="ce14"/>
          <table:table-cell office:value-type="date" office:date-value="2021-10-01" calcext:value-type="date">
            <text:p>Oct 1, 21</text:p>
          </table:table-cell>
          <table:table-cell table:style-name="ce14"/>
          <table:table-cell table:style-name="ce3" office:value-type="date" office:date-value="2021-10-01" calcext:value-type="date">
            <text:p>Oct 1, 21</text:p>
          </table:table-cell>
          <table:table-cell table:style-name="ce14"/>
          <table:table-cell/>
          <table:table-cell table:style-name="ce11" office:value-type="date" office:date-value="2021-09-19" calcext:value-type="date">
            <text:p>09/19/21</text:p>
          </table:table-cell>
          <table:table-cell/>
          <table:table-cell table:style-name="ce11" office:value-type="date" office:date-value="2021-10-01" calcext:value-type="date">
            <text:p>10/01/21</text:p>
          </table:table-cell>
          <table:table-cell table:style-name="ce11"/>
          <table:table-cell/>
          <table:table-cell office:value-type="date" office:date-value="2021-10-01" calcext:value-type="date">
            <text:p>Oct 1, 21</text:p>
          </table:table-cell>
          <table:table-cell/>
          <table:table-cell office:value-type="date" office:date-value="2021-10-01" calcext:value-type="date">
            <text:p>Oct 1, 21</text:p>
          </table:table-cell>
          <table:table-cell table:number-columns-repeated="1003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number-columns-repeated="2" table:style-name="ce8" office:value-type="date" office:date-value="2022-01-01" calcext:value-type="date">
            <text:p>Jan 1, 22</text:p>
          </table:table-cell>
          <table:table-cell table:style-name="ce14"/>
          <table:table-cell table:style-name="ce6" office:value-type="date" office:date-value="2022-01-01" calcext:value-type="date">
            <text:p>Jan 1, 22</text:p>
          </table:table-cell>
          <table:table-cell table:style-name="ce14"/>
          <table:table-cell table:style-name="ce22" office:value-type="date" office:date-value="2022-01-01" calcext:value-type="date">
            <text:p>Jan 1, 22</text:p>
          </table:table-cell>
          <table:table-cell table:style-name="ce14"/>
          <table:table-cell office:value-type="date" office:date-value="2022-01-01" calcext:value-type="date">
            <text:p>Jan 1, 22</text:p>
          </table:table-cell>
          <table:table-cell table:style-name="ce14"/>
          <table:table-cell office:value-type="date" office:date-value="2021-12-31" calcext:value-type="date">
            <text:p>Dec 31, 21</text:p>
          </table:table-cell>
          <table:table-cell table:style-name="ce14"/>
          <table:table-cell office:value-type="date" office:date-value="2022-01-01" calcext:value-type="date">
            <text:p>Jan 1, 22</text:p>
          </table:table-cell>
          <table:table-cell table:style-name="ce14"/>
          <table:table-cell table:style-name="ce3" office:value-type="date" office:date-value="2022-01-01" calcext:value-type="date">
            <text:p>Jan 1, 22</text:p>
          </table:table-cell>
          <table:table-cell table:style-name="ce14"/>
          <table:table-cell/>
          <table:table-cell table:style-name="ce11" office:value-type="date" office:date-value="2022-01-01" calcext:value-type="date">
            <text:p>01/01/22</text:p>
          </table:table-cell>
          <table:table-cell/>
          <table:table-cell table:style-name="ce11" office:value-type="date" office:date-value="2022-01-01" calcext:value-type="date">
            <text:p>01/01/22</text:p>
          </table:table-cell>
          <table:table-cell table:style-name="ce11"/>
          <table:table-cell/>
          <table:table-cell office:value-type="date" office:date-value="2022-01-01" calcext:value-type="date">
            <text:p>Jan 1, 22</text:p>
          </table:table-cell>
          <table:table-cell/>
          <table:table-cell office:value-type="date" office:date-value="2022-01-01" calcext:value-type="date">
            <text:p>Jan 1, 22</text:p>
          </table:table-cell>
          <table:table-cell table:number-columns-repeated="1003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style-name="ce8" office:value-type="date" office:date-value="2022-04-01" calcext:value-type="date">
            <text:p>Apr 1, 22</text:p>
          </table:table-cell>
          <table:table-cell table:style-name="ce8" office:value-type="date" office:date-value="2022-04-08" calcext:value-type="date">
            <text:p>Apr 8, 22</text:p>
          </table:table-cell>
          <table:table-cell table:style-name="ce14"/>
          <table:table-cell table:style-name="ce22" office:value-type="date" office:date-value="2022-03-31" calcext:value-type="date">
            <text:p>Mar 31, 22</text:p>
          </table:table-cell>
          <table:table-cell table:style-name="ce14"/>
          <table:table-cell table:style-name="ce22" office:value-type="date" office:date-value="2022-03-31" calcext:value-type="date">
            <text:p>Mar 31, 22</text:p>
          </table:table-cell>
          <table:table-cell table:style-name="ce14"/>
          <table:table-cell office:value-type="date" office:date-value="2022-04-01" calcext:value-type="date">
            <text:p>Apr 1, 22</text:p>
          </table:table-cell>
          <table:table-cell table:style-name="ce14"/>
          <table:table-cell office:value-type="date" office:date-value="2022-03-31" calcext:value-type="date">
            <text:p>Mar 31, 22</text:p>
          </table:table-cell>
          <table:table-cell table:style-name="ce14"/>
          <table:table-cell office:value-type="date" office:date-value="2022-03-31" calcext:value-type="date">
            <text:p>Mar 31, 22</text:p>
          </table:table-cell>
          <table:table-cell table:style-name="ce14"/>
          <table:table-cell table:style-name="ce3" office:value-type="date" office:date-value="2022-04-01" calcext:value-type="date">
            <text:p>Apr 1, 22</text:p>
          </table:table-cell>
          <table:table-cell table:style-name="ce14"/>
          <table:table-cell/>
          <table:table-cell table:style-name="ce11" office:value-type="date" office:date-value="2022-04-05" calcext:value-type="date">
            <text:p>04/05/22</text:p>
          </table:table-cell>
          <table:table-cell/>
          <table:table-cell table:style-name="ce11" office:value-type="date" office:date-value="2022-04-01" calcext:value-type="date">
            <text:p>04/01/22</text:p>
          </table:table-cell>
          <table:table-cell table:style-name="ce11"/>
          <table:table-cell/>
          <table:table-cell office:value-type="date" office:date-value="2022-04-08" calcext:value-type="date">
            <text:p>Apr 8, 22</text:p>
          </table:table-cell>
          <table:table-cell/>
          <table:table-cell office:value-type="date" office:date-value="2022-04-01" calcext:value-type="date">
            <text:p>Apr 1, 22</text:p>
          </table:table-cell>
          <table:table-cell table:number-columns-repeated="1003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style-name="ce8" office:value-type="date" office:date-value="2022-07-01" calcext:value-type="date">
            <text:p>Jul 1, 22</text:p>
          </table:table-cell>
          <table:table-cell table:style-name="ce8" office:value-type="date" office:date-value="2022-07-04" calcext:value-type="date">
            <text:p>Jul 4, 22</text:p>
          </table:table-cell>
          <table:table-cell table:style-name="ce14"/>
          <table:table-cell table:style-name="ce22" office:value-type="date" office:date-value="2022-07-04" calcext:value-type="date">
            <text:p>Jul 4, 22</text:p>
          </table:table-cell>
          <table:table-cell table:style-name="ce14"/>
          <table:table-cell table:style-name="ce22" office:value-type="date" office:date-value="2022-07-04" calcext:value-type="date">
            <text:p>Jul 4, 22</text:p>
          </table:table-cell>
          <table:table-cell table:style-name="ce14"/>
          <table:table-cell office:value-type="date" office:date-value="2022-07-01" calcext:value-type="date">
            <text:p>Jul 1, 22</text:p>
          </table:table-cell>
          <table:table-cell table:style-name="ce14"/>
          <table:table-cell office:value-type="date" office:date-value="2022-07-04" calcext:value-type="date">
            <text:p>Jul 4, 22</text:p>
          </table:table-cell>
          <table:table-cell table:style-name="ce14"/>
          <table:table-cell office:value-type="date" office:date-value="2022-07-04" calcext:value-type="date">
            <text:p>Jul 4, 22</text:p>
          </table:table-cell>
          <table:table-cell table:style-name="ce14"/>
          <table:table-cell table:style-name="ce3" office:value-type="date" office:date-value="2022-07-01" calcext:value-type="date">
            <text:p>Jul 1, 22</text:p>
          </table:table-cell>
          <table:table-cell table:style-name="ce14"/>
          <table:table-cell/>
          <table:table-cell table:style-name="ce11" office:value-type="date" office:date-value="2022-07-03" calcext:value-type="date">
            <text:p>07/03/22</text:p>
          </table:table-cell>
          <table:table-cell/>
          <table:table-cell table:style-name="ce11" office:value-type="date" office:date-value="2022-07-01" calcext:value-type="date">
            <text:p>07/01/22</text:p>
          </table:table-cell>
          <table:table-cell table:style-name="ce11"/>
          <table:table-cell/>
          <table:table-cell office:value-type="date" office:date-value="2022-07-04" calcext:value-type="date">
            <text:p>Jul 4, 22</text:p>
          </table:table-cell>
          <table:table-cell/>
          <table:table-cell office:value-type="date" office:date-value="2022-07-01" calcext:value-type="date">
            <text:p>Jul 1, 22</text:p>
          </table:table-cell>
          <table:table-cell table:number-columns-repeated="1003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number-columns-repeated="2" table:style-name="ce8" office:value-type="date" office:date-value="2022-08-02" calcext:value-type="date">
            <text:p>Aug 2, 22</text:p>
          </table:table-cell>
          <table:table-cell table:style-name="ce14"/>
          <table:table-cell table:style-name="ce22" office:value-type="date" office:date-value="2022-08-02" calcext:value-type="date">
            <text:p>Aug 2, 22</text:p>
          </table:table-cell>
          <table:table-cell table:style-name="ce14"/>
          <table:table-cell table:style-name="ce22" office:value-type="date" office:date-value="2022-08-02" calcext:value-type="date">
            <text:p>Aug 2, 22</text:p>
          </table:table-cell>
          <table:table-cell table:style-name="ce14"/>
          <table:table-cell office:value-type="date" office:date-value="2022-08-02" calcext:value-type="date">
            <text:p>Aug 2, 22</text:p>
          </table:table-cell>
          <table:table-cell table:style-name="ce14"/>
          <table:table-cell office:value-type="date" office:date-value="2022-08-02" calcext:value-type="date">
            <text:p>Aug 2, 22</text:p>
          </table:table-cell>
          <table:table-cell table:style-name="ce14"/>
          <table:table-cell office:value-type="date" office:date-value="2022-08-02" calcext:value-type="date">
            <text:p>Aug 2, 22</text:p>
          </table:table-cell>
          <table:table-cell table:style-name="ce14"/>
          <table:table-cell table:style-name="ce3" office:value-type="date" office:date-value="2022-08-02" calcext:value-type="date">
            <text:p>Aug 2, 22</text:p>
          </table:table-cell>
          <table:table-cell table:style-name="ce14"/>
          <table:table-cell table:number-columns-repeated="3"/>
          <table:table-cell table:style-name="ce11" office:value-type="date" office:date-value="2022-08-02" calcext:value-type="date">
            <text:p>08/02/22</text:p>
          </table:table-cell>
          <table:table-cell table:style-name="ce11"/>
          <table:table-cell/>
          <table:table-cell office:value-type="date" office:date-value="2022-08-02" calcext:value-type="date">
            <text:p>Aug 2, 22</text:p>
          </table:table-cell>
          <table:table-cell/>
          <table:table-cell office:value-type="date" office:date-value="2022-08-02" calcext:value-type="date">
            <text:p>Aug 2, 22</text:p>
          </table:table-cell>
          <table:table-cell table:number-columns-repeated="1003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number-columns-repeated="2" table:style-name="ce8" office:value-type="date" office:date-value="2022-09-20" calcext:value-type="date">
            <text:p>Sep 20, 22</text:p>
          </table:table-cell>
          <table:table-cell table:style-name="ce14"/>
          <table:table-cell table:style-name="ce22" office:value-type="date" office:date-value="2022-09-21" calcext:value-type="date">
            <text:p>Sep 21, 22</text:p>
          </table:table-cell>
          <table:table-cell table:style-name="ce14"/>
          <table:table-cell table:style-name="ce22" office:value-type="date" office:date-value="2022-09-21" calcext:value-type="date">
            <text:p>Sep 21, 22</text:p>
          </table:table-cell>
          <table:table-cell table:style-name="ce14"/>
          <table:table-cell office:value-type="date" office:date-value="2022-09-20" calcext:value-type="date">
            <text:p>Sep 20, 22</text:p>
          </table:table-cell>
          <table:table-cell table:style-name="ce14"/>
          <table:table-cell office:value-type="date" office:date-value="2022-09-21" calcext:value-type="date">
            <text:p>Sep 21, 22</text:p>
          </table:table-cell>
          <table:table-cell table:style-name="ce14"/>
          <table:table-cell office:value-type="date" office:date-value="2022-09-21" calcext:value-type="date">
            <text:p>Sep 21, 22</text:p>
          </table:table-cell>
          <table:table-cell table:style-name="ce14"/>
          <table:table-cell table:style-name="ce3" office:value-type="date" office:date-value="2022-09-20" calcext:value-type="date">
            <text:p>Sep 20, 22</text:p>
          </table:table-cell>
          <table:table-cell table:style-name="ce14"/>
          <table:table-cell/>
          <table:table-cell table:style-name="ce11" office:value-type="date" office:date-value="2022-09-28" calcext:value-type="date">
            <text:p>09/28/22</text:p>
          </table:table-cell>
          <table:table-cell/>
          <table:table-cell table:style-name="ce11" office:value-type="date" office:date-value="2022-09-20" calcext:value-type="date">
            <text:p>09/20/22</text:p>
          </table:table-cell>
          <table:table-cell table:style-name="ce11"/>
          <table:table-cell/>
          <table:table-cell office:value-type="date" office:date-value="2022-09-21" calcext:value-type="date">
            <text:p>Sep 21, 22</text:p>
          </table:table-cell>
          <table:table-cell/>
          <table:table-cell office:value-type="date" office:date-value="2022-09-20" calcext:value-type="date">
            <text:p>Sep 20, 22</text:p>
          </table:table-cell>
          <table:table-cell table:number-columns-repeated="1003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" table:style-name="ce8" office:value-type="date" office:date-value="2022-10-23" calcext:value-type="date">
            <text:p>Oct 23, 22</text:p>
          </table:table-cell>
          <table:table-cell table:style-name="ce14"/>
          <table:table-cell table:style-name="ce22" office:value-type="date" office:date-value="2022-10-21" calcext:value-type="date">
            <text:p>Oct 21, 22</text:p>
          </table:table-cell>
          <table:table-cell table:style-name="ce14"/>
          <table:table-cell table:style-name="ce22" office:value-type="date" office:date-value="2022-10-21" calcext:value-type="date">
            <text:p>Oct 21, 22</text:p>
          </table:table-cell>
          <table:table-cell table:style-name="ce14"/>
          <table:table-cell office:value-type="date" office:date-value="2022-10-23" calcext:value-type="date">
            <text:p>Oct 23, 22</text:p>
          </table:table-cell>
          <table:table-cell table:style-name="ce14"/>
          <table:table-cell office:value-type="date" office:date-value="2022-10-21" calcext:value-type="date">
            <text:p>Oct 21, 22</text:p>
          </table:table-cell>
          <table:table-cell table:style-name="ce14"/>
          <table:table-cell office:value-type="date" office:date-value="2022-10-21" calcext:value-type="date">
            <text:p>Oct 21, 22</text:p>
          </table:table-cell>
          <table:table-cell table:style-name="ce14"/>
          <table:table-cell table:style-name="ce3" office:value-type="date" office:date-value="2022-10-23" calcext:value-type="date">
            <text:p>Oct 23, 22</text:p>
          </table:table-cell>
          <table:table-cell table:style-name="ce14"/>
          <table:table-cell/>
          <table:table-cell table:style-name="ce11" office:value-type="date" office:date-value="2022-10-24" calcext:value-type="date">
            <text:p>10/24/22</text:p>
          </table:table-cell>
          <table:table-cell/>
          <table:table-cell table:style-name="ce11" office:value-type="date" office:date-value="2022-10-23" calcext:value-type="date">
            <text:p>10/23/22</text:p>
          </table:table-cell>
          <table:table-cell table:style-name="ce11"/>
          <table:table-cell/>
          <table:table-cell office:value-type="date" office:date-value="2022-10-21" calcext:value-type="date">
            <text:p>Oct 21, 22</text:p>
          </table:table-cell>
          <table:table-cell/>
          <table:table-cell office:value-type="date" office:date-value="2022-10-23" calcext:value-type="date">
            <text:p>Oct 23, 22</text:p>
          </table:table-cell>
          <table:table-cell table:number-columns-repeated="1003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2" table:style-name="ce8" office:value-type="date" office:date-value="2023-01-01" calcext:value-type="date">
            <text:p>Jan 1, 23</text:p>
          </table:table-cell>
          <table:table-cell table:style-name="ce14"/>
          <table:table-cell table:style-name="ce22" office:value-type="date" office:date-value="2023-01-05" calcext:value-type="date">
            <text:p>Jan 5, 23</text:p>
          </table:table-cell>
          <table:table-cell table:style-name="ce14"/>
          <table:table-cell table:style-name="ce22" office:value-type="date" office:date-value="2023-01-05" calcext:value-type="date">
            <text:p>Jan 5, 23</text:p>
          </table:table-cell>
          <table:table-cell table:style-name="ce14"/>
          <table:table-cell office:value-type="date" office:date-value="2023-01-01" calcext:value-type="date">
            <text:p>Jan 1, 23</text:p>
          </table:table-cell>
          <table:table-cell table:style-name="ce14"/>
          <table:table-cell office:value-type="date" office:date-value="2022-12-30" calcext:value-type="date">
            <text:p>Dec 30, 22</text:p>
          </table:table-cell>
          <table:table-cell table:style-name="ce14"/>
          <table:table-cell office:value-type="date" office:date-value="2022-12-30" calcext:value-type="date">
            <text:p>Dec 30, 22</text:p>
          </table:table-cell>
          <table:table-cell table:style-name="ce14"/>
          <table:table-cell table:style-name="ce3" office:value-type="date" office:date-value="2023-01-01" calcext:value-type="date">
            <text:p>Jan 1, 23</text:p>
          </table:table-cell>
          <table:table-cell table:style-name="ce14"/>
          <table:table-cell table:number-columns-repeated="3"/>
          <table:table-cell table:style-name="ce11" office:value-type="date" office:date-value="2023-01-01" calcext:value-type="date">
            <text:p>01/01/23</text:p>
          </table:table-cell>
          <table:table-cell table:style-name="ce11"/>
          <table:table-cell/>
          <table:table-cell office:value-type="date" office:date-value="2022-12-30" calcext:value-type="date">
            <text:p>Dec 30, 22</text:p>
          </table:table-cell>
          <table:table-cell/>
          <table:table-cell office:value-type="date" office:date-value="2023-01-01" calcext:value-type="date">
            <text:p>Jan 1, 23</text:p>
          </table:table-cell>
          <table:table-cell table:number-columns-repeated="1003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2" table:style-name="ce8" office:value-type="date" office:date-value="2023-03-03" calcext:value-type="date">
            <text:p>Mar 3, 23</text:p>
          </table:table-cell>
          <table:table-cell table:style-name="ce14"/>
          <table:table-cell table:style-name="ce22" office:value-type="date" office:date-value="2023-03-06" calcext:value-type="date">
            <text:p>Mar 6, 23</text:p>
          </table:table-cell>
          <table:table-cell table:style-name="ce14"/>
          <table:table-cell table:style-name="ce22" office:value-type="date" office:date-value="2023-03-06" calcext:value-type="date">
            <text:p>Mar 6, 23</text:p>
          </table:table-cell>
          <table:table-cell table:style-name="ce14"/>
          <table:table-cell office:value-type="date" office:date-value="2023-03-03" calcext:value-type="date">
            <text:p>Mar 3, 23</text:p>
          </table:table-cell>
          <table:table-cell table:style-name="ce14"/>
          <table:table-cell office:value-type="date" office:date-value="2023-03-06" calcext:value-type="date">
            <text:p>Mar 6, 23</text:p>
          </table:table-cell>
          <table:table-cell table:style-name="ce14"/>
          <table:table-cell office:value-type="date" office:date-value="2023-03-06" calcext:value-type="date">
            <text:p>Mar 6, 23</text:p>
          </table:table-cell>
          <table:table-cell table:style-name="ce14"/>
          <table:table-cell table:style-name="ce3" office:value-type="date" office:date-value="2023-03-03" calcext:value-type="date">
            <text:p>Mar 3, 23</text:p>
          </table:table-cell>
          <table:table-cell table:style-name="ce14"/>
          <table:table-cell/>
          <table:table-cell table:style-name="ce11" office:value-type="date" office:date-value="2023-03-06" calcext:value-type="date">
            <text:p>03/06/23</text:p>
          </table:table-cell>
          <table:table-cell/>
          <table:table-cell table:style-name="ce11" office:value-type="date" office:date-value="2023-03-03" calcext:value-type="date">
            <text:p>03/03/23</text:p>
          </table:table-cell>
          <table:table-cell table:style-name="ce11"/>
          <table:table-cell/>
          <table:table-cell office:value-type="date" office:date-value="2023-03-06" calcext:value-type="date">
            <text:p>Mar 6, 23</text:p>
          </table:table-cell>
          <table:table-cell/>
          <table:table-cell office:value-type="date" office:date-value="2023-03-03" calcext:value-type="date">
            <text:p>Mar 3, 23</text:p>
          </table:table-cell>
          <table:table-cell table:number-columns-repeated="1003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2" table:style-name="ce8" office:value-type="date" office:date-value="2023-04-03" calcext:value-type="date">
            <text:p>Apr 3, 23</text:p>
          </table:table-cell>
          <table:table-cell table:style-name="ce14"/>
          <table:table-cell table:style-name="ce6" office:value-type="date" office:date-value="2023-04-03" calcext:value-type="date">
            <text:p>Apr 3, 23</text:p>
          </table:table-cell>
          <table:table-cell table:style-name="ce14"/>
          <table:table-cell table:style-name="ce22" office:value-type="date" office:date-value="2023-04-03" calcext:value-type="date">
            <text:p>Apr 3, 23</text:p>
          </table:table-cell>
          <table:table-cell table:style-name="ce14"/>
          <table:table-cell office:value-type="date" office:date-value="2023-04-03" calcext:value-type="date">
            <text:p>Apr 3, 23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3" office:value-type="date" office:date-value="2023-04-03" calcext:value-type="date">
            <text:p>Apr 3, 23</text:p>
          </table:table-cell>
          <table:table-cell table:style-name="ce14"/>
          <table:table-cell table:number-columns-repeated="3"/>
          <table:table-cell table:style-name="ce11" office:value-type="date" office:date-value="2023-04-03" calcext:value-type="date">
            <text:p>04/03/23</text:p>
          </table:table-cell>
          <table:table-cell table:style-name="ce11"/>
          <table:table-cell/>
          <table:table-cell office:value-type="date" office:date-value="20023-04-04" calcext:value-type="date">
            <text:p>Apr 4, 23</text:p>
          </table:table-cell>
          <table:table-cell/>
          <table:table-cell office:value-type="date" office:date-value="2023-04-03" calcext:value-type="date">
            <text:p>Apr 3, 23</text:p>
          </table:table-cell>
          <table:table-cell table:number-columns-repeated="1003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number-columns-repeated="2" table:style-name="ce3" office:value-type="date" office:date-value="2023-06-30" calcext:value-type="date">
            <text:p>Jun 30, 23</text:p>
          </table:table-cell>
          <table:table-cell table:style-name="ce14"/>
          <table:table-cell table:style-name="ce3" office:value-type="date" office:date-value="2023-06-30" calcext:value-type="date">
            <text:p>Jun 30, 23</text:p>
          </table:table-cell>
          <table:table-cell table:style-name="ce14"/>
          <table:table-cell table:style-name="ce3" office:value-type="date" office:date-value="2023-06-30" calcext:value-type="date">
            <text:p>Jun 30, 23</text:p>
          </table:table-cell>
          <table:table-cell table:style-name="ce14"/>
          <table:table-cell office:value-type="date" office:date-value="2023-06-30" calcext:value-type="date">
            <text:p>Jun 30, 23</text:p>
          </table:table-cell>
          <table:table-cell table:style-name="ce14"/>
          <table:table-cell office:value-type="date" office:date-value="2023-06-30" calcext:value-type="date">
            <text:p>Jun 30, 23</text:p>
          </table:table-cell>
          <table:table-cell table:style-name="ce14"/>
          <table:table-cell office:value-type="date" office:date-value="2023-06-30" calcext:value-type="date">
            <text:p>Jun 30, 23</text:p>
          </table:table-cell>
          <table:table-cell table:style-name="ce14"/>
          <table:table-cell table:style-name="ce3" office:value-type="date" office:date-value="2023-06-30" calcext:value-type="date">
            <text:p>Jun 30, 23</text:p>
          </table:table-cell>
          <table:table-cell table:style-name="ce14"/>
          <table:table-cell office:value-type="date" office:date-value="2023-06-30" calcext:value-type="date">
            <text:p>Jun 30, 23</text:p>
          </table:table-cell>
          <table:table-cell table:style-name="ce11" office:value-type="date" office:date-value="2023-06-30" calcext:value-type="date">
            <text:p>06/30/23</text:p>
          </table:table-cell>
          <table:table-cell/>
          <table:table-cell table:style-name="ce11" office:value-type="date" office:date-value="2023-06-30" calcext:value-type="date">
            <text:p>06/30/23</text:p>
          </table:table-cell>
          <table:table-cell table:style-name="ce11"/>
          <table:table-cell table:number-columns-repeated="100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1" office:value-type="date" office:date-value="2023-10-01" calcext:value-type="date">
            <text:p>10/01/23</text:p>
          </table:table-cell>
          <table:table-cell/>
          <table:table-cell table:style-name="ce11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3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style-name="ce11" office:value-type="date" office:date-value="2023-10-01" calcext:value-type="date">
            <text:p>10/01/23</text:p>
          </table:table-cell>
          <table:table-cell/>
          <table:table-cell table:style-name="ce11" office:value-type="date" office:date-value="2023-10-01" calcext:value-type="date">
            <text:p>10/01/23</text:p>
          </table:table-cell>
          <table:table-cell table:style-name="ce11"/>
          <table:table-cell table:number-columns-repeated="1007"/>
        </table:table-row>
        <table:table-row table:style-name="ro3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1" office:value-type="date" office:date-value="2024-01-01" calcext:value-type="date">
            <text:p>01/01/24</text:p>
          </table:table-cell>
          <table:table-cell/>
          <table:table-cell table:style-name="ce11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3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style-name="ce11" office:value-type="date" office:date-value="2024-01-01" calcext:value-type="date">
            <text:p>01/01/24</text:p>
          </table:table-cell>
          <table:table-cell/>
          <table:table-cell table:style-name="ce11" office:value-type="date" office:date-value="2024-01-01" calcext:value-type="date">
            <text:p>01/01/24</text:p>
          </table:table-cell>
          <table:table-cell table:style-name="ce11"/>
          <table:table-cell table:number-columns-repeated="1007"/>
        </table:table-row>
        <table:table-row table:style-name="ro3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3"/>
          <table:table-cell table:number-columns-repeated="2"/>
          <table:table-cell table:style-name="ce11" office:value-type="date" office:date-value="2024-04-01" calcext:value-type="date">
            <text:p>04/01/24</text:p>
          </table:table-cell>
          <table:table-cell/>
          <table:table-cell table:style-name="ce11" office:value-type="date" office:date-value="2024-04-01" calcext:value-type="date">
            <text:p>04/01/24</text:p>
          </table:table-cell>
          <table:table-cell table:style-name="ce11"/>
          <table:table-cell table:number-columns-repeated="1007"/>
        </table:table-row>
        <table:table-row table:style-name="ro3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3"/>
          <table:table-cell table:number-columns-repeated="4"/>
          <table:table-cell table:style-name="ce11" office:value-type="date" office:date-value="2024-06-30" calcext:value-type="date">
            <text:p>06/30/24</text:p>
          </table:table-cell>
          <table:table-cell table:style-name="ce11"/>
          <table:table-cell table:number-columns-repeated="1007"/>
        </table:table-row>
        <table:table-row table:style-name="ro3">
          <table:table-cell office:value-type="date" office:date-value="2024-10-01" calcext:value-type="date">
            <text:p>Oct 1, 24</text:p>
          </table:table-cell>
          <table:table-cell table:number-columns-repeated="13"/>
          <table:table-cell table:style-name="ce3"/>
          <table:table-cell table:number-columns-repeated="4"/>
          <table:table-cell table:style-name="ce11" office:value-type="date" office:date-value="2024-10-01" calcext:value-type="date">
            <text:p>10/01/24</text:p>
          </table:table-cell>
          <table:table-cell table:style-name="ce11"/>
          <table:table-cell table:number-columns-repeated="1007"/>
        </table:table-row>
        <table:table-row table:style-name="ro3" table:number-rows-repeated="8">
          <table:table-cell table:number-columns-repeated="14"/>
          <table:table-cell table:style-name="ce3"/>
          <table:table-cell table:number-columns-repeated="1013"/>
        </table:table-row>
        <table:table-row table:style-name="ro3" table:number-rows-repeated="1048468">
          <table:table-cell table:number-columns-repeated="1028"/>
        </table:table-row>
        <table:table-row table:style-name="ro3">
          <table:table-cell table:number-columns-repeated="1028"/>
        </table:table-row>
      </table:table>
      <table:table table:name="movie ffn" table:style-name="ta1">
        <table:table-source xlink:type="simple" xlink:href="../../master%20data%20harvest.ods" table:table-name="movie ffn" table:filter-name="calc8"/>
        <table:table-column table:style-name="co1" table:default-cell-style-name="ce15"/>
        <table:table-column table:style-name="co1" table:number-columns-repeated="15" table:default-cell-style-name="ce40"/>
        <table:table-row table:style-name="ro4">
          <table:table-cell table:style-name="ce38" office:value-type="string" calcext:value-type="string">
            <text:p>WBM Date</text:p>
          </table:table-cell>
          <table:table-cell table:style-name="ce39" office:value-type="string" calcext:value-type="string">
            <text:p>Star Wars</text:p>
          </table:table-cell>
          <table:table-cell table:style-name="ce39" office:value-type="string" calcext:value-type="string">
            <text:p>Avengers</text:p>
          </table:table-cell>
          <table:table-cell table:style-name="ce39" office:value-type="string" calcext:value-type="string">
            <text:p>Thor</text:p>
          </table:table-cell>
          <table:table-cell table:style-name="ce39" office:value-type="string" calcext:value-type="string">
            <text:p>Captain America</text:p>
          </table:table-cell>
          <table:table-cell table:style-name="ce39" office:value-type="string" calcext:value-type="string">
            <text:p>Guardians of the Galaxy</text:p>
          </table:table-cell>
          <table:table-cell table:style-name="ce39" office:value-type="string" calcext:value-type="string">
            <office:annotation draw:style-name="gr1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39"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: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: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: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: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: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: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: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9: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0: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1: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2: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3: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4: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5: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6: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7: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8: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9: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0: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1: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2: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3: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4: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5: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6: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7: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8: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9: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0: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1: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2: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3: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4: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5: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6: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7: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8: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9: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0: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1: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2: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3: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4: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5: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6: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7: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8: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9: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0: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1: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2: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3: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4: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5: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6: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7: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8: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9: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0: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1: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2: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3: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4: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5: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6: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7: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8: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9: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0: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1: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2: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3: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4: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5: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6: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7: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8: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9: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0: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1: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2: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3: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4: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5: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6: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7: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8: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9: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90: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91: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92: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93: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'file:///C:/Users/XiaoBaiXueHua/Documents/Fandom/spreadsheets/fandom-migrations/master%20data%20harvest.ods'#$'tv ffn'.S94: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'file:///C:/Users/XiaoBaiXueHua/Documents/Fandom/spreadsheets/fandom-migrations/master%20data%20harvest.ods'#$'tv ffn'.S95: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'file:///C:/Users/XiaoBaiXueHua/Documents/Fandom/spreadsheets/fandom-migrations/master%20data%20harvest.ods'#$'tv ffn'.S96: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table:number-columns-repeated="5"/>
          <table:table-cell table:formula="of:=SUM(['file:///C:/Users/XiaoBaiXueHua/Documents/Fandom/spreadsheets/fandom-migrations/master%20data%20harvest.ods'#$'tv ffn'.S97: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office:value-type="float" office:value="54712" calcext:value-type="float">
            <text:p>54,712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92" calcext:value-type="float">
            <text:p>10,692</text:p>
          </table:table-cell>
          <table:table-cell office:value-type="float" office:value="6865" calcext:value-type="float">
            <text:p>6,865</text:p>
          </table:table-cell>
          <table:table-cell office:value-type="float" office:value="1865" calcext:value-type="float">
            <text:p>1,865</text:p>
          </table:table-cell>
          <table:table-cell table:formula="of:=SUM(['file:///C:/Users/XiaoBaiXueHua/Documents/Fandom/spreadsheets/fandom-migrations/master%20data%20harvest.ods'#$'tv ffn'.S98:.V98]; [.C98:.F98])" office:value-type="float" office:value="78997" calcext:value-type="float">
            <text:p>78,997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office:value-type="float" office:value="54849" calcext:value-type="float">
            <text:p>54,849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81" calcext:value-type="float">
            <text:p>10,681</text:p>
          </table:table-cell>
          <table:table-cell office:value-type="float" office:value="6877" calcext:value-type="float">
            <text:p>6,877</text:p>
          </table:table-cell>
          <table:table-cell office:value-type="float" office:value="1868" calcext:value-type="float">
            <text:p>1,868</text:p>
          </table:table-cell>
          <table:table-cell table:formula="of:=SUM(['file:///C:/Users/XiaoBaiXueHua/Documents/Fandom/spreadsheets/fandom-migrations/master%20data%20harvest.ods'#$'tv ffn'.S99:.V99]; [.C99:.F99])" office:value-type="float" office:value="79010" calcext:value-type="float">
            <text:p>79,010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0]" office:value-type="date" office:date-value="1899-12-30" calcext:value-type="date">
            <text:p>Dec 30, 99</text:p>
          </table:table-cell>
          <table:table-cell table:number-columns-repeated="5"/>
          <table:table-cell table:formula="of:=SUM(['file:///C:/Users/XiaoBaiXueHua/Documents/Fandom/spreadsheets/fandom-migrations/master%20data%20harvest.ods'#$'tv ffn'.S100: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1]" office:value-type="date" office:date-value="1899-12-30" calcext:value-type="date">
            <text:p>Dec 30, 99</text:p>
          </table:table-cell>
          <table:table-cell table:number-columns-repeated="5"/>
          <table:table-cell table:formula="of:=SUM(['file:///C:/Users/XiaoBaiXueHua/Documents/Fandom/spreadsheets/fandom-migrations/master%20data%20harvest.ods'#$'tv ffn'.S101: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2]" office:value-type="date" office:date-value="1899-12-30" calcext:value-type="date">
            <text:p>Dec 30, 99</text:p>
          </table:table-cell>
          <table:table-cell table:number-columns-repeated="5"/>
          <table:table-cell table:formula="of:=SUM(['file:///C:/Users/XiaoBaiXueHua/Documents/Fandom/spreadsheets/fandom-migrations/master%20data%20harvest.ods'#$'tv ffn'.S102: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3]" office:value-type="date" office:date-value="1899-12-30" calcext:value-type="date">
            <text:p>Dec 30, 99</text:p>
          </table:table-cell>
          <table:table-cell table:number-columns-repeated="5"/>
          <table:table-cell table:formula="of:=SUM(['file:///C:/Users/XiaoBaiXueHua/Documents/Fandom/spreadsheets/fandom-migrations/master%20data%20harvest.ods'#$'tv ffn'.S103: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4]" office:value-type="date" office:date-value="1899-12-30" calcext:value-type="date">
            <text:p>Dec 30, 99</text:p>
          </table:table-cell>
          <table:table-cell table:number-columns-repeated="5"/>
          <table:table-cell table:formula="of:=SUM(['file:///C:/Users/XiaoBaiXueHua/Documents/Fandom/spreadsheets/fandom-migrations/master%20data%20harvest.ods'#$'tv ffn'.S104: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5]" office:value-type="date" office:date-value="1899-12-30" calcext:value-type="date">
            <text:p>Dec 30, 99</text:p>
          </table:table-cell>
          <table:table-cell table:number-columns-repeated="5"/>
          <table:table-cell table:formula="of:=SUM(['file:///C:/Users/XiaoBaiXueHua/Documents/Fandom/spreadsheets/fandom-migrations/master%20data%20harvest.ods'#$'tv ffn'.S105: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6]" office:value-type="date" office:date-value="1899-12-30" calcext:value-type="date">
            <text:p>Dec 30, 99</text:p>
          </table:table-cell>
          <table:table-cell table:number-columns-repeated="5"/>
          <table:table-cell table:formula="of:=SUM(['file:///C:/Users/XiaoBaiXueHua/Documents/Fandom/spreadsheets/fandom-migrations/master%20data%20harvest.ods'#$'tv ffn'.S106: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07: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08: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09: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10: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11: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12: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13: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14: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15: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1">
        <table:table-source xlink:type="simple" xlink:href="../../master%20data%20harvest.ods" table:table-name="movie ao3" table:filter-name="calc8"/>
        <table:table-column table:style-name="co1" table:default-cell-style-name="Default"/>
        <table:table-column table:style-name="co1" table:number-columns-repeated="6" table:default-cell-style-name="ce40"/>
        <table:table-row table:style-name="ro4">
          <table:table-cell table:style-name="ce41" office:value-type="string" calcext:value-type="string">
            <text:p>WBM Date</text:p>
          </table:table-cell>
          <table:table-cell table:style-name="ce39" office:value-type="string" calcext:value-type="string">
            <text:p>Star Wars</text:p>
          </table:table-cell>
          <table:table-cell table:style-name="ce39" office:value-type="string" calcext:value-type="string">
            <text:p>Avengers</text:p>
          </table:table-cell>
          <table:table-cell table:style-name="ce39" office:value-type="string" calcext:value-type="string">
            <text:p>Thor</text:p>
          </table:table-cell>
          <table:table-cell table:style-name="ce39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39" office:value-type="string" calcext:value-type="string">
            <text:p>Guardians of the Galaxy</text:p>
          </table:table-cell>
          <table:table-cell table:style-name="ce39" office:value-type="string" calcext:value-type="string">
            <text:p>MCU</text:p>
          </table:table-cell>
        </table:table-row>
        <table:table-row table:style-name="ro3" table:number-rows-repeated="92">
          <table:table-cell table:number-columns-repeated="7"/>
        </table:table-row>
        <table:table-row table:style-name="ro3">
          <table:table-cell table:style-name="ce4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</table:table-row>
        <table:table-row table:style-name="ro3">
          <table:table-cell table:style-name="ce4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</table:table-row>
        <table:table-row table:style-name="ro3">
          <table:table-cell table:style-name="ce15"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</table:table-row>
        <table:table-row table:style-name="ro3">
          <table:table-cell table:style-name="ce15"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office:value-type="float" office:value="260720" calcext:value-type="float">
            <text:p>260,720</text:p>
          </table:table-cell>
          <table:table-cell office:value-type="float" office:value="236473" calcext:value-type="float">
            <text:p>236,473</text:p>
          </table:table-cell>
          <table:table-cell office:value-type="float" office:value="59479" calcext:value-type="float">
            <text:p>59,479</text:p>
          </table:table-cell>
          <table:table-cell office:value-type="float" office:value="124415" calcext:value-type="float">
            <text:p>124,415</text:p>
          </table:table-cell>
          <table:table-cell office:value-type="float" office:value="9700" calcext:value-type="float">
            <text:p>9,700</text:p>
          </table:table-cell>
          <table:table-cell office:value-type="float" office:value="560342" calcext:value-type="float">
            <text:p>560,342</text:p>
          </table:table-cell>
        </table:table-row>
        <table:table-row table:style-name="ro3">
          <table:table-cell table:style-name="ce15"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office:value-type="float" office:value="267303" calcext:value-type="float">
            <text:p>267,303</text:p>
          </table:table-cell>
          <table:table-cell office:value-type="float" office:value="237828" calcext:value-type="float">
            <text:p>237,828</text:p>
          </table:table-cell>
          <table:table-cell office:value-type="float" office:value="59640" calcext:value-type="float">
            <text:p>59,640</text:p>
          </table:table-cell>
          <table:table-cell office:value-type="float" office:value="125256" calcext:value-type="float">
            <text:p>125,256</text:p>
          </table:table-cell>
          <table:table-cell office:value-type="float" office:value="9812" calcext:value-type="float">
            <text:p>9,812</text:p>
          </table:table-cell>
          <table:table-cell office:value-type="float" office:value="565983" calcext:value-type="float">
            <text:p>565,983</text:p>
          </table:table-cell>
        </table:table-row>
        <table:table-row table:style-name="ro3">
          <table:table-cell table:style-name="ce15"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office:value-type="float" office:value="273718" calcext:value-type="float">
            <text:p>273,718</text:p>
          </table:table-cell>
          <table:table-cell office:value-type="float" office:value="239264" calcext:value-type="float">
            <text:p>239,264</text:p>
          </table:table-cell>
          <table:table-cell office:value-type="float" office:value="59901" calcext:value-type="float">
            <text:p>59,901</text:p>
          </table:table-cell>
          <table:table-cell office:value-type="float" office:value="126417" calcext:value-type="float">
            <text:p>126,417</text:p>
          </table:table-cell>
          <table:table-cell office:value-type="float" office:value="9900" calcext:value-type="float">
            <text:p>9,900</text:p>
          </table:table-cell>
          <table:table-cell office:value-type="float" office:value="572979" calcext:value-type="float">
            <text:p>572,979</text:p>
          </table:table-cell>
        </table:table-row>
        <table:table-row table:style-name="ro3">
          <table:table-cell table:style-name="ce15" table:formula="of:=['file:///C:/Users/XiaoBaiXueHua/Documents/Fandom/spreadsheets/fandom-migrations/master%20data%20harvest.ods'#$'Dates Ref'.A10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style-name="ce15" table:formula="of:=['file:///C:/Users/XiaoBaiXueHua/Documents/Fandom/spreadsheets/fandom-migrations/master%20data%20harvest.ods'#$'Dates Ref'.A101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style-name="ce15" table:formula="of:=['file:///C:/Users/XiaoBaiXueHua/Documents/Fandom/spreadsheets/fandom-migrations/master%20data%20harvest.ods'#$'Dates Ref'.A102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style-name="ce15" table:formula="of:=['file:///C:/Users/XiaoBaiXueHua/Documents/Fandom/spreadsheets/fandom-migrations/master%20data%20harvest.ods'#$'Dates Ref'.A103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style-name="ce15" table:formula="of:=['file:///C:/Users/XiaoBaiXueHua/Documents/Fandom/spreadsheets/fandom-migrations/master%20data%20harvest.ods'#$'Dates Ref'.A104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 table:number-rows-repeated="1048471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sqw" table:style-name="ta1">
        <table:table-source xlink:type="simple" xlink:href="../../master%20data%20harvest.ods" table:table-name="movie sqw" table:filter-name="calc8"/>
        <table:table-column table:style-name="co1" table:default-cell-style-name="ce15"/>
        <table:table-column table:style-name="co1" table:number-columns-repeated="6" table:default-cell-style-name="ce40"/>
        <table:table-row table:style-name="ro4">
          <table:table-cell table:style-name="ce38" office:value-type="string" calcext:value-type="string">
            <text:p>WBM Date</text:p>
          </table:table-cell>
          <table:table-cell table:style-name="ce39" office:value-type="string" calcext:value-type="string">
            <text:p>Star Wars</text:p>
          </table:table-cell>
          <table:table-cell table:style-name="ce39" office:value-type="string" calcext:value-type="string">
            <text:p>Avengers</text:p>
          </table:table-cell>
          <table:table-cell table:style-name="ce39" office:value-type="string" calcext:value-type="string">
            <text:p>Thor</text:p>
          </table:table-cell>
          <table:table-cell table:style-name="ce39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39" office:value-type="string" calcext:value-type="string">
            <text:p>Guardians of the Galaxy</text:p>
          </table:table-cell>
          <table:table-cell table:style-name="ce39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office:value-type="float" office:value="570" calcext:value-type="float">
            <text:p>57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56" calcext:value-type="float">
            <text:p>756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office:value-type="float" office:value="660" calcext:value-type="float">
            <text:p>660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816" calcext:value-type="float">
            <text:p>816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10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01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02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03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04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05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06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07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08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09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1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 table:number-rows-repeated="104846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1">
        <table:table-source xlink:type="simple" xlink:href="../../master%20data%20harvest.ods" table:table-name="movie wp" table:filter-name="calc8"/>
        <table:table-column table:style-name="co1" table:default-cell-style-name="ce15"/>
        <table:table-column table:style-name="co1" table:number-columns-repeated="15" table:default-cell-style-name="ce40"/>
        <table:table-row table:style-name="ro4">
          <table:table-cell table:style-name="ce38" office:value-type="string" calcext:value-type="string">
            <text:p>WBM Date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39" office:value-type="string" calcext:value-type="string">
            <text:p>Thor</text:p>
          </table:table-cell>
          <table:table-cell table:style-name="ce39" office:value-type="string" calcext:value-type="string">
            <text:p>Captain America</text:p>
          </table:table-cell>
          <table:table-cell table:style-name="ce39" office:value-type="string" calcext:value-type="string">
            <text:p>Guardians of the Galaxy</text:p>
          </table:table-cell>
          <table:table-cell table:style-name="ce39" office:value-type="string" calcext:value-type="string">
            <office:annotation draw:style-name="gr1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39" table:number-columns-repeated="9"/>
        </table:table-row>
        <table:table-row table:style-name="ro3" table:visibility="collapse" table:number-rows-repeated="88">
          <table:table-cell table:number-columns-repeated="16"/>
        </table:table-row>
        <table:table-row table:style-name="ro3" table:number-rows-repeated="4">
          <table:table-cell table:number-columns-repeated="16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3400" calcext:value-type="float">
            <text:p>33,400</text:p>
          </table:table-cell>
          <table:table-cell office:value-type="float" office:value="81600" calcext:value-type="float">
            <text:p>81,6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3900" calcext:value-type="float">
            <text:p>33,900</text:p>
          </table:table-cell>
          <table:table-cell office:value-type="float" office:value="2600" calcext:value-type="float">
            <text:p>2,600</text:p>
          </table:table-cell>
          <table:table-cell office:value-type="float" office:value="108000" calcext:value-type="float">
            <text:p>108,00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,800</text:p>
          </table:table-cell>
          <table:table-cell office:value-type="float" office:value="81700" calcext:value-type="float">
            <text:p>81,7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09000" calcext:value-type="float">
            <text:p>109,000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,200</text:p>
          </table:table-cell>
          <table:table-cell office:value-type="float" office:value="82000" calcext:value-type="float">
            <text:p>82,000</text:p>
          </table:table-cell>
          <table:table-cell office:value-type="float" office:value="30000" calcext:value-type="float">
            <text:p>30,0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10000" calcext:value-type="float">
            <text:p>110,000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,471</text:p>
          </table:table-cell>
          <table:table-cell office:value-type="float" office:value="61841" calcext:value-type="float">
            <text:p>61,841</text:p>
          </table:table-cell>
          <table:table-cell office:value-type="float" office:value="22550" calcext:value-type="float">
            <text:p>22,550</text:p>
          </table:table-cell>
          <table:table-cell office:value-type="float" office:value="25113" calcext:value-type="float">
            <text:p>25,113</text:p>
          </table:table-cell>
          <table:table-cell office:value-type="float" office:value="2183" calcext:value-type="float">
            <text:p>2,183</text:p>
          </table:table-cell>
          <table:table-cell office:value-type="float" office:value="81114" calcext:value-type="float">
            <text:p>81,114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office:value-type="float" office:value="35191" calcext:value-type="float">
            <text:p>35,191</text:p>
          </table:table-cell>
          <table:table-cell office:value-type="float" office:value="82643" calcext:value-type="float">
            <text:p>82,643</text:p>
          </table:table-cell>
          <table:table-cell office:value-type="float" office:value="30188" calcext:value-type="float">
            <text:p>30,188</text:p>
          </table:table-cell>
          <table:table-cell office:value-type="float" office:value="34307" calcext:value-type="float">
            <text:p>34,307</text:p>
          </table:table-cell>
          <table:table-cell office:value-type="float" office:value="2716" calcext:value-type="float">
            <text:p>2,716</text:p>
          </table:table-cell>
          <table:table-cell office:value-type="float" office:value="112259" calcext:value-type="float">
            <text:p>112,259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0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A101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A102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A103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A104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A105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A106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A107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A108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 table:number-rows-repeated="1048467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harry potter" table:style-name="ta1">
        <office:forms form:automatic-focus="false" form:apply-design-mode="false"/>
        <table:table-column table:style-name="co1" table:default-cell-style-name="ce15"/>
        <table:table-column table:style-name="co1" table:number-columns-repeated="4" table:default-cell-style-name="Default"/>
        <table:table-row table:style-name="ro3">
          <table:table-cell table:formula="of:=[$'Dates Ref'.W1]" office:value-type="string" office:string-value="Books FFN" calcext:value-type="string">
            <text:p>Books FFN</text:p>
          </table:table-cell>
          <table:table-cell office:value-type="string" calcext:value-type="string">
            <text:p>FFN Works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Inc / Month</text:p>
          </table:table-cell>
          <table:table-cell office:value-type="string" calcext:value-type="string">
            <text:p>=</text:p>
          </table:table-cell>
        </table:table-row>
        <table:table-row table:style-name="ro3">
          <table:table-cell table:formula="of:=[$'Dates Ref'.W2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3]" office:value-type="date" office:date-value="2000-05-10" calcext:value-type="date">
            <text:p>May 10, 00</text:p>
          </table:table-cell>
          <table:table-cell table:number-columns-repeated="4"/>
        </table:table-row>
        <table:table-row table:style-name="ro3">
          <table:table-cell table:formula="of:=[$'Dates Ref'.W4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5]" office:value-type="date" office:date-value="2001-06-04" calcext:value-type="date">
            <text:p>Jun 4, 01</text:p>
          </table:table-cell>
          <table:table-cell table:number-columns-repeated="4"/>
        </table:table-row>
        <table:table-row table:style-name="ro3">
          <table:table-cell table:formula="of:=[$'Dates Ref'.W6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7]" office:value-type="date" office:date-value="2001-09-10" calcext:value-type="date">
            <text:p>Sep 10, 01</text:p>
          </table:table-cell>
          <table:table-cell table:number-columns-repeated="4"/>
        </table:table-row>
        <table:table-row table:style-name="ro3">
          <table:table-cell table:formula="of:=[$'Dates Ref'.W8]" office:value-type="date" office:date-value="2001-12-12" calcext:value-type="date">
            <text:p>Dec 12, 01</text:p>
          </table:table-cell>
          <table:table-cell table:number-columns-repeated="4"/>
        </table:table-row>
        <table:table-row table:style-name="ro3">
          <table:table-cell table:formula="of:=[$'Dates Ref'.W9]" office:value-type="date" office:date-value="2002-01-25" calcext:value-type="date">
            <text:p>Jan 25, 02</text:p>
          </table:table-cell>
          <table:table-cell table:number-columns-repeated="4"/>
        </table:table-row>
        <table:table-row table:style-name="ro3">
          <table:table-cell table:formula="of:=[$'Dates Ref'.W10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11]" office:value-type="date" office:date-value="2002-06-01" calcext:value-type="date">
            <text:p>Jun 1, 02</text:p>
          </table:table-cell>
          <table:table-cell table:number-columns-repeated="4"/>
        </table:table-row>
        <table:table-row table:style-name="ro3">
          <table:table-cell table:formula="of:=[$'Dates Ref'.W12]" office:value-type="date" office:date-value="2002-08-10" calcext:value-type="date">
            <text:p>Aug 10, 02</text:p>
          </table:table-cell>
          <table:table-cell table:number-columns-repeated="4"/>
        </table:table-row>
        <table:table-row table:style-name="ro3">
          <table:table-cell table:formula="of:=[$'Dates Ref'.W13]" office:value-type="date" office:date-value="2002-10-17" calcext:value-type="date">
            <text:p>Oct 17, 02</text:p>
          </table:table-cell>
          <table:table-cell table:number-columns-repeated="4"/>
        </table:table-row>
        <table:table-row table:style-name="ro3">
          <table:table-cell table:formula="of:=[$'Dates Ref'.W14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15]" office:value-type="date" office:date-value="2003-02-10" calcext:value-type="date">
            <text:p>Feb 10, 03</text:p>
          </table:table-cell>
          <table:table-cell table:number-columns-repeated="4"/>
        </table:table-row>
        <table:table-row table:style-name="ro3">
          <table:table-cell table:formula="of:=[$'Dates Ref'.W16]" office:value-type="date" office:date-value="2003-03-24" calcext:value-type="date">
            <text:p>Mar 24, 03</text:p>
          </table:table-cell>
          <table:table-cell table:number-columns-repeated="4"/>
        </table:table-row>
        <table:table-row table:style-name="ro3">
          <table:table-cell table:formula="of:=[$'Dates Ref'.W17]" office:value-type="date" office:date-value="2003-06-02" calcext:value-type="date">
            <text:p>Jun 2, 03</text:p>
          </table:table-cell>
          <table:table-cell table:number-columns-repeated="4"/>
        </table:table-row>
        <table:table-row table:style-name="ro3">
          <table:table-cell table:formula="of:=[$'Dates Ref'.W18]" office:value-type="date" office:date-value="2004-04-04" calcext:value-type="date">
            <text:p>Apr 4, 04</text:p>
          </table:table-cell>
          <table:table-cell table:number-columns-repeated="4"/>
        </table:table-row>
        <table:table-row table:style-name="ro3">
          <table:table-cell table:formula="of:=[$'Dates Ref'.W19]" office:value-type="date" office:date-value="2004-06-10" calcext:value-type="date">
            <text:p>Jun 10, 04</text:p>
          </table:table-cell>
          <table:table-cell table:number-columns-repeated="4"/>
        </table:table-row>
        <table:table-row table:style-name="ro3">
          <table:table-cell table:formula="of:=[$'Dates Ref'.W20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21]" office:value-type="date" office:date-value="2004-10-12" calcext:value-type="date">
            <text:p>Oct 12, 04</text:p>
          </table:table-cell>
          <table:table-cell table:number-columns-repeated="4"/>
        </table:table-row>
        <table:table-row table:style-name="ro3">
          <table:table-cell table:formula="of:=[$'Dates Ref'.W22]" office:value-type="date" office:date-value="2004-12-10" calcext:value-type="date">
            <text:p>Dec 10, 04</text:p>
          </table:table-cell>
          <table:table-cell table:number-columns-repeated="4"/>
        </table:table-row>
        <table:table-row table:style-name="ro3">
          <table:table-cell table:formula="of:=[$'Dates Ref'.W23]" office:value-type="date" office:date-value="2005-01-05" calcext:value-type="date">
            <text:p>Jan 5, 05</text:p>
          </table:table-cell>
          <table:table-cell table:number-columns-repeated="4"/>
        </table:table-row>
        <table:table-row table:style-name="ro3">
          <table:table-cell table:formula="of:=[$'Dates Ref'.W24]" office:value-type="date" office:date-value="2005-04-01" calcext:value-type="date">
            <text:p>Apr 1, 05</text:p>
          </table:table-cell>
          <table:table-cell table:number-columns-repeated="4"/>
        </table:table-row>
        <table:table-row table:style-name="ro3">
          <table:table-cell table:formula="of:=[$'Dates Ref'.W25]" office:value-type="date" office:date-value="2006-10-13" calcext:value-type="date">
            <text:p>Oct 13, 06</text:p>
          </table:table-cell>
          <table:table-cell table:number-columns-repeated="4"/>
        </table:table-row>
        <table:table-row table:style-name="ro3">
          <table:table-cell table:formula="of:=[$'Dates Ref'.W26]" office:value-type="date" office:date-value="2007-06-30" calcext:value-type="date">
            <text:p>Jun 30, 07</text:p>
          </table:table-cell>
          <table:table-cell table:number-columns-repeated="4"/>
        </table:table-row>
        <table:table-row table:style-name="ro3">
          <table:table-cell table:formula="of:=[$'Dates Ref'.W27]" office:value-type="date" office:date-value="2007-10-11" calcext:value-type="date">
            <text:p>Oct 11, 07</text:p>
          </table:table-cell>
          <table:table-cell table:number-columns-repeated="4"/>
        </table:table-row>
        <table:table-row table:style-name="ro3">
          <table:table-cell table:formula="of:=[$'Dates Ref'.W28]" office:value-type="date" office:date-value="2009-02-24" calcext:value-type="date">
            <text:p>Feb 24, 09</text:p>
          </table:table-cell>
          <table:table-cell table:number-columns-repeated="4"/>
        </table:table-row>
        <table:table-row table:style-name="ro3">
          <table:table-cell table:formula="of:=[$'Dates Ref'.W29]" office:value-type="date" office:date-value="2009-10-07" calcext:value-type="date">
            <text:p>Oct 7, 09</text:p>
          </table:table-cell>
          <table:table-cell table:number-columns-repeated="4"/>
        </table:table-row>
        <table:table-row table:style-name="ro3">
          <table:table-cell table:formula="of:=[$'Dates Ref'.W30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31]" office:value-type="date" office:date-value="2010-03-28" calcext:value-type="date">
            <text:p>Mar 28, 10</text:p>
          </table:table-cell>
          <table:table-cell table:number-columns-repeated="4"/>
        </table:table-row>
        <table:table-row table:style-name="ro3">
          <table:table-cell table:formula="of:=[$'Dates Ref'.W32]" office:value-type="date" office:date-value="2010-06-12" calcext:value-type="date">
            <text:p>Jun 12, 10</text:p>
          </table:table-cell>
          <table:table-cell table:number-columns-repeated="4"/>
        </table:table-row>
        <table:table-row table:style-name="ro3">
          <table:table-cell table:formula="of:=[$'Dates Ref'.W33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34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35]" office:value-type="date" office:date-value="2010-12-22" calcext:value-type="date">
            <text:p>Dec 22, 10</text:p>
          </table:table-cell>
          <table:table-cell table:number-columns-repeated="4"/>
        </table:table-row>
        <table:table-row table:style-name="ro3">
          <table:table-cell table:formula="of:=[$'Dates Ref'.W36]" office:value-type="date" office:date-value="2011-06-23" calcext:value-type="date">
            <text:p>Jun 23, 11</text:p>
          </table:table-cell>
          <table:table-cell table:number-columns-repeated="4"/>
        </table:table-row>
        <table:table-row table:style-name="ro3">
          <table:table-cell table:formula="of:=[$'Dates Ref'.W37]" office:value-type="date" office:date-value="2011-08-12" calcext:value-type="date">
            <text:p>Aug 12, 11</text:p>
          </table:table-cell>
          <table:table-cell table:number-columns-repeated="4"/>
        </table:table-row>
        <table:table-row table:style-name="ro3">
          <table:table-cell table:formula="of:=[$'Dates Ref'.W38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39]" office:value-type="date" office:date-value="2011-10-18" calcext:value-type="date">
            <text:p>Oct 18, 11</text:p>
          </table:table-cell>
          <table:table-cell table:number-columns-repeated="4"/>
        </table:table-row>
        <table:table-row table:style-name="ro3">
          <table:table-cell table:formula="of:=[$'Dates Ref'.W40]" office:value-type="date" office:date-value="1012-01-14" calcext:value-type="date">
            <text:p>Jan 8, 12</text:p>
          </table:table-cell>
          <table:table-cell table:number-columns-repeated="4"/>
        </table:table-row>
        <table:table-row table:style-name="ro3">
          <table:table-cell table:formula="of:=[$'Dates Ref'.W41]" office:value-type="date" office:date-value="2012-05-05" calcext:value-type="date">
            <text:p>May 5, 12</text:p>
          </table:table-cell>
          <table:table-cell table:number-columns-repeated="4"/>
        </table:table-row>
        <table:table-row table:style-name="ro3">
          <table:table-cell table:formula="of:=[$'Dates Ref'.W42]" office:value-type="date" office:date-value="2012-05-20" calcext:value-type="date">
            <text:p>May 20, 12</text:p>
          </table:table-cell>
          <table:table-cell table:number-columns-repeated="4"/>
        </table:table-row>
        <table:table-row table:style-name="ro3">
          <table:table-cell table:formula="of:=[$'Dates Ref'.W43]" office:value-type="date" office:date-value="2012-06-08" calcext:value-type="date">
            <text:p>Jun 8, 12</text:p>
          </table:table-cell>
          <table:table-cell table:number-columns-repeated="4"/>
        </table:table-row>
        <table:table-row table:style-name="ro3">
          <table:table-cell table:formula="of:=[$'Dates Ref'.W44]" office:value-type="date" office:date-value="2012-07-17" calcext:value-type="date">
            <text:p>Jul 17, 12</text:p>
          </table:table-cell>
          <table:table-cell table:number-columns-repeated="4"/>
        </table:table-row>
        <table:table-row table:style-name="ro3">
          <table:table-cell table:formula="of:=[$'Dates Ref'.W45]" office:value-type="date" office:date-value="2012-10-23" calcext:value-type="date">
            <text:p>Oct 23, 12</text:p>
          </table:table-cell>
          <table:table-cell table:number-columns-repeated="4"/>
        </table:table-row>
        <table:table-row table:style-name="ro3">
          <table:table-cell table:formula="of:=[$'Dates Ref'.W46]" office:value-type="date" office:date-value="2013-01-12" calcext:value-type="date">
            <text:p>Jan 12, 13</text:p>
          </table:table-cell>
          <table:table-cell table:number-columns-repeated="4"/>
        </table:table-row>
        <table:table-row table:style-name="ro3">
          <table:table-cell table:formula="of:=[$'Dates Ref'.W47]" office:value-type="date" office:date-value="2013-04-04" calcext:value-type="date">
            <text:p>Apr 4, 13</text:p>
          </table:table-cell>
          <table:table-cell table:number-columns-repeated="4"/>
        </table:table-row>
        <table:table-row table:style-name="ro3" table:number-rows-repeated="104852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'file:///C:/Users/XiaoBaiXueHua/Documents/Fandom/spreadsheets/fandom-migrations/master%20data%20harvest.ods'#Dates Ref" table:print="false" table:style-name="ta_extref">
        <table:table-source xlink:type="simple" xlink:href="../../master%20data%20harvest.ods" table:table-name="Dates Ref" table:mode="copy-results-only"/>
        <table:table-column table:number-columns-repeated="23"/>
        <table:table-row table:number-rows-repeated="2">
          <table:table-cell table:number-columns-repeated="23"/>
        </table:table-row>
        <table:table-row>
          <table:table-cell table:number-columns-repeated="22"/>
          <table:table-cell table:style-name="ce1" office:value-type="float" office:value="36656">
            <text:p>36656</text:p>
          </table:table-cell>
        </table:table-row>
        <table:table-row>
          <table:table-cell table:number-columns-repeated="23"/>
        </table:table-row>
        <table:table-row>
          <table:table-cell table:number-columns-repeated="22"/>
          <table:table-cell table:style-name="ce1" office:value-type="float" office:value="37046">
            <text:p>37046</text:p>
          </table:table-cell>
        </table:table-row>
        <table:table-row>
          <table:table-cell table:number-columns-repeated="23"/>
        </table:table-row>
        <table:table-row>
          <table:table-cell table:number-columns-repeated="22"/>
          <table:table-cell table:style-name="ce1" office:value-type="float" office:value="37144">
            <text:p>37144</text:p>
          </table:table-cell>
        </table:table-row>
        <table:table-row>
          <table:table-cell table:number-columns-repeated="22"/>
          <table:table-cell table:style-name="ce1" office:value-type="float" office:value="37237">
            <text:p>37237</text:p>
          </table:table-cell>
        </table:table-row>
        <table:table-row>
          <table:table-cell table:number-columns-repeated="22"/>
          <table:table-cell table:style-name="ce1" office:value-type="float" office:value="37281">
            <text:p>37281</text:p>
          </table:table-cell>
        </table:table-row>
        <table:table-row>
          <table:table-cell table:number-columns-repeated="23"/>
        </table:table-row>
        <table:table-row>
          <table:table-cell table:number-columns-repeated="22"/>
          <table:table-cell table:style-name="ce1" office:value-type="float" office:value="37408">
            <text:p>37408</text:p>
          </table:table-cell>
        </table:table-row>
        <table:table-row>
          <table:table-cell table:number-columns-repeated="22"/>
          <table:table-cell table:style-name="ce1" office:value-type="float" office:value="37478">
            <text:p>37478</text:p>
          </table:table-cell>
        </table:table-row>
        <table:table-row>
          <table:table-cell table:number-columns-repeated="22"/>
          <table:table-cell table:style-name="ce1" office:value-type="float" office:value="37546">
            <text:p>37546</text:p>
          </table:table-cell>
        </table:table-row>
        <table:table-row>
          <table:table-cell table:number-columns-repeated="23"/>
        </table:table-row>
        <table:table-row>
          <table:table-cell table:number-columns-repeated="22"/>
          <table:table-cell table:style-name="ce1" office:value-type="float" office:value="37662">
            <text:p>37662</text:p>
          </table:table-cell>
        </table:table-row>
        <table:table-row>
          <table:table-cell table:number-columns-repeated="22"/>
          <table:table-cell table:style-name="ce1" office:value-type="float" office:value="37704">
            <text:p>37704</text:p>
          </table:table-cell>
        </table:table-row>
        <table:table-row>
          <table:table-cell table:number-columns-repeated="22"/>
          <table:table-cell table:style-name="ce1" office:value-type="float" office:value="37774">
            <text:p>37774</text:p>
          </table:table-cell>
        </table:table-row>
        <table:table-row>
          <table:table-cell table:number-columns-repeated="22"/>
          <table:table-cell table:style-name="ce1" office:value-type="float" office:value="38081">
            <text:p>38081</text:p>
          </table:table-cell>
        </table:table-row>
        <table:table-row>
          <table:table-cell table:number-columns-repeated="22"/>
          <table:table-cell table:style-name="ce1" office:value-type="float" office:value="38148">
            <text:p>38148</text:p>
          </table:table-cell>
        </table:table-row>
        <table:table-row>
          <table:table-cell table:number-columns-repeated="23"/>
        </table:table-row>
        <table:table-row>
          <table:table-cell table:number-columns-repeated="22"/>
          <table:table-cell table:style-name="ce1" office:value-type="float" office:value="38272">
            <text:p>38272</text:p>
          </table:table-cell>
        </table:table-row>
        <table:table-row>
          <table:table-cell table:number-columns-repeated="22"/>
          <table:table-cell table:style-name="ce1" office:value-type="float" office:value="38331">
            <text:p>38331</text:p>
          </table:table-cell>
        </table:table-row>
        <table:table-row>
          <table:table-cell table:number-columns-repeated="22"/>
          <table:table-cell table:style-name="ce1" office:value-type="float" office:value="38357">
            <text:p>38357</text:p>
          </table:table-cell>
        </table:table-row>
        <table:table-row>
          <table:table-cell table:number-columns-repeated="22"/>
          <table:table-cell table:style-name="ce1" office:value-type="float" office:value="38443">
            <text:p>38443</text:p>
          </table:table-cell>
        </table:table-row>
        <table:table-row>
          <table:table-cell table:number-columns-repeated="22"/>
          <table:table-cell table:style-name="ce1" office:value-type="float" office:value="39003">
            <text:p>39003</text:p>
          </table:table-cell>
        </table:table-row>
        <table:table-row>
          <table:table-cell table:number-columns-repeated="22"/>
          <table:table-cell table:style-name="ce1" office:value-type="float" office:value="39263">
            <text:p>39263</text:p>
          </table:table-cell>
        </table:table-row>
        <table:table-row>
          <table:table-cell table:number-columns-repeated="22"/>
          <table:table-cell table:style-name="ce1" office:value-type="float" office:value="39366">
            <text:p>39366</text:p>
          </table:table-cell>
        </table:table-row>
        <table:table-row>
          <table:table-cell table:number-columns-repeated="22"/>
          <table:table-cell table:style-name="ce1" office:value-type="float" office:value="39868">
            <text:p>39868</text:p>
          </table:table-cell>
        </table:table-row>
        <table:table-row>
          <table:table-cell table:number-columns-repeated="22"/>
          <table:table-cell table:style-name="ce1" office:value-type="float" office:value="40093">
            <text:p>40093</text:p>
          </table:table-cell>
        </table:table-row>
        <table:table-row>
          <table:table-cell table:number-columns-repeated="23"/>
        </table:table-row>
        <table:table-row>
          <table:table-cell table:number-columns-repeated="22"/>
          <table:table-cell table:style-name="ce1" office:value-type="float" office:value="40265">
            <text:p>40265</text:p>
          </table:table-cell>
        </table:table-row>
        <table:table-row>
          <table:table-cell table:number-columns-repeated="22"/>
          <table:table-cell table:style-name="ce1" office:value-type="float" office:value="40341">
            <text:p>40341</text:p>
          </table:table-cell>
        </table:table-row>
        <table:table-row table:number-rows-repeated="2">
          <table:table-cell table:number-columns-repeated="23"/>
        </table:table-row>
        <table:table-row>
          <table:table-cell table:number-columns-repeated="22"/>
          <table:table-cell table:style-name="ce1" office:value-type="float" office:value="40534">
            <text:p>40534</text:p>
          </table:table-cell>
        </table:table-row>
        <table:table-row>
          <table:table-cell table:number-columns-repeated="22"/>
          <table:table-cell table:style-name="ce1" office:value-type="float" office:value="40717">
            <text:p>40717</text:p>
          </table:table-cell>
        </table:table-row>
        <table:table-row>
          <table:table-cell table:number-columns-repeated="22"/>
          <table:table-cell table:style-name="ce1" office:value-type="float" office:value="40767">
            <text:p>40767</text:p>
          </table:table-cell>
        </table:table-row>
        <table:table-row>
          <table:table-cell table:number-columns-repeated="23"/>
        </table:table-row>
        <table:table-row>
          <table:table-cell table:number-columns-repeated="22"/>
          <table:table-cell table:style-name="ce1" office:value-type="float" office:value="40834">
            <text:p>40834</text:p>
          </table:table-cell>
        </table:table-row>
        <table:table-row>
          <table:table-cell table:number-columns-repeated="22"/>
          <table:table-cell table:style-name="ce1" office:value-type="float" office:value="-324321">
            <text:p>-324321</text:p>
          </table:table-cell>
        </table:table-row>
        <table:table-row>
          <table:table-cell table:number-columns-repeated="22"/>
          <table:table-cell table:style-name="ce1" office:value-type="float" office:value="41034">
            <text:p>41034</text:p>
          </table:table-cell>
        </table:table-row>
        <table:table-row>
          <table:table-cell table:number-columns-repeated="22"/>
          <table:table-cell table:style-name="ce1" office:value-type="float" office:value="41049">
            <text:p>41049</text:p>
          </table:table-cell>
        </table:table-row>
        <table:table-row>
          <table:table-cell table:number-columns-repeated="22"/>
          <table:table-cell table:style-name="ce1" office:value-type="float" office:value="41068">
            <text:p>41068</text:p>
          </table:table-cell>
        </table:table-row>
        <table:table-row>
          <table:table-cell table:number-columns-repeated="22"/>
          <table:table-cell table:style-name="ce1" office:value-type="float" office:value="41107">
            <text:p>41107</text:p>
          </table:table-cell>
        </table:table-row>
        <table:table-row>
          <table:table-cell table:number-columns-repeated="22"/>
          <table:table-cell table:style-name="ce1" office:value-type="float" office:value="41205">
            <text:p>41205</text:p>
          </table:table-cell>
        </table:table-row>
        <table:table-row>
          <table:table-cell table:number-columns-repeated="22"/>
          <table:table-cell table:style-name="ce1" office:value-type="float" office:value="41286">
            <text:p>41286</text:p>
          </table:table-cell>
        </table:table-row>
        <table:table-row>
          <table:table-cell table:number-columns-repeated="22"/>
          <table:table-cell table:style-name="ce1" office:value-type="float" office:value="41368">
            <text:p>41368</text:p>
          </table:table-cell>
        </table:table-row>
        <table:table-row>
          <table:table-cell table:number-columns-repeated="23"/>
        </table:table-row>
        <table:table-row>
          <table:table-cell table:number-columns-repeated="22"/>
          <table:table-cell table:style-name="ce1" office:value-type="float" office:value="41556">
            <text:p>41556</text:p>
          </table:table-cell>
        </table:table-row>
        <table:table-row>
          <table:table-cell table:number-columns-repeated="22"/>
          <table:table-cell table:style-name="ce1" office:value-type="float" office:value="41606">
            <text:p>41606</text:p>
          </table:table-cell>
        </table:table-row>
        <table:table-row>
          <table:table-cell table:number-columns-repeated="22"/>
          <table:table-cell table:style-name="ce1" office:value-type="float" office:value="41661">
            <text:p>41661</text:p>
          </table:table-cell>
        </table:table-row>
        <table:table-row>
          <table:table-cell table:number-columns-repeated="22"/>
          <table:table-cell table:style-name="ce1" office:value-type="float" office:value="41736">
            <text:p>41736</text:p>
          </table:table-cell>
        </table:table-row>
        <table:table-row>
          <table:table-cell table:number-columns-repeated="22"/>
          <table:table-cell table:style-name="ce1" office:value-type="float" office:value="41823">
            <text:p>41823</text:p>
          </table:table-cell>
        </table:table-row>
        <table:table-row>
          <table:table-cell table:number-columns-repeated="22"/>
          <table:table-cell table:style-name="ce1" office:value-type="float" office:value="41916">
            <text:p>41916</text:p>
          </table:table-cell>
        </table:table-row>
        <table:table-row>
          <table:table-cell table:number-columns-repeated="22"/>
          <table:table-cell table:style-name="ce1" office:value-type="float" office:value="42020">
            <text:p>42020</text:p>
          </table:table-cell>
        </table:table-row>
        <table:table-row>
          <table:table-cell table:number-columns-repeated="22"/>
          <table:table-cell table:style-name="ce1" office:value-type="float" office:value="42150">
            <text:p>42150</text:p>
          </table:table-cell>
        </table:table-row>
        <table:table-row>
          <table:table-cell table:number-columns-repeated="22"/>
          <table:table-cell table:style-name="ce1" office:value-type="float" office:value="42178">
            <text:p>42178</text:p>
          </table:table-cell>
        </table:table-row>
        <table:table-row>
          <table:table-cell table:number-columns-repeated="22"/>
          <table:table-cell table:style-name="ce1" office:value-type="float" office:value="42229">
            <text:p>42229</text:p>
          </table:table-cell>
        </table:table-row>
        <table:table-row>
          <table:table-cell table:number-columns-repeated="22"/>
          <table:table-cell table:style-name="ce1" office:value-type="float" office:value="42292">
            <text:p>42292</text:p>
          </table:table-cell>
        </table:table-row>
        <table:table-row table:number-rows-repeated="36">
          <table:table-cell table:number-columns-repeated="23"/>
        </table:table-row>
        <table:table-row>
          <table:table-cell table:style-name="ce1" office:value-type="float" office:value="45292">
            <text:p>45292</text:p>
          </table:table-cell>
        </table:table-row>
        <table:table-row>
          <table:table-cell table:style-name="ce1" office:value-type="float" office:value="45383">
            <text:p>45383</text:p>
          </table:table-cell>
        </table:table-row>
        <table:table-row>
          <table:table-cell table:style-name="ce1" office:value-type="float" office:value="45473">
            <text:p>45473</text:p>
          </table:table-cell>
        </table:table-row>
        <table:table-row>
          <table:table-cell table:style-name="ce1" office:value-type="float" office:value="45566">
            <text:p>45566</text:p>
          </table:table-cell>
        </table:table-row>
      </table:table>
      <table:table table:name="'file:///C:/Users/XiaoBaiXueHua/Documents/Fandom/spreadsheets/fandom-migrations/master%20data%20harvest.ods'#tv ffn" table:print="false" table:style-name="ta_extref">
        <table:table-source xlink:type="simple" xlink:href="../../master%20data%20harvest.ods" table:table-name="tv ffn" table:mode="copy-results-only"/>
        <table:table-column table:number-columns-repeated="22"/>
        <table:table-row table:number-rows-repeated="93">
          <table:table-cell table:number-columns-repeated="22"/>
        </table:table-row>
        <table:table-row>
          <table:table-cell table:number-columns-repeated="18"/>
          <table:table-cell table:style-name="ce1" office:value-type="float" office:value="8052">
            <text:p>8052</text:p>
          </table:table-cell>
          <table:table-cell table:style-name="ce1" office:value-type="float" office:value="825">
            <text:p>825</text:p>
          </table:table-cell>
          <table:table-cell table:style-name="ce1" office:value-type="float" office:value="1094">
            <text:p>1094</text:p>
          </table:table-cell>
          <table:table-cell table:style-name="ce1" office:value-type="float" office:value="219">
            <text:p>219</text:p>
          </table:table-cell>
        </table:table-row>
        <table:table-row>
          <table:table-cell table:number-columns-repeated="18"/>
          <table:table-cell table:style-name="ce1" office:value-type="float" office:value="8043">
            <text:p>8043</text:p>
          </table:table-cell>
          <table:table-cell table:style-name="ce1" office:value-type="float" office:value="827">
            <text:p>827</text:p>
          </table:table-cell>
          <table:table-cell table:style-name="ce1" office:value-type="float" office:value="1101">
            <text:p>1101</text:p>
          </table:table-cell>
          <table:table-cell table:style-name="ce1" office:value-type="float" office:value="207">
            <text:p>207</text:p>
          </table:table-cell>
        </table:table-row>
        <table:table-row>
          <table:table-cell table:number-columns-repeated="18"/>
          <table:table-cell table:style-name="ce1" office:value-type="float" office:value="8034">
            <text:p>8034</text:p>
          </table:table-cell>
          <table:table-cell table:style-name="ce1" office:value-type="float" office:value="842">
            <text:p>842</text:p>
          </table:table-cell>
          <table:table-cell table:style-name="ce1" office:value-type="float" office:value="1105">
            <text:p>1105</text:p>
          </table:table-cell>
          <table:table-cell table:style-name="ce1" office:value-type="float" office:value="218">
            <text:p>218</text:p>
          </table:table-cell>
        </table:table-row>
        <table:table-row>
          <table:table-cell table:number-columns-repeated="22"/>
        </table:table-row>
        <table:table-row>
          <table:table-cell table:number-columns-repeated="18"/>
          <table:table-cell table:style-name="ce1" office:value-type="float" office:value="8023">
            <text:p>8023</text:p>
          </table:table-cell>
          <table:table-cell table:style-name="ce1" office:value-type="float" office:value="831">
            <text:p>831</text:p>
          </table:table-cell>
          <table:table-cell table:style-name="ce1" office:value-type="float" office:value="1105">
            <text:p>1105</text:p>
          </table:table-cell>
          <table:table-cell table:style-name="ce1" office:value-type="float" office:value="208">
            <text:p>208</text:p>
          </table:table-cell>
        </table:table-row>
        <table:table-row>
          <table:table-cell table:number-columns-repeated="18"/>
          <table:table-cell table:style-name="ce1" office:value-type="float" office:value="8031">
            <text:p>8031</text:p>
          </table:table-cell>
          <table:table-cell table:style-name="ce1" office:value-type="float" office:value="831">
            <text:p>831</text:p>
          </table:table-cell>
          <table:table-cell table:style-name="ce1" office:value-type="float" office:value="1105">
            <text:p>1105</text:p>
          </table:table-cell>
          <table:table-cell table:style-name="ce1" office:value-type="float" office:value="209">
            <text:p>2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02:50:40.390000000</meta:creation-date>
    <dc:date>2024-10-07T02:53:16.227000000</dc:date>
    <meta:editing-duration>PT2M35S</meta:editing-duration>
    <meta:editing-cycles>2</meta:editing-cycles>
    <meta:generator>LibreOffice/24.8.1.2$Windows_X86_64 LibreOffice_project/87fa9aec1a63e70835390b81c40bb8993f1d4ff6</meta:generator>
    <meta:document-statistic meta:table-count="6" meta:cell-count="1395" meta:object-count="0"/>
  </office:meta>
</office:document-meta>
</file>